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5" table:number-columns-repeated="16274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7-01T00:00:00" table:style-name="ce5">
            <text:p>2019/7/1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44025" table:style-name="ce6">
            <text:p>44,025<text:s/></text:p>
          </table:table-cell>
          <table:table-cell office:value-type="float" office:value="45260" table:style-name="ce6">
            <text:p>45,260<text:s/></text:p>
          </table:table-cell>
          <table:table-cell office:value-type="float" office:value="25382" table:style-name="ce6">
            <text:p>25,382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27591" table:style-name="ce6">
            <text:p>27,591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33879" table:style-name="ce6">
            <text:p>33,879<text:s/></text:p>
          </table:table-cell>
          <table:table-cell office:value-type="float" office:value="27957" table:style-name="ce6">
            <text:p>27,957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37705" table:style-name="ce6">
            <text:p>37,705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25930" table:style-name="ce6">
            <text:p>25,930<text:s/></text:p>
          </table:table-cell>
          <table:table-cell office:value-type="float" office:value="21400" table:style-name="ce6">
            <text:p>21,400<text:s/></text:p>
          </table:table-cell>
          <table:table-cell office:value-type="float" office:value="27188" table:style-name="ce6">
            <text:p>27,188<text:s/></text:p>
          </table:table-cell>
          <table:table-cell office:value-type="float" office:value="148541" table:style-name="ce6">
            <text:p>148,541<text:s/></text:p>
          </table:table-cell>
          <table:table-cell office:value-type="float" office:value="40767" table:style-name="ce6">
            <text:p>40,767<text:s/></text:p>
          </table:table-cell>
          <table:table-cell office:value-type="float" office:value="25632" table:style-name="ce6">
            <text:p>25,632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25789" table:style-name="ce6">
            <text:p>25,789<text:s/></text:p>
          </table:table-cell>
          <table:table-cell office:value-type="float" office:value="27801" table:style-name="ce6">
            <text:p>27,801<text:s/></text:p>
          </table:table-cell>
          <table:table-cell office:value-type="float" office:value="27158" table:style-name="ce6">
            <text:p>27,158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32022" table:style-name="ce6">
            <text:p>32,022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18277" table:style-name="ce6">
            <text:p>18,277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33031" table:style-name="ce6">
            <text:p>33,031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22191" table:style-name="ce6">
            <text:p>22,191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28068" table:style-name="ce6">
            <text:p>28,068<text:s/></text:p>
          </table:table-cell>
          <table:table-cell office:value-type="float" office:value="43222" table:style-name="ce6">
            <text:p>43,222<text:s/></text:p>
          </table:table-cell>
          <table:table-cell office:value-type="float" office:value="40118" table:style-name="ce6">
            <text:p>40,118<text:s/></text:p>
          </table:table-cell>
          <table:table-cell office:value-type="float" office:value="26863" table:style-name="ce6">
            <text:p>26,863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72138" table:style-name="ce6">
            <text:p>72,138<text:s/></text:p>
          </table:table-cell>
          <table:table-cell office:value-type="float" office:value="22141" table:style-name="ce6">
            <text:p>22,141<text:s/></text:p>
          </table:table-cell>
          <table:table-cell office:value-type="float" office:value="32521" table:style-name="ce6">
            <text:p>32,521<text:s/></text:p>
          </table:table-cell>
          <table:table-cell office:value-type="float" office:value="37005" table:style-name="ce6">
            <text:p>37,005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64592" table:style-name="ce6">
            <text:p>64,592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5425" table:style-name="ce6">
            <text:p>15,425<text:s/></text:p>
          </table:table-cell>
          <table:table-cell office:value-type="float" office:value="17679" table:style-name="ce6">
            <text:p>17,679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32343" table:style-name="ce6">
            <text:p>32,343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42713" table:style-name="ce6">
            <text:p>42,713<text:s/></text:p>
          </table:table-cell>
          <table:table-cell office:value-type="float" office:value="24697" table:style-name="ce6">
            <text:p>24,697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30032" table:style-name="ce6">
            <text:p>30,032<text:s/></text:p>
          </table:table-cell>
          <table:table-cell office:value-type="float" office:value="24977" table:style-name="ce6">
            <text:p>24,977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8854" table:style-name="ce6">
            <text:p>8,854<text:s/></text:p>
          </table:table-cell>
          <table:table-cell table:number-columns-repeated="16275"/>
        </table:table-row>
        <table:table-row table:style-name="ro2">
          <table:table-cell office:value-type="date" office:date-value="2019-07-02T00:00:00" table:style-name="ce5">
            <text:p>2019/7/2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15020" table:style-name="ce6">
            <text:p>15,020<text:s/></text:p>
          </table:table-cell>
          <table:table-cell office:value-type="float" office:value="44530" table:style-name="ce6">
            <text:p>44,530<text:s/></text:p>
          </table:table-cell>
          <table:table-cell office:value-type="float" office:value="45969" table:style-name="ce6">
            <text:p>45,969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17102" table:style-name="ce6">
            <text:p>17,102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28328" table:style-name="ce6">
            <text:p>28,328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21581" table:style-name="ce6">
            <text:p>21,581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34706" table:style-name="ce6">
            <text:p>34,706<text:s/></text:p>
          </table:table-cell>
          <table:table-cell office:value-type="float" office:value="28635" table:style-name="ce6">
            <text:p>28,635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37943" table:style-name="ce6">
            <text:p>37,943<text:s/></text:p>
          </table:table-cell>
          <table:table-cell office:value-type="float" office:value="28108" table:style-name="ce6">
            <text:p>28,108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145434" table:style-name="ce6">
            <text:p>145,434<text:s/></text:p>
          </table:table-cell>
          <table:table-cell office:value-type="float" office:value="40721" table:style-name="ce6">
            <text:p>40,721<text:s/></text:p>
          </table:table-cell>
          <table:table-cell office:value-type="float" office:value="24553" table:style-name="ce6">
            <text:p>24,553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24990" table:style-name="ce6">
            <text:p>24,990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31278" table:style-name="ce6">
            <text:p>31,278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29197" table:style-name="ce6">
            <text:p>29,197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21947" table:style-name="ce6">
            <text:p>21,947<text:s/></text:p>
          </table:table-cell>
          <table:table-cell office:value-type="float" office:value="23449" table:style-name="ce6">
            <text:p>23,449<text:s/></text:p>
          </table:table-cell>
          <table:table-cell office:value-type="float" office:value="27754" table:style-name="ce6">
            <text:p>27,754<text:s/></text:p>
          </table:table-cell>
          <table:table-cell office:value-type="float" office:value="45131" table:style-name="ce6">
            <text:p>45,131<text:s/></text:p>
          </table:table-cell>
          <table:table-cell office:value-type="float" office:value="40559" table:style-name="ce6">
            <text:p>40,559<text:s/></text:p>
          </table:table-cell>
          <table:table-cell office:value-type="float" office:value="26341" table:style-name="ce6">
            <text:p>26,341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67474" table:style-name="ce6">
            <text:p>67,474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31710" table:style-name="ce6">
            <text:p>31,710<text:s/></text:p>
          </table:table-cell>
          <table:table-cell office:value-type="float" office:value="36710" table:style-name="ce6">
            <text:p>36,710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64168" table:style-name="ce6">
            <text:p>64,168<text:s/></text:p>
          </table:table-cell>
          <table:table-cell office:value-type="float" office:value="19370" table:style-name="ce6">
            <text:p>19,370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8317" table:style-name="ce6">
            <text:p>18,317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31139" table:style-name="ce6">
            <text:p>31,139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43410" table:style-name="ce6">
            <text:p>43,410<text:s/></text:p>
          </table:table-cell>
          <table:table-cell office:value-type="float" office:value="26325" table:style-name="ce6">
            <text:p>26,325<text:s/></text:p>
          </table:table-cell>
          <table:table-cell office:value-type="float" office:value="25754" table:style-name="ce6">
            <text:p>25,754<text:s/></text:p>
          </table:table-cell>
          <table:table-cell office:value-type="float" office:value="24515" table:style-name="ce6">
            <text:p>24,515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7732" table:style-name="ce6">
            <text:p>17,732<text:s/></text:p>
          </table:table-cell>
          <table:table-cell office:value-type="float" office:value="29875" table:style-name="ce6">
            <text:p>29,875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8731" table:style-name="ce6">
            <text:p>8,731<text:s/></text:p>
          </table:table-cell>
          <table:table-cell table:number-columns-repeated="16275"/>
        </table:table-row>
        <table:table-row table:style-name="ro2">
          <table:table-cell office:value-type="date" office:date-value="2019-07-03T00:00:00" table:style-name="ce5">
            <text:p>2019/7/3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46412" table:style-name="ce6">
            <text:p>46,412<text:s/></text:p>
          </table:table-cell>
          <table:table-cell office:value-type="float" office:value="47304" table:style-name="ce6">
            <text:p>47,304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4290" table:style-name="ce6">
            <text:p>14,290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17328" table:style-name="ce6">
            <text:p>17,328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28781" table:style-name="ce6">
            <text:p>28,781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16671" table:style-name="ce6">
            <text:p>16,671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28942" table:style-name="ce6">
            <text:p>28,942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36269" table:style-name="ce6">
            <text:p>36,269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38666" table:style-name="ce6">
            <text:p>38,666<text:s/></text:p>
          </table:table-cell>
          <table:table-cell office:value-type="float" office:value="28175" table:style-name="ce6">
            <text:p>28,175<text:s/></text:p>
          </table:table-cell>
          <table:table-cell office:value-type="float" office:value="26702" table:style-name="ce6">
            <text:p>26,702<text:s/></text:p>
          </table:table-cell>
          <table:table-cell office:value-type="float" office:value="21960" table:style-name="ce6">
            <text:p>21,960<text:s/></text:p>
          </table:table-cell>
          <table:table-cell office:value-type="float" office:value="27679" table:style-name="ce6">
            <text:p>27,679<text:s/></text:p>
          </table:table-cell>
          <table:table-cell office:value-type="float" office:value="148177" table:style-name="ce6">
            <text:p>148,177<text:s/></text:p>
          </table:table-cell>
          <table:table-cell office:value-type="float" office:value="43157" table:style-name="ce6">
            <text:p>43,157<text:s/></text:p>
          </table:table-cell>
          <table:table-cell office:value-type="float" office:value="26075" table:style-name="ce6">
            <text:p>26,075<text:s/></text:p>
          </table:table-cell>
          <table:table-cell office:value-type="float" office:value="23955" table:style-name="ce6">
            <text:p>23,955<text:s/></text:p>
          </table:table-cell>
          <table:table-cell office:value-type="float" office:value="26930" table:style-name="ce6">
            <text:p>26,930<text:s/></text:p>
          </table:table-cell>
          <table:table-cell office:value-type="float" office:value="28069" table:style-name="ce6">
            <text:p>28,069<text:s/></text:p>
          </table:table-cell>
          <table:table-cell office:value-type="float" office:value="28542" table:style-name="ce6">
            <text:p>28,542<text:s/></text:p>
          </table:table-cell>
          <table:table-cell office:value-type="float" office:value="24003" table:style-name="ce6">
            <text:p>24,003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33192" table:style-name="ce6">
            <text:p>33,192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30699" table:style-name="ce6">
            <text:p>30,699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23712" table:style-name="ce6">
            <text:p>23,712<text:s/></text:p>
          </table:table-cell>
          <table:table-cell office:value-type="float" office:value="29011" table:style-name="ce6">
            <text:p>29,011<text:s/></text:p>
          </table:table-cell>
          <table:table-cell office:value-type="float" office:value="44953" table:style-name="ce6">
            <text:p>44,953<text:s/></text:p>
          </table:table-cell>
          <table:table-cell office:value-type="float" office:value="41396" table:style-name="ce6">
            <text:p>41,396<text:s/></text:p>
          </table:table-cell>
          <table:table-cell office:value-type="float" office:value="27719" table:style-name="ce6">
            <text:p>27,719<text:s/></text:p>
          </table:table-cell>
          <table:table-cell office:value-type="float" office:value="29871" table:style-name="ce6">
            <text:p>29,871<text:s/></text:p>
          </table:table-cell>
          <table:table-cell office:value-type="float" office:value="78267" table:style-name="ce6">
            <text:p>78,267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34278" table:style-name="ce6">
            <text:p>34,278<text:s/></text:p>
          </table:table-cell>
          <table:table-cell office:value-type="float" office:value="38689" table:style-name="ce6">
            <text:p>38,689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66669" table:style-name="ce6">
            <text:p>66,669<text:s/></text:p>
          </table:table-cell>
          <table:table-cell office:value-type="float" office:value="20043" table:style-name="ce6">
            <text:p>20,043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18300" table:style-name="ce6">
            <text:p>18,300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31984" table:style-name="ce6">
            <text:p>31,984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13662" table:style-name="ce6">
            <text:p>13,662<text:s/></text:p>
          </table:table-cell>
          <table:table-cell office:value-type="float" office:value="45741" table:style-name="ce6">
            <text:p>45,741<text:s/></text:p>
          </table:table-cell>
          <table:table-cell office:value-type="float" office:value="28382" table:style-name="ce6">
            <text:p>28,382<text:s/></text:p>
          </table:table-cell>
          <table:table-cell office:value-type="float" office:value="26928" table:style-name="ce6">
            <text:p>26,928<text:s/></text:p>
          </table:table-cell>
          <table:table-cell office:value-type="float" office:value="26322" table:style-name="ce6">
            <text:p>26,322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32214" table:style-name="ce6">
            <text:p>32,214<text:s/></text:p>
          </table:table-cell>
          <table:table-cell office:value-type="float" office:value="26267" table:style-name="ce6">
            <text:p>26,267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8780" table:style-name="ce6">
            <text:p>8,780<text:s/></text:p>
          </table:table-cell>
          <table:table-cell table:number-columns-repeated="16275"/>
        </table:table-row>
        <table:table-row table:style-name="ro2">
          <table:table-cell office:value-type="date" office:date-value="2019-07-04T00:00:00" table:style-name="ce5">
            <text:p>2019/7/4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15656" table:style-name="ce6">
            <text:p>15,656<text:s/></text:p>
          </table:table-cell>
          <table:table-cell office:value-type="float" office:value="46430" table:style-name="ce6">
            <text:p>46,430<text:s/></text:p>
          </table:table-cell>
          <table:table-cell office:value-type="float" office:value="48283" table:style-name="ce6">
            <text:p>48,283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28978" table:style-name="ce6">
            <text:p>28,978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7669" table:style-name="ce6">
            <text:p>17,669<text:s/></text:p>
          </table:table-cell>
          <table:table-cell office:value-type="float" office:value="21793" table:style-name="ce6">
            <text:p>21,793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28933" table:style-name="ce6">
            <text:p>28,933<text:s/></text:p>
          </table:table-cell>
          <table:table-cell office:value-type="float" office:value="19250" table:style-name="ce6">
            <text:p>19,250<text:s/></text:p>
          </table:table-cell>
          <table:table-cell office:value-type="float" office:value="35258" table:style-name="ce6">
            <text:p>35,258<text:s/></text:p>
          </table:table-cell>
          <table:table-cell office:value-type="float" office:value="29026" table:style-name="ce6">
            <text:p>29,026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8547" table:style-name="ce6">
            <text:p>38,547<text:s/></text:p>
          </table:table-cell>
          <table:table-cell office:value-type="float" office:value="28855" table:style-name="ce6">
            <text:p>28,855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27928" table:style-name="ce6">
            <text:p>27,928<text:s/></text:p>
          </table:table-cell>
          <table:table-cell office:value-type="float" office:value="153031" table:style-name="ce6">
            <text:p>153,031<text:s/></text:p>
          </table:table-cell>
          <table:table-cell office:value-type="float" office:value="43825" table:style-name="ce6">
            <text:p>43,825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23823" table:style-name="ce6">
            <text:p>23,823<text:s/></text:p>
          </table:table-cell>
          <table:table-cell office:value-type="float" office:value="26732" table:style-name="ce6">
            <text:p>26,732<text:s/></text:p>
          </table:table-cell>
          <table:table-cell office:value-type="float" office:value="29272" table:style-name="ce6">
            <text:p>29,272<text:s/></text:p>
          </table:table-cell>
          <table:table-cell office:value-type="float" office:value="27784" table:style-name="ce6">
            <text:p>27,784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32433" table:style-name="ce6">
            <text:p>32,433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18019" table:style-name="ce6">
            <text:p>18,019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31402" table:style-name="ce6">
            <text:p>31,402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21952" table:style-name="ce6">
            <text:p>21,952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28812" table:style-name="ce6">
            <text:p>28,812<text:s/></text:p>
          </table:table-cell>
          <table:table-cell office:value-type="float" office:value="44915" table:style-name="ce6">
            <text:p>44,915<text:s/></text:p>
          </table:table-cell>
          <table:table-cell office:value-type="float" office:value="41152" table:style-name="ce6">
            <text:p>41,152<text:s/></text:p>
          </table:table-cell>
          <table:table-cell office:value-type="float" office:value="27392" table:style-name="ce6">
            <text:p>27,392<text:s/></text:p>
          </table:table-cell>
          <table:table-cell office:value-type="float" office:value="29260" table:style-name="ce6">
            <text:p>29,260<text:s/></text:p>
          </table:table-cell>
          <table:table-cell office:value-type="float" office:value="76204" table:style-name="ce6">
            <text:p>76,204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34222" table:style-name="ce6">
            <text:p>34,222<text:s/></text:p>
          </table:table-cell>
          <table:table-cell office:value-type="float" office:value="39197" table:style-name="ce6">
            <text:p>39,197<text:s/></text:p>
          </table:table-cell>
          <table:table-cell office:value-type="float" office:value="25389" table:style-name="ce6">
            <text:p>25,389<text:s/></text:p>
          </table:table-cell>
          <table:table-cell office:value-type="float" office:value="66770" table:style-name="ce6">
            <text:p>66,770<text:s/></text:p>
          </table:table-cell>
          <table:table-cell office:value-type="float" office:value="20238" table:style-name="ce6">
            <text:p>20,238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33360" table:style-name="ce6">
            <text:p>33,360<text:s/></text:p>
          </table:table-cell>
          <table:table-cell office:value-type="float" office:value="20230" table:style-name="ce6">
            <text:p>20,230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44508" table:style-name="ce6">
            <text:p>44,508<text:s/></text:p>
          </table:table-cell>
          <table:table-cell office:value-type="float" office:value="25643" table:style-name="ce6">
            <text:p>25,643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31670" table:style-name="ce6">
            <text:p>31,670<text:s/></text:p>
          </table:table-cell>
          <table:table-cell office:value-type="float" office:value="26282" table:style-name="ce6">
            <text:p>26,282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8851" table:style-name="ce6">
            <text:p>8,851<text:s/></text:p>
          </table:table-cell>
          <table:table-cell table:number-columns-repeated="16275"/>
        </table:table-row>
        <table:table-row table:style-name="ro2">
          <table:table-cell office:value-type="date" office:date-value="2019-07-05T00:00:00" table:style-name="ce5">
            <text:p>2019/7/5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15948" table:style-name="ce6">
            <text:p>15,948<text:s/></text:p>
          </table:table-cell>
          <table:table-cell office:value-type="float" office:value="47630" table:style-name="ce6">
            <text:p>47,630<text:s/></text:p>
          </table:table-cell>
          <table:table-cell office:value-type="float" office:value="54484" table:style-name="ce6">
            <text:p>54,484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35922" table:style-name="ce6">
            <text:p>35,922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18408" table:style-name="ce6">
            <text:p>18,408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31233" table:style-name="ce6">
            <text:p>31,233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36501" table:style-name="ce6">
            <text:p>36,501<text:s/></text:p>
          </table:table-cell>
          <table:table-cell office:value-type="float" office:value="31601" table:style-name="ce6">
            <text:p>31,601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39658" table:style-name="ce6">
            <text:p>39,658<text:s/></text:p>
          </table:table-cell>
          <table:table-cell office:value-type="float" office:value="29075" table:style-name="ce6">
            <text:p>29,075<text:s/></text:p>
          </table:table-cell>
          <table:table-cell office:value-type="float" office:value="26862" table:style-name="ce6">
            <text:p>26,862<text:s/></text:p>
          </table:table-cell>
          <table:table-cell office:value-type="float" office:value="22793" table:style-name="ce6">
            <text:p>22,793<text:s/></text:p>
          </table:table-cell>
          <table:table-cell office:value-type="float" office:value="28071" table:style-name="ce6">
            <text:p>28,071<text:s/></text:p>
          </table:table-cell>
          <table:table-cell office:value-type="float" office:value="184204" table:style-name="ce6">
            <text:p>184,204<text:s/></text:p>
          </table:table-cell>
          <table:table-cell office:value-type="float" office:value="49861" table:style-name="ce6">
            <text:p>49,861<text:s/></text:p>
          </table:table-cell>
          <table:table-cell office:value-type="float" office:value="27087" table:style-name="ce6">
            <text:p>27,087<text:s/></text:p>
          </table:table-cell>
          <table:table-cell office:value-type="float" office:value="24617" table:style-name="ce6">
            <text:p>24,617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31654" table:style-name="ce6">
            <text:p>31,654<text:s/></text:p>
          </table:table-cell>
          <table:table-cell office:value-type="float" office:value="29286" table:style-name="ce6">
            <text:p>29,286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34446" table:style-name="ce6">
            <text:p>34,446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35492" table:style-name="ce6">
            <text:p>35,492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31516" table:style-name="ce6">
            <text:p>31,516<text:s/></text:p>
          </table:table-cell>
          <table:table-cell office:value-type="float" office:value="49491" table:style-name="ce6">
            <text:p>49,491<text:s/></text:p>
          </table:table-cell>
          <table:table-cell office:value-type="float" office:value="43148" table:style-name="ce6">
            <text:p>43,148<text:s/></text:p>
          </table:table-cell>
          <table:table-cell office:value-type="float" office:value="28655" table:style-name="ce6">
            <text:p>28,655<text:s/></text:p>
          </table:table-cell>
          <table:table-cell office:value-type="float" office:value="31419" table:style-name="ce6">
            <text:p>31,419<text:s/></text:p>
          </table:table-cell>
          <table:table-cell office:value-type="float" office:value="86303" table:style-name="ce6">
            <text:p>86,303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37239" table:style-name="ce6">
            <text:p>37,239<text:s/></text:p>
          </table:table-cell>
          <table:table-cell office:value-type="float" office:value="43645" table:style-name="ce6">
            <text:p>43,645<text:s/></text:p>
          </table:table-cell>
          <table:table-cell office:value-type="float" office:value="27820" table:style-name="ce6">
            <text:p>27,820<text:s/></text:p>
          </table:table-cell>
          <table:table-cell office:value-type="float" office:value="75684" table:style-name="ce6">
            <text:p>75,684<text:s/></text:p>
          </table:table-cell>
          <table:table-cell office:value-type="float" office:value="21267" table:style-name="ce6">
            <text:p>21,267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22895" table:style-name="ce6">
            <text:p>22,895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42821" table:style-name="ce6">
            <text:p>42,821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46086" table:style-name="ce6">
            <text:p>46,086<text:s/></text:p>
          </table:table-cell>
          <table:table-cell office:value-type="float" office:value="25696" table:style-name="ce6">
            <text:p>25,696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27654" table:style-name="ce6">
            <text:p>27,654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32753" table:style-name="ce6">
            <text:p>32,753<text:s/></text:p>
          </table:table-cell>
          <table:table-cell office:value-type="float" office:value="28954" table:style-name="ce6">
            <text:p>28,954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9104" table:style-name="ce6">
            <text:p>9,104<text:s/></text:p>
          </table:table-cell>
          <table:table-cell table:number-columns-repeated="16275"/>
        </table:table-row>
        <table:table-row table:style-name="ro2">
          <table:table-cell office:value-type="date" office:date-value="2019-07-06T00:00:00" table:style-name="ce5">
            <text:p>2019/7/6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25886" table:style-name="ce6">
            <text:p>25,886<text:s/></text:p>
          </table:table-cell>
          <table:table-cell office:value-type="float" office:value="50855" table:style-name="ce6">
            <text:p>50,855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14423" table:style-name="ce6">
            <text:p>14,423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29930" table:style-name="ce6">
            <text:p>29,930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33025" table:style-name="ce6">
            <text:p>33,025<text:s/></text:p>
          </table:table-cell>
          <table:table-cell office:value-type="float" office:value="23725" table:style-name="ce6">
            <text:p>23,725<text:s/></text:p>
          </table:table-cell>
          <table:table-cell office:value-type="float" office:value="21014" table:style-name="ce6">
            <text:p>21,014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178266" table:style-name="ce6">
            <text:p>178,266<text:s/></text:p>
          </table:table-cell>
          <table:table-cell office:value-type="float" office:value="48535" table:style-name="ce6">
            <text:p>48,535<text:s/></text:p>
          </table:table-cell>
          <table:table-cell office:value-type="float" office:value="21606" table:style-name="ce6">
            <text:p>21,606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28530" table:style-name="ce6">
            <text:p>28,530<text:s/></text:p>
          </table:table-cell>
          <table:table-cell office:value-type="float" office:value="34326" table:style-name="ce6">
            <text:p>34,326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20916" table:style-name="ce6">
            <text:p>20,916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26186" table:style-name="ce6">
            <text:p>26,186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38635" table:style-name="ce6">
            <text:p>38,635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29463" table:style-name="ce6">
            <text:p>29,463<text:s/></text:p>
          </table:table-cell>
          <table:table-cell office:value-type="float" office:value="45306" table:style-name="ce6">
            <text:p>45,306<text:s/></text:p>
          </table:table-cell>
          <table:table-cell office:value-type="float" office:value="33985" table:style-name="ce6">
            <text:p>33,985<text:s/></text:p>
          </table:table-cell>
          <table:table-cell office:value-type="float" office:value="23281" table:style-name="ce6">
            <text:p>23,281<text:s/></text:p>
          </table:table-cell>
          <table:table-cell office:value-type="float" office:value="31231" table:style-name="ce6">
            <text:p>31,231<text:s/></text:p>
          </table:table-cell>
          <table:table-cell office:value-type="float" office:value="92826" table:style-name="ce6">
            <text:p>92,826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34085" table:style-name="ce6">
            <text:p>34,085<text:s/></text:p>
          </table:table-cell>
          <table:table-cell office:value-type="float" office:value="36597" table:style-name="ce6">
            <text:p>36,597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61513" table:style-name="ce6">
            <text:p>61,513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46817" table:style-name="ce6">
            <text:p>46,817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7364" table:style-name="ce6">
            <text:p>17,364<text:s/></text:p>
          </table:table-cell>
          <table:table-cell office:value-type="float" office:value="20578" table:style-name="ce6">
            <text:p>20,578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25433" table:style-name="ce6">
            <text:p>25,433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7635" table:style-name="ce6">
            <text:p>7,635<text:s/></text:p>
          </table:table-cell>
          <table:table-cell table:number-columns-repeated="16275"/>
        </table:table-row>
        <table:table-row table:style-name="ro2">
          <table:table-cell office:value-type="date" office:date-value="2019-07-07T00:00:00" table:style-name="ce5">
            <text:p>2019/7/7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20145" table:style-name="ce6">
            <text:p>20,145<text:s/></text:p>
          </table:table-cell>
          <table:table-cell office:value-type="float" office:value="41651" table:style-name="ce6">
            <text:p>41,651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25657" table:style-name="ce6">
            <text:p>25,657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32534" table:style-name="ce6">
            <text:p>32,534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24100" table:style-name="ce6">
            <text:p>24,100<text:s/></text:p>
          </table:table-cell>
          <table:table-cell office:value-type="float" office:value="23531" table:style-name="ce6">
            <text:p>23,531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29626" table:style-name="ce6">
            <text:p>29,626<text:s/></text:p>
          </table:table-cell>
          <table:table-cell office:value-type="float" office:value="21014" table:style-name="ce6">
            <text:p>21,014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68969" table:style-name="ce6">
            <text:p>168,969<text:s/></text:p>
          </table:table-cell>
          <table:table-cell office:value-type="float" office:value="40110" table:style-name="ce6">
            <text:p>40,110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17999" table:style-name="ce6">
            <text:p>17,999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20881" table:style-name="ce6">
            <text:p>20,881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36261" table:style-name="ce6">
            <text:p>36,261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24401" table:style-name="ce6">
            <text:p>24,401<text:s/></text:p>
          </table:table-cell>
          <table:table-cell office:value-type="float" office:value="41433" table:style-name="ce6">
            <text:p>41,433<text:s/></text:p>
          </table:table-cell>
          <table:table-cell office:value-type="float" office:value="31461" table:style-name="ce6">
            <text:p>31,461<text:s/></text:p>
          </table:table-cell>
          <table:table-cell office:value-type="float" office:value="19975" table:style-name="ce6">
            <text:p>19,975<text:s/></text:p>
          </table:table-cell>
          <table:table-cell office:value-type="float" office:value="27657" table:style-name="ce6">
            <text:p>27,657<text:s/></text:p>
          </table:table-cell>
          <table:table-cell office:value-type="float" office:value="79833" table:style-name="ce6">
            <text:p>79,833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30522" table:style-name="ce6">
            <text:p>30,522<text:s/></text:p>
          </table:table-cell>
          <table:table-cell office:value-type="float" office:value="28380" table:style-name="ce6">
            <text:p>28,380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52450" table:style-name="ce6">
            <text:p>52,450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42611" table:style-name="ce6">
            <text:p>42,611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9056" table:style-name="ce6">
            <text:p>19,056<text:s/></text:p>
          </table:table-cell>
          <table:table-cell office:value-type="float" office:value="22459" table:style-name="ce6">
            <text:p>22,459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6826" table:style-name="ce6">
            <text:p>6,826<text:s/></text:p>
          </table:table-cell>
          <table:table-cell table:number-columns-repeated="16275"/>
        </table:table-row>
        <table:table-row table:style-name="ro2">
          <table:table-cell office:value-type="date" office:date-value="2019-07-08T00:00:00" table:style-name="ce5">
            <text:p>2019/7/8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44200" table:style-name="ce6">
            <text:p>44,200<text:s/></text:p>
          </table:table-cell>
          <table:table-cell office:value-type="float" office:value="46009" table:style-name="ce6">
            <text:p>46,009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17837" table:style-name="ce6">
            <text:p>17,837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34614" table:style-name="ce6">
            <text:p>34,614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27967" table:style-name="ce6">
            <text:p>27,967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34459" table:style-name="ce6">
            <text:p>34,459<text:s/></text:p>
          </table:table-cell>
          <table:table-cell office:value-type="float" office:value="26013" table:style-name="ce6">
            <text:p>26,013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37494" table:style-name="ce6">
            <text:p>37,494<text:s/></text:p>
          </table:table-cell>
          <table:table-cell office:value-type="float" office:value="27637" table:style-name="ce6">
            <text:p>27,637<text:s/></text:p>
          </table:table-cell>
          <table:table-cell office:value-type="float" office:value="26599" table:style-name="ce6">
            <text:p>26,599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156282" table:style-name="ce6">
            <text:p>156,282<text:s/></text:p>
          </table:table-cell>
          <table:table-cell office:value-type="float" office:value="40959" table:style-name="ce6">
            <text:p>40,959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26010" table:style-name="ce6">
            <text:p>26,010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26797" table:style-name="ce6">
            <text:p>26,797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33710" table:style-name="ce6">
            <text:p>33,710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31775" table:style-name="ce6">
            <text:p>31,775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23774" table:style-name="ce6">
            <text:p>23,774<text:s/></text:p>
          </table:table-cell>
          <table:table-cell office:value-type="float" office:value="28720" table:style-name="ce6">
            <text:p>28,720<text:s/></text:p>
          </table:table-cell>
          <table:table-cell office:value-type="float" office:value="45135" table:style-name="ce6">
            <text:p>45,135<text:s/></text:p>
          </table:table-cell>
          <table:table-cell office:value-type="float" office:value="40708" table:style-name="ce6">
            <text:p>40,708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28978" table:style-name="ce6">
            <text:p>28,978<text:s/></text:p>
          </table:table-cell>
          <table:table-cell office:value-type="float" office:value="73228" table:style-name="ce6">
            <text:p>73,228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33287" table:style-name="ce6">
            <text:p>33,287<text:s/></text:p>
          </table:table-cell>
          <table:table-cell office:value-type="float" office:value="37297" table:style-name="ce6">
            <text:p>37,297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65240" table:style-name="ce6">
            <text:p>65,240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15462" table:style-name="ce6">
            <text:p>15,462<text:s/></text:p>
          </table:table-cell>
          <table:table-cell office:value-type="float" office:value="19378" table:style-name="ce6">
            <text:p>19,378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39323" table:style-name="ce6">
            <text:p>39,323<text:s/></text:p>
          </table:table-cell>
          <table:table-cell office:value-type="float" office:value="20156" table:style-name="ce6">
            <text:p>20,156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43169" table:style-name="ce6">
            <text:p>43,169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25595" table:style-name="ce6">
            <text:p>25,595<text:s/></text:p>
          </table:table-cell>
          <table:table-cell office:value-type="float" office:value="25334" table:style-name="ce6">
            <text:p>25,334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30272" table:style-name="ce6">
            <text:p>30,272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8911" table:style-name="ce6">
            <text:p>8,911<text:s/></text:p>
          </table:table-cell>
          <table:table-cell table:number-columns-repeated="16275"/>
        </table:table-row>
        <table:table-row table:style-name="ro2">
          <table:table-cell office:value-type="date" office:date-value="2019-07-09T00:00:00" table:style-name="ce5">
            <text:p>2019/7/9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46287" table:style-name="ce6">
            <text:p>46,287<text:s/></text:p>
          </table:table-cell>
          <table:table-cell office:value-type="float" office:value="47450" table:style-name="ce6">
            <text:p>47,450<text:s/></text:p>
          </table:table-cell>
          <table:table-cell office:value-type="float" office:value="26568" table:style-name="ce6">
            <text:p>26,568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28623" table:style-name="ce6">
            <text:p>28,623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21727" table:style-name="ce6">
            <text:p>21,727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28651" table:style-name="ce6">
            <text:p>28,651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35611" table:style-name="ce6">
            <text:p>35,611<text:s/></text:p>
          </table:table-cell>
          <table:table-cell office:value-type="float" office:value="28028" table:style-name="ce6">
            <text:p>28,028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38468" table:style-name="ce6">
            <text:p>38,468<text:s/></text:p>
          </table:table-cell>
          <table:table-cell office:value-type="float" office:value="28239" table:style-name="ce6">
            <text:p>28,239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28935" table:style-name="ce6">
            <text:p>28,935<text:s/></text:p>
          </table:table-cell>
          <table:table-cell office:value-type="float" office:value="152689" table:style-name="ce6">
            <text:p>152,689<text:s/></text:p>
          </table:table-cell>
          <table:table-cell office:value-type="float" office:value="42918" table:style-name="ce6">
            <text:p>42,918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27992" table:style-name="ce6">
            <text:p>27,992<text:s/></text:p>
          </table:table-cell>
          <table:table-cell office:value-type="float" office:value="29829" table:style-name="ce6">
            <text:p>29,829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24781" table:style-name="ce6">
            <text:p>24,781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34049" table:style-name="ce6">
            <text:p>34,049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31780" table:style-name="ce6">
            <text:p>31,780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22823" table:style-name="ce6">
            <text:p>22,823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29620" table:style-name="ce6">
            <text:p>29,620<text:s/></text:p>
          </table:table-cell>
          <table:table-cell office:value-type="float" office:value="44799" table:style-name="ce6">
            <text:p>44,799<text:s/></text:p>
          </table:table-cell>
          <table:table-cell office:value-type="float" office:value="41187" table:style-name="ce6">
            <text:p>41,187<text:s/></text:p>
          </table:table-cell>
          <table:table-cell office:value-type="float" office:value="27461" table:style-name="ce6">
            <text:p>27,461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74271" table:style-name="ce6">
            <text:p>74,271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34029" table:style-name="ce6">
            <text:p>34,029<text:s/></text:p>
          </table:table-cell>
          <table:table-cell office:value-type="float" office:value="39054" table:style-name="ce6">
            <text:p>39,054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65623" table:style-name="ce6">
            <text:p>65,623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32662" table:style-name="ce6">
            <text:p>32,662<text:s/></text:p>
          </table:table-cell>
          <table:table-cell office:value-type="float" office:value="20637" table:style-name="ce6">
            <text:p>20,637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43484" table:style-name="ce6">
            <text:p>43,484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25854" table:style-name="ce6">
            <text:p>25,854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30999" table:style-name="ce6">
            <text:p>30,999<text:s/></text:p>
          </table:table-cell>
          <table:table-cell office:value-type="float" office:value="26490" table:style-name="ce6">
            <text:p>26,490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9038" table:style-name="ce6">
            <text:p>9,038<text:s/></text:p>
          </table:table-cell>
          <table:table-cell table:number-columns-repeated="16275"/>
        </table:table-row>
        <table:table-row table:style-name="ro2">
          <table:table-cell office:value-type="date" office:date-value="2019-07-10T00:00:00" table:style-name="ce5">
            <text:p>2019/7/10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45991" table:style-name="ce6">
            <text:p>45,991<text:s/></text:p>
          </table:table-cell>
          <table:table-cell office:value-type="float" office:value="48567" table:style-name="ce6">
            <text:p>48,567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8186" table:style-name="ce6">
            <text:p>18,186<text:s/></text:p>
          </table:table-cell>
          <table:table-cell office:value-type="float" office:value="16873" table:style-name="ce6">
            <text:p>16,873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28891" table:style-name="ce6">
            <text:p>28,891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28603" table:style-name="ce6">
            <text:p>28,603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36589" table:style-name="ce6">
            <text:p>36,589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39005" table:style-name="ce6">
            <text:p>39,005<text:s/></text:p>
          </table:table-cell>
          <table:table-cell office:value-type="float" office:value="28494" table:style-name="ce6">
            <text:p>28,494<text:s/></text:p>
          </table:table-cell>
          <table:table-cell office:value-type="float" office:value="26771" table:style-name="ce6">
            <text:p>26,771<text:s/></text:p>
          </table:table-cell>
          <table:table-cell office:value-type="float" office:value="22548" table:style-name="ce6">
            <text:p>22,548<text:s/></text:p>
          </table:table-cell>
          <table:table-cell office:value-type="float" office:value="28509" table:style-name="ce6">
            <text:p>28,509<text:s/></text:p>
          </table:table-cell>
          <table:table-cell office:value-type="float" office:value="156987" table:style-name="ce6">
            <text:p>156,987<text:s/></text:p>
          </table:table-cell>
          <table:table-cell office:value-type="float" office:value="43462" table:style-name="ce6">
            <text:p>43,462<text:s/></text:p>
          </table:table-cell>
          <table:table-cell office:value-type="float" office:value="26362" table:style-name="ce6">
            <text:p>26,362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27624" table:style-name="ce6">
            <text:p>27,624<text:s/></text:p>
          </table:table-cell>
          <table:table-cell office:value-type="float" office:value="30453" table:style-name="ce6">
            <text:p>30,453<text:s/></text:p>
          </table:table-cell>
          <table:table-cell office:value-type="float" office:value="28350" table:style-name="ce6">
            <text:p>28,350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33781" table:style-name="ce6">
            <text:p>33,781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8347" table:style-name="ce6">
            <text:p>18,347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31698" table:style-name="ce6">
            <text:p>31,698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22701" table:style-name="ce6">
            <text:p>22,701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30018" table:style-name="ce6">
            <text:p>30,018<text:s/></text:p>
          </table:table-cell>
          <table:table-cell office:value-type="float" office:value="47210" table:style-name="ce6">
            <text:p>47,210<text:s/></text:p>
          </table:table-cell>
          <table:table-cell office:value-type="float" office:value="42184" table:style-name="ce6">
            <text:p>42,184<text:s/></text:p>
          </table:table-cell>
          <table:table-cell office:value-type="float" office:value="28447" table:style-name="ce6">
            <text:p>28,447<text:s/></text:p>
          </table:table-cell>
          <table:table-cell office:value-type="float" office:value="29517" table:style-name="ce6">
            <text:p>29,517<text:s/></text:p>
          </table:table-cell>
          <table:table-cell office:value-type="float" office:value="77534" table:style-name="ce6">
            <text:p>77,534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34853" table:style-name="ce6">
            <text:p>34,853<text:s/></text:p>
          </table:table-cell>
          <table:table-cell office:value-type="float" office:value="40176" table:style-name="ce6">
            <text:p>40,176<text:s/></text:p>
          </table:table-cell>
          <table:table-cell office:value-type="float" office:value="26600" table:style-name="ce6">
            <text:p>26,600<text:s/></text:p>
          </table:table-cell>
          <table:table-cell office:value-type="float" office:value="67891" table:style-name="ce6">
            <text:p>67,891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17473" table:style-name="ce6">
            <text:p>17,473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19624" table:style-name="ce6">
            <text:p>19,624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32390" table:style-name="ce6">
            <text:p>32,390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44424" table:style-name="ce6">
            <text:p>44,424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26109" table:style-name="ce6">
            <text:p>26,109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18264" table:style-name="ce6">
            <text:p>18,264<text:s/></text:p>
          </table:table-cell>
          <table:table-cell office:value-type="float" office:value="31975" table:style-name="ce6">
            <text:p>31,975<text:s/></text:p>
          </table:table-cell>
          <table:table-cell office:value-type="float" office:value="26342" table:style-name="ce6">
            <text:p>26,342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9048" table:style-name="ce6">
            <text:p>9,048<text:s/></text:p>
          </table:table-cell>
          <table:table-cell table:number-columns-repeated="16275"/>
        </table:table-row>
        <table:table-row table:style-name="ro2">
          <table:table-cell office:value-type="date" office:date-value="2019-07-11T00:00:00" table:style-name="ce5">
            <text:p>2019/7/11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46383" table:style-name="ce6">
            <text:p>46,383<text:s/></text:p>
          </table:table-cell>
          <table:table-cell office:value-type="float" office:value="48284" table:style-name="ce6">
            <text:p>48,284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28764" table:style-name="ce6">
            <text:p>28,764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22096" table:style-name="ce6">
            <text:p>22,096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28752" table:style-name="ce6">
            <text:p>28,752<text:s/></text:p>
          </table:table-cell>
          <table:table-cell office:value-type="float" office:value="18859" table:style-name="ce6">
            <text:p>18,859<text:s/></text:p>
          </table:table-cell>
          <table:table-cell office:value-type="float" office:value="35848" table:style-name="ce6">
            <text:p>35,848<text:s/></text:p>
          </table:table-cell>
          <table:table-cell office:value-type="float" office:value="28739" table:style-name="ce6">
            <text:p>28,739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39245" table:style-name="ce6">
            <text:p>39,245<text:s/></text:p>
          </table:table-cell>
          <table:table-cell office:value-type="float" office:value="28361" table:style-name="ce6">
            <text:p>28,361<text:s/></text:p>
          </table:table-cell>
          <table:table-cell office:value-type="float" office:value="26807" table:style-name="ce6">
            <text:p>26,807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28125" table:style-name="ce6">
            <text:p>28,125<text:s/></text:p>
          </table:table-cell>
          <table:table-cell office:value-type="float" office:value="158150" table:style-name="ce6">
            <text:p>158,150<text:s/></text:p>
          </table:table-cell>
          <table:table-cell office:value-type="float" office:value="43989" table:style-name="ce6">
            <text:p>43,989<text:s/></text:p>
          </table:table-cell>
          <table:table-cell office:value-type="float" office:value="25794" table:style-name="ce6">
            <text:p>25,794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27606" table:style-name="ce6">
            <text:p>27,606<text:s/></text:p>
          </table:table-cell>
          <table:table-cell office:value-type="float" office:value="29825" table:style-name="ce6">
            <text:p>29,825<text:s/></text:p>
          </table:table-cell>
          <table:table-cell office:value-type="float" office:value="27890" table:style-name="ce6">
            <text:p>27,890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32749" table:style-name="ce6">
            <text:p>32,749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31421" table:style-name="ce6">
            <text:p>31,421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4329" table:style-name="ce6">
            <text:p>14,329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29603" table:style-name="ce6">
            <text:p>29,603<text:s/></text:p>
          </table:table-cell>
          <table:table-cell office:value-type="float" office:value="45530" table:style-name="ce6">
            <text:p>45,530<text:s/></text:p>
          </table:table-cell>
          <table:table-cell office:value-type="float" office:value="41317" table:style-name="ce6">
            <text:p>41,317<text:s/></text:p>
          </table:table-cell>
          <table:table-cell office:value-type="float" office:value="27862" table:style-name="ce6">
            <text:p>27,862<text:s/></text:p>
          </table:table-cell>
          <table:table-cell office:value-type="float" office:value="29242" table:style-name="ce6">
            <text:p>29,242<text:s/></text:p>
          </table:table-cell>
          <table:table-cell office:value-type="float" office:value="76436" table:style-name="ce6">
            <text:p>76,436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33891" table:style-name="ce6">
            <text:p>33,891<text:s/></text:p>
          </table:table-cell>
          <table:table-cell office:value-type="float" office:value="39659" table:style-name="ce6">
            <text:p>39,659<text:s/></text:p>
          </table:table-cell>
          <table:table-cell office:value-type="float" office:value="26216" table:style-name="ce6">
            <text:p>26,216<text:s/></text:p>
          </table:table-cell>
          <table:table-cell office:value-type="float" office:value="67454" table:style-name="ce6">
            <text:p>67,454<text:s/></text:p>
          </table:table-cell>
          <table:table-cell office:value-type="float" office:value="20077" table:style-name="ce6">
            <text:p>20,077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19256" table:style-name="ce6">
            <text:p>19,256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33650" table:style-name="ce6">
            <text:p>33,650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44259" table:style-name="ce6">
            <text:p>44,259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26586" table:style-name="ce6">
            <text:p>26,586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8449" table:style-name="ce6">
            <text:p>18,449<text:s/></text:p>
          </table:table-cell>
          <table:table-cell office:value-type="float" office:value="30784" table:style-name="ce6">
            <text:p>30,784<text:s/></text:p>
          </table:table-cell>
          <table:table-cell office:value-type="float" office:value="26218" table:style-name="ce6">
            <text:p>26,218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9093" table:style-name="ce6">
            <text:p>9,093<text:s/></text:p>
          </table:table-cell>
          <table:table-cell table:number-columns-repeated="16275"/>
        </table:table-row>
        <table:table-row table:style-name="ro2">
          <table:table-cell office:value-type="date" office:date-value="2019-07-12T00:00:00" table:style-name="ce5">
            <text:p>2019/7/12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47969" table:style-name="ce6">
            <text:p>47,969<text:s/></text:p>
          </table:table-cell>
          <table:table-cell office:value-type="float" office:value="55260" table:style-name="ce6">
            <text:p>55,260<text:s/></text:p>
          </table:table-cell>
          <table:table-cell office:value-type="float" office:value="29378" table:style-name="ce6">
            <text:p>29,378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3702" table:style-name="ce6">
            <text:p>13,702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18770" table:style-name="ce6">
            <text:p>18,770<text:s/></text:p>
          </table:table-cell>
          <table:table-cell office:value-type="float" office:value="17934" table:style-name="ce6">
            <text:p>17,934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29592" table:style-name="ce6">
            <text:p>29,592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8529" table:style-name="ce6">
            <text:p>18,529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30402" table:style-name="ce6">
            <text:p>30,402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37018" table:style-name="ce6">
            <text:p>37,018<text:s/></text:p>
          </table:table-cell>
          <table:table-cell office:value-type="float" office:value="30606" table:style-name="ce6">
            <text:p>30,606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40019" table:style-name="ce6">
            <text:p>40,019<text:s/></text:p>
          </table:table-cell>
          <table:table-cell office:value-type="float" office:value="29278" table:style-name="ce6">
            <text:p>29,278<text:s/></text:p>
          </table:table-cell>
          <table:table-cell office:value-type="float" office:value="26870" table:style-name="ce6">
            <text:p>26,870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28779" table:style-name="ce6">
            <text:p>28,779<text:s/></text:p>
          </table:table-cell>
          <table:table-cell office:value-type="float" office:value="188861" table:style-name="ce6">
            <text:p>188,861<text:s/></text:p>
          </table:table-cell>
          <table:table-cell office:value-type="float" office:value="49763" table:style-name="ce6">
            <text:p>49,763<text:s/></text:p>
          </table:table-cell>
          <table:table-cell office:value-type="float" office:value="27011" table:style-name="ce6">
            <text:p>27,011<text:s/></text:p>
          </table:table-cell>
          <table:table-cell office:value-type="float" office:value="25011" table:style-name="ce6">
            <text:p>25,011<text:s/></text:p>
          </table:table-cell>
          <table:table-cell office:value-type="float" office:value="31596" table:style-name="ce6">
            <text:p>31,596<text:s/></text:p>
          </table:table-cell>
          <table:table-cell office:value-type="float" office:value="31650" table:style-name="ce6">
            <text:p>31,650<text:s/></text:p>
          </table:table-cell>
          <table:table-cell office:value-type="float" office:value="29163" table:style-name="ce6">
            <text:p>29,163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32394" table:style-name="ce6">
            <text:p>32,394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32525" table:style-name="ce6">
            <text:p>32,525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15496" table:style-name="ce6">
            <text:p>15,496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3532" table:style-name="ce6">
            <text:p>23,532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31258" table:style-name="ce6">
            <text:p>31,258<text:s/></text:p>
          </table:table-cell>
          <table:table-cell office:value-type="float" office:value="50633" table:style-name="ce6">
            <text:p>50,633<text:s/></text:p>
          </table:table-cell>
          <table:table-cell office:value-type="float" office:value="42928" table:style-name="ce6">
            <text:p>42,928<text:s/></text:p>
          </table:table-cell>
          <table:table-cell office:value-type="float" office:value="28587" table:style-name="ce6">
            <text:p>28,587<text:s/></text:p>
          </table:table-cell>
          <table:table-cell office:value-type="float" office:value="30068" table:style-name="ce6">
            <text:p>30,068<text:s/></text:p>
          </table:table-cell>
          <table:table-cell office:value-type="float" office:value="84713" table:style-name="ce6">
            <text:p>84,713<text:s/></text:p>
          </table:table-cell>
          <table:table-cell office:value-type="float" office:value="24950" table:style-name="ce6">
            <text:p>24,950<text:s/></text:p>
          </table:table-cell>
          <table:table-cell office:value-type="float" office:value="35532" table:style-name="ce6">
            <text:p>35,532<text:s/></text:p>
          </table:table-cell>
          <table:table-cell office:value-type="float" office:value="44004" table:style-name="ce6">
            <text:p>44,004<text:s/></text:p>
          </table:table-cell>
          <table:table-cell office:value-type="float" office:value="27755" table:style-name="ce6">
            <text:p>27,755<text:s/></text:p>
          </table:table-cell>
          <table:table-cell office:value-type="float" office:value="75801" table:style-name="ce6">
            <text:p>75,801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17451" table:style-name="ce6">
            <text:p>17,451<text:s/></text:p>
          </table:table-cell>
          <table:table-cell office:value-type="float" office:value="15858" table:style-name="ce6">
            <text:p>15,858<text:s/></text:p>
          </table:table-cell>
          <table:table-cell office:value-type="float" office:value="23077" table:style-name="ce6">
            <text:p>23,077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40072" table:style-name="ce6">
            <text:p>40,072<text:s/></text:p>
          </table:table-cell>
          <table:table-cell office:value-type="float" office:value="22073" table:style-name="ce6">
            <text:p>22,073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46040" table:style-name="ce6">
            <text:p>46,040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27891" table:style-name="ce6">
            <text:p>27,891<text:s/></text:p>
          </table:table-cell>
          <table:table-cell office:value-type="float" office:value="27228" table:style-name="ce6">
            <text:p>27,228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32261" table:style-name="ce6">
            <text:p>32,261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9477" table:style-name="ce6">
            <text:p>9,477<text:s/></text:p>
          </table:table-cell>
          <table:table-cell table:number-columns-repeated="16275"/>
        </table:table-row>
        <table:table-row table:style-name="ro2">
          <table:table-cell office:value-type="date" office:date-value="2019-07-13T00:00:00" table:style-name="ce5">
            <text:p>2019/7/13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27386" table:style-name="ce6">
            <text:p>27,386<text:s/></text:p>
          </table:table-cell>
          <table:table-cell office:value-type="float" office:value="53385" table:style-name="ce6">
            <text:p>53,385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17593" table:style-name="ce6">
            <text:p>17,593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31651" table:style-name="ce6">
            <text:p>31,651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33217" table:style-name="ce6">
            <text:p>33,217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20775" table:style-name="ce6">
            <text:p>20,775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85189" table:style-name="ce6">
            <text:p>185,189<text:s/></text:p>
          </table:table-cell>
          <table:table-cell office:value-type="float" office:value="49958" table:style-name="ce6">
            <text:p>49,958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33146" table:style-name="ce6">
            <text:p>33,146<text:s/></text:p>
          </table:table-cell>
          <table:table-cell office:value-type="float" office:value="36112" table:style-name="ce6">
            <text:p>36,112<text:s/></text:p>
          </table:table-cell>
          <table:table-cell office:value-type="float" office:value="28693" table:style-name="ce6">
            <text:p>28,693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39128" table:style-name="ce6">
            <text:p>39,128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17351" table:style-name="ce6">
            <text:p>17,351<text:s/></text:p>
          </table:table-cell>
          <table:table-cell office:value-type="float" office:value="29469" table:style-name="ce6">
            <text:p>29,469<text:s/></text:p>
          </table:table-cell>
          <table:table-cell office:value-type="float" office:value="45965" table:style-name="ce6">
            <text:p>45,965<text:s/></text:p>
          </table:table-cell>
          <table:table-cell office:value-type="float" office:value="33750" table:style-name="ce6">
            <text:p>33,750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31067" table:style-name="ce6">
            <text:p>31,067<text:s/></text:p>
          </table:table-cell>
          <table:table-cell office:value-type="float" office:value="93843" table:style-name="ce6">
            <text:p>93,843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36738" table:style-name="ce6">
            <text:p>36,738<text:s/></text:p>
          </table:table-cell>
          <table:table-cell office:value-type="float" office:value="38923" table:style-name="ce6">
            <text:p>38,923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65511" table:style-name="ce6">
            <text:p>65,511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7370" table:style-name="ce6">
            <text:p>17,370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39943" table:style-name="ce6">
            <text:p>39,943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21324" table:style-name="ce6">
            <text:p>21,324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21702" table:style-name="ce6">
            <text:p>21,702<text:s/></text:p>
          </table:table-cell>
          <table:table-cell office:value-type="float" office:value="26067" table:style-name="ce6">
            <text:p>26,067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7873" table:style-name="ce6">
            <text:p>7,873<text:s/></text:p>
          </table:table-cell>
          <table:table-cell table:number-columns-repeated="16275"/>
        </table:table-row>
        <table:table-row table:style-name="ro2">
          <table:table-cell office:value-type="date" office:date-value="2019-07-14T00:00:00" table:style-name="ce5">
            <text:p>2019/7/14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42774" table:style-name="ce6">
            <text:p>42,774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26414" table:style-name="ce6">
            <text:p>26,414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23353" table:style-name="ce6">
            <text:p>23,353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29122" table:style-name="ce6">
            <text:p>29,122<text:s/></text:p>
          </table:table-cell>
          <table:table-cell office:value-type="float" office:value="20654" table:style-name="ce6">
            <text:p>20,654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171532" table:style-name="ce6">
            <text:p>171,532<text:s/></text:p>
          </table:table-cell>
          <table:table-cell office:value-type="float" office:value="40693" table:style-name="ce6">
            <text:p>40,693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28318" table:style-name="ce6">
            <text:p>28,318<text:s/></text:p>
          </table:table-cell>
          <table:table-cell office:value-type="float" office:value="29522" table:style-name="ce6">
            <text:p>29,522<text:s/></text:p>
          </table:table-cell>
          <table:table-cell office:value-type="float" office:value="24948" table:style-name="ce6">
            <text:p>24,948<text:s/></text:p>
          </table:table-cell>
          <table:table-cell office:value-type="float" office:value="20385" table:style-name="ce6">
            <text:p>20,385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35628" table:style-name="ce6">
            <text:p>35,628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39614" table:style-name="ce6">
            <text:p>39,614<text:s/></text:p>
          </table:table-cell>
          <table:table-cell office:value-type="float" office:value="29481" table:style-name="ce6">
            <text:p>29,481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27510" table:style-name="ce6">
            <text:p>27,510<text:s/></text:p>
          </table:table-cell>
          <table:table-cell office:value-type="float" office:value="77297" table:style-name="ce6">
            <text:p>77,297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31118" table:style-name="ce6">
            <text:p>31,118<text:s/></text:p>
          </table:table-cell>
          <table:table-cell office:value-type="float" office:value="29109" table:style-name="ce6">
            <text:p>29,109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51879" table:style-name="ce6">
            <text:p>51,879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34630" table:style-name="ce6">
            <text:p>34,630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6686" table:style-name="ce6">
            <text:p>6,686<text:s/></text:p>
          </table:table-cell>
          <table:table-cell table:number-columns-repeated="16275"/>
        </table:table-row>
        <table:table-row table:style-name="ro2">
          <table:table-cell office:value-type="date" office:date-value="2019-07-15T00:00:00" table:style-name="ce5">
            <text:p>2019/7/15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43970" table:style-name="ce6">
            <text:p>43,970<text:s/></text:p>
          </table:table-cell>
          <table:table-cell office:value-type="float" office:value="45935" table:style-name="ce6">
            <text:p>45,935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7813" table:style-name="ce6">
            <text:p>17,813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28292" table:style-name="ce6">
            <text:p>28,292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17428" table:style-name="ce6">
            <text:p>17,428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15891" table:style-name="ce6">
            <text:p>15,891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35033" table:style-name="ce6">
            <text:p>35,033<text:s/></text:p>
          </table:table-cell>
          <table:table-cell office:value-type="float" office:value="27557" table:style-name="ce6">
            <text:p>27,557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38000" table:style-name="ce6">
            <text:p>38,000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28327" table:style-name="ce6">
            <text:p>28,327<text:s/></text:p>
          </table:table-cell>
          <table:table-cell office:value-type="float" office:value="156552" table:style-name="ce6">
            <text:p>156,552<text:s/></text:p>
          </table:table-cell>
          <table:table-cell office:value-type="float" office:value="41953" table:style-name="ce6">
            <text:p>41,953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22888" table:style-name="ce6">
            <text:p>22,888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32174" table:style-name="ce6">
            <text:p>32,174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18347" table:style-name="ce6">
            <text:p>18,347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1216" table:style-name="ce6">
            <text:p>11,216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31954" table:style-name="ce6">
            <text:p>31,954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21757" table:style-name="ce6">
            <text:p>21,757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44031" table:style-name="ce6">
            <text:p>44,031<text:s/></text:p>
          </table:table-cell>
          <table:table-cell office:value-type="float" office:value="40307" table:style-name="ce6">
            <text:p>40,307<text:s/></text:p>
          </table:table-cell>
          <table:table-cell office:value-type="float" office:value="27120" table:style-name="ce6">
            <text:p>27,120<text:s/></text:p>
          </table:table-cell>
          <table:table-cell office:value-type="float" office:value="29533" table:style-name="ce6">
            <text:p>29,533<text:s/></text:p>
          </table:table-cell>
          <table:table-cell office:value-type="float" office:value="73778" table:style-name="ce6">
            <text:p>73,778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33953" table:style-name="ce6">
            <text:p>33,953<text:s/></text:p>
          </table:table-cell>
          <table:table-cell office:value-type="float" office:value="38318" table:style-name="ce6">
            <text:p>38,318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65487" table:style-name="ce6">
            <text:p>65,487<text:s/></text:p>
          </table:table-cell>
          <table:table-cell office:value-type="float" office:value="19901" table:style-name="ce6">
            <text:p>19,901<text:s/></text:p>
          </table:table-cell>
          <table:table-cell office:value-type="float" office:value="16987" table:style-name="ce6">
            <text:p>16,987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17919" table:style-name="ce6">
            <text:p>17,919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35697" table:style-name="ce6">
            <text:p>35,697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42824" table:style-name="ce6">
            <text:p>42,824<text:s/></text:p>
          </table:table-cell>
          <table:table-cell office:value-type="float" office:value="22842" table:style-name="ce6">
            <text:p>22,842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30351" table:style-name="ce6">
            <text:p>30,351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9039" table:style-name="ce6">
            <text:p>9,039<text:s/></text:p>
          </table:table-cell>
          <table:table-cell table:number-columns-repeated="16275"/>
        </table:table-row>
        <table:table-row table:style-name="ro2">
          <table:table-cell office:value-type="date" office:date-value="2019-07-16T00:00:00" table:style-name="ce5">
            <text:p>2019/7/16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45752" table:style-name="ce6">
            <text:p>45,752<text:s/></text:p>
          </table:table-cell>
          <table:table-cell office:value-type="float" office:value="47755" table:style-name="ce6">
            <text:p>47,755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8317" table:style-name="ce6">
            <text:p>18,317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21939" table:style-name="ce6">
            <text:p>21,939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28998" table:style-name="ce6">
            <text:p>28,998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36442" table:style-name="ce6">
            <text:p>36,442<text:s/></text:p>
          </table:table-cell>
          <table:table-cell office:value-type="float" office:value="29270" table:style-name="ce6">
            <text:p>29,270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38700" table:style-name="ce6">
            <text:p>38,700<text:s/></text:p>
          </table:table-cell>
          <table:table-cell office:value-type="float" office:value="28691" table:style-name="ce6">
            <text:p>28,691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29448" table:style-name="ce6">
            <text:p>29,448<text:s/></text:p>
          </table:table-cell>
          <table:table-cell office:value-type="float" office:value="155329" table:style-name="ce6">
            <text:p>155,329<text:s/></text:p>
          </table:table-cell>
          <table:table-cell office:value-type="float" office:value="43757" table:style-name="ce6">
            <text:p>43,757<text:s/></text:p>
          </table:table-cell>
          <table:table-cell office:value-type="float" office:value="26427" table:style-name="ce6">
            <text:p>26,427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27866" table:style-name="ce6">
            <text:p>27,866<text:s/></text:p>
          </table:table-cell>
          <table:table-cell office:value-type="float" office:value="29889" table:style-name="ce6">
            <text:p>29,889<text:s/></text:p>
          </table:table-cell>
          <table:table-cell office:value-type="float" office:value="28811" table:style-name="ce6">
            <text:p>28,811<text:s/></text:p>
          </table:table-cell>
          <table:table-cell office:value-type="float" office:value="24089" table:style-name="ce6">
            <text:p>24,089<text:s/></text:p>
          </table:table-cell>
          <table:table-cell office:value-type="float" office:value="12846" table:style-name="ce6">
            <text:p>12,846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18561" table:style-name="ce6">
            <text:p>18,561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32103" table:style-name="ce6">
            <text:p>32,103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22489" table:style-name="ce6">
            <text:p>22,489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29533" table:style-name="ce6">
            <text:p>29,533<text:s/></text:p>
          </table:table-cell>
          <table:table-cell office:value-type="float" office:value="44803" table:style-name="ce6">
            <text:p>44,803<text:s/></text:p>
          </table:table-cell>
          <table:table-cell office:value-type="float" office:value="41856" table:style-name="ce6">
            <text:p>41,856<text:s/></text:p>
          </table:table-cell>
          <table:table-cell office:value-type="float" office:value="27798" table:style-name="ce6">
            <text:p>27,798<text:s/></text:p>
          </table:table-cell>
          <table:table-cell office:value-type="float" office:value="29601" table:style-name="ce6">
            <text:p>29,601<text:s/></text:p>
          </table:table-cell>
          <table:table-cell office:value-type="float" office:value="74017" table:style-name="ce6">
            <text:p>74,017<text:s/></text:p>
          </table:table-cell>
          <table:table-cell office:value-type="float" office:value="23939" table:style-name="ce6">
            <text:p>23,939<text:s/></text:p>
          </table:table-cell>
          <table:table-cell office:value-type="float" office:value="34533" table:style-name="ce6">
            <text:p>34,533<text:s/></text:p>
          </table:table-cell>
          <table:table-cell office:value-type="float" office:value="39984" table:style-name="ce6">
            <text:p>39,984<text:s/></text:p>
          </table:table-cell>
          <table:table-cell office:value-type="float" office:value="25378" table:style-name="ce6">
            <text:p>25,378<text:s/></text:p>
          </table:table-cell>
          <table:table-cell office:value-type="float" office:value="67179" table:style-name="ce6">
            <text:p>67,179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33070" table:style-name="ce6">
            <text:p>33,070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43812" table:style-name="ce6">
            <text:p>43,812<text:s/></text:p>
          </table:table-cell>
          <table:table-cell office:value-type="float" office:value="24050" table:style-name="ce6">
            <text:p>24,050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31324" table:style-name="ce6">
            <text:p>31,324<text:s/></text:p>
          </table:table-cell>
          <table:table-cell office:value-type="float" office:value="26942" table:style-name="ce6">
            <text:p>26,942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9102" table:style-name="ce6">
            <text:p>9,102<text:s/></text:p>
          </table:table-cell>
          <table:table-cell table:number-columns-repeated="16275"/>
        </table:table-row>
        <table:table-row table:style-name="ro2">
          <table:table-cell office:value-type="date" office:date-value="2019-07-17T00:00:00" table:style-name="ce5">
            <text:p>2019/7/17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45976" table:style-name="ce6">
            <text:p>45,976<text:s/></text:p>
          </table:table-cell>
          <table:table-cell office:value-type="float" office:value="48414" table:style-name="ce6">
            <text:p>48,414<text:s/></text:p>
          </table:table-cell>
          <table:table-cell office:value-type="float" office:value="26019" table:style-name="ce6">
            <text:p>26,019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8427" table:style-name="ce6">
            <text:p>18,427<text:s/></text:p>
          </table:table-cell>
          <table:table-cell office:value-type="float" office:value="17364" table:style-name="ce6">
            <text:p>17,364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28793" table:style-name="ce6">
            <text:p>28,793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19435" table:style-name="ce6">
            <text:p>19,435<text:s/></text:p>
          </table:table-cell>
          <table:table-cell office:value-type="float" office:value="36894" table:style-name="ce6">
            <text:p>36,894<text:s/></text:p>
          </table:table-cell>
          <table:table-cell office:value-type="float" office:value="28790" table:style-name="ce6">
            <text:p>28,790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38961" table:style-name="ce6">
            <text:p>38,961<text:s/></text:p>
          </table:table-cell>
          <table:table-cell office:value-type="float" office:value="28830" table:style-name="ce6">
            <text:p>28,830<text:s/></text:p>
          </table:table-cell>
          <table:table-cell office:value-type="float" office:value="26828" table:style-name="ce6">
            <text:p>26,828<text:s/></text:p>
          </table:table-cell>
          <table:table-cell office:value-type="float" office:value="22136" table:style-name="ce6">
            <text:p>22,136<text:s/></text:p>
          </table:table-cell>
          <table:table-cell office:value-type="float" office:value="29206" table:style-name="ce6">
            <text:p>29,206<text:s/></text:p>
          </table:table-cell>
          <table:table-cell office:value-type="float" office:value="155691" table:style-name="ce6">
            <text:p>155,691<text:s/></text:p>
          </table:table-cell>
          <table:table-cell office:value-type="float" office:value="43117" table:style-name="ce6">
            <text:p>43,117<text:s/></text:p>
          </table:table-cell>
          <table:table-cell office:value-type="float" office:value="26447" table:style-name="ce6">
            <text:p>26,447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26944" table:style-name="ce6">
            <text:p>26,944<text:s/></text:p>
          </table:table-cell>
          <table:table-cell office:value-type="float" office:value="27767" table:style-name="ce6">
            <text:p>27,767<text:s/></text:p>
          </table:table-cell>
          <table:table-cell office:value-type="float" office:value="28505" table:style-name="ce6">
            <text:p>28,505<text:s/></text:p>
          </table:table-cell>
          <table:table-cell office:value-type="float" office:value="24070" table:style-name="ce6">
            <text:p>24,070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32637" table:style-name="ce6">
            <text:p>32,637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31612" table:style-name="ce6">
            <text:p>31,612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22387" table:style-name="ce6">
            <text:p>22,387<text:s/></text:p>
          </table:table-cell>
          <table:table-cell office:value-type="float" office:value="24117" table:style-name="ce6">
            <text:p>24,117<text:s/></text:p>
          </table:table-cell>
          <table:table-cell office:value-type="float" office:value="29510" table:style-name="ce6">
            <text:p>29,510<text:s/></text:p>
          </table:table-cell>
          <table:table-cell office:value-type="float" office:value="45642" table:style-name="ce6">
            <text:p>45,642<text:s/></text:p>
          </table:table-cell>
          <table:table-cell office:value-type="float" office:value="41796" table:style-name="ce6">
            <text:p>41,796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30106" table:style-name="ce6">
            <text:p>30,106<text:s/></text:p>
          </table:table-cell>
          <table:table-cell office:value-type="float" office:value="73339" table:style-name="ce6">
            <text:p>73,339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33923" table:style-name="ce6">
            <text:p>33,923<text:s/></text:p>
          </table:table-cell>
          <table:table-cell office:value-type="float" office:value="39320" table:style-name="ce6">
            <text:p>39,320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67379" table:style-name="ce6">
            <text:p>67,379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16085" table:style-name="ce6">
            <text:p>16,085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31525" table:style-name="ce6">
            <text:p>31,525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44927" table:style-name="ce6">
            <text:p>44,927<text:s/></text:p>
          </table:table-cell>
          <table:table-cell office:value-type="float" office:value="24420" table:style-name="ce6">
            <text:p>24,420<text:s/></text:p>
          </table:table-cell>
          <table:table-cell office:value-type="float" office:value="26872" table:style-name="ce6">
            <text:p>26,872<text:s/></text:p>
          </table:table-cell>
          <table:table-cell office:value-type="float" office:value="25824" table:style-name="ce6">
            <text:p>25,824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17608" table:style-name="ce6">
            <text:p>17,608<text:s/></text:p>
          </table:table-cell>
          <table:table-cell office:value-type="float" office:value="32362" table:style-name="ce6">
            <text:p>32,362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8955" table:style-name="ce6">
            <text:p>8,955<text:s/></text:p>
          </table:table-cell>
          <table:table-cell table:number-columns-repeated="16275"/>
        </table:table-row>
        <table:table-row table:style-name="ro2">
          <table:table-cell office:value-type="date" office:date-value="2019-07-18T00:00:00" table:style-name="ce5">
            <text:p>2019/7/18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45754" table:style-name="ce6">
            <text:p>45,754<text:s/></text:p>
          </table:table-cell>
          <table:table-cell office:value-type="float" office:value="47744" table:style-name="ce6">
            <text:p>47,744<text:s/></text:p>
          </table:table-cell>
          <table:table-cell office:value-type="float" office:value="25640" table:style-name="ce6">
            <text:p>25,640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17286" table:style-name="ce6">
            <text:p>17,286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7050" table:style-name="ce6">
            <text:p>17,050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26655" table:style-name="ce6">
            <text:p>26,655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35731" table:style-name="ce6">
            <text:p>35,731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37540" table:style-name="ce6">
            <text:p>37,540<text:s/></text:p>
          </table:table-cell>
          <table:table-cell office:value-type="float" office:value="27678" table:style-name="ce6">
            <text:p>27,678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21256" table:style-name="ce6">
            <text:p>21,256<text:s/></text:p>
          </table:table-cell>
          <table:table-cell office:value-type="float" office:value="27652" table:style-name="ce6">
            <text:p>27,652<text:s/></text:p>
          </table:table-cell>
          <table:table-cell office:value-type="float" office:value="145560" table:style-name="ce6">
            <text:p>145,560<text:s/></text:p>
          </table:table-cell>
          <table:table-cell office:value-type="float" office:value="41573" table:style-name="ce6">
            <text:p>41,573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2933" table:style-name="ce6">
            <text:p>22,933<text:s/></text:p>
          </table:table-cell>
          <table:table-cell office:value-type="float" office:value="25104" table:style-name="ce6">
            <text:p>25,104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26388" table:style-name="ce6">
            <text:p>26,388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30643" table:style-name="ce6">
            <text:p>30,643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7041" table:style-name="ce6">
            <text:p>17,041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21499" table:style-name="ce6">
            <text:p>21,499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28294" table:style-name="ce6">
            <text:p>28,294<text:s/></text:p>
          </table:table-cell>
          <table:table-cell office:value-type="float" office:value="43654" table:style-name="ce6">
            <text:p>43,654<text:s/></text:p>
          </table:table-cell>
          <table:table-cell office:value-type="float" office:value="39939" table:style-name="ce6">
            <text:p>39,939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28416" table:style-name="ce6">
            <text:p>28,416<text:s/></text:p>
          </table:table-cell>
          <table:table-cell office:value-type="float" office:value="70411" table:style-name="ce6">
            <text:p>70,411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32779" table:style-name="ce6">
            <text:p>32,779<text:s/></text:p>
          </table:table-cell>
          <table:table-cell office:value-type="float" office:value="38204" table:style-name="ce6">
            <text:p>38,204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64984" table:style-name="ce6">
            <text:p>64,984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18119" table:style-name="ce6">
            <text:p>18,119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32300" table:style-name="ce6">
            <text:p>32,300<text:s/></text:p>
          </table:table-cell>
          <table:table-cell office:value-type="float" office:value="20050" table:style-name="ce6">
            <text:p>20,050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43336" table:style-name="ce6">
            <text:p>43,336<text:s/></text:p>
          </table:table-cell>
          <table:table-cell office:value-type="float" office:value="23785" table:style-name="ce6">
            <text:p>23,785<text:s/></text:p>
          </table:table-cell>
          <table:table-cell office:value-type="float" office:value="26480" table:style-name="ce6">
            <text:p>26,480<text:s/></text:p>
          </table:table-cell>
          <table:table-cell office:value-type="float" office:value="24590" table:style-name="ce6">
            <text:p>24,590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30757" table:style-name="ce6">
            <text:p>30,757<text:s/></text:p>
          </table:table-cell>
          <table:table-cell office:value-type="float" office:value="26085" table:style-name="ce6">
            <text:p>26,085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8685" table:style-name="ce6">
            <text:p>8,685<text:s/></text:p>
          </table:table-cell>
          <table:table-cell table:number-columns-repeated="16275"/>
        </table:table-row>
        <table:table-row table:style-name="ro2">
          <table:table-cell office:value-type="date" office:date-value="2019-07-19T00:00:00" table:style-name="ce5">
            <text:p>2019/7/19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47345" table:style-name="ce6">
            <text:p>47,345<text:s/></text:p>
          </table:table-cell>
          <table:table-cell office:value-type="float" office:value="54436" table:style-name="ce6">
            <text:p>54,436<text:s/></text:p>
          </table:table-cell>
          <table:table-cell office:value-type="float" office:value="26991" table:style-name="ce6">
            <text:p>26,991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7979" table:style-name="ce6">
            <text:p>17,979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29004" table:style-name="ce6">
            <text:p>29,004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22544" table:style-name="ce6">
            <text:p>22,544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36768" table:style-name="ce6">
            <text:p>36,768<text:s/></text:p>
          </table:table-cell>
          <table:table-cell office:value-type="float" office:value="31076" table:style-name="ce6">
            <text:p>31,076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38968" table:style-name="ce6">
            <text:p>38,968<text:s/></text:p>
          </table:table-cell>
          <table:table-cell office:value-type="float" office:value="28658" table:style-name="ce6">
            <text:p>28,658<text:s/></text:p>
          </table:table-cell>
          <table:table-cell office:value-type="float" office:value="26436" table:style-name="ce6">
            <text:p>26,436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29337" table:style-name="ce6">
            <text:p>29,337<text:s/></text:p>
          </table:table-cell>
          <table:table-cell office:value-type="float" office:value="179412" table:style-name="ce6">
            <text:p>179,412<text:s/></text:p>
          </table:table-cell>
          <table:table-cell office:value-type="float" office:value="48824" table:style-name="ce6">
            <text:p>48,824<text:s/></text:p>
          </table:table-cell>
          <table:table-cell office:value-type="float" office:value="26938" table:style-name="ce6">
            <text:p>26,938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27957" table:style-name="ce6">
            <text:p>27,957<text:s/></text:p>
          </table:table-cell>
          <table:table-cell office:value-type="float" office:value="30220" table:style-name="ce6">
            <text:p>30,220<text:s/></text:p>
          </table:table-cell>
          <table:table-cell office:value-type="float" office:value="28534" table:style-name="ce6">
            <text:p>28,534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31627" table:style-name="ce6">
            <text:p>31,627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8815" table:style-name="ce6">
            <text:p>18,815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2319" table:style-name="ce6">
            <text:p>32,319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22659" table:style-name="ce6">
            <text:p>22,659<text:s/></text:p>
          </table:table-cell>
          <table:table-cell office:value-type="float" office:value="23854" table:style-name="ce6">
            <text:p>23,854<text:s/></text:p>
          </table:table-cell>
          <table:table-cell office:value-type="float" office:value="30713" table:style-name="ce6">
            <text:p>30,713<text:s/></text:p>
          </table:table-cell>
          <table:table-cell office:value-type="float" office:value="48425" table:style-name="ce6">
            <text:p>48,425<text:s/></text:p>
          </table:table-cell>
          <table:table-cell office:value-type="float" office:value="42134" table:style-name="ce6">
            <text:p>42,134<text:s/></text:p>
          </table:table-cell>
          <table:table-cell office:value-type="float" office:value="28165" table:style-name="ce6">
            <text:p>28,165<text:s/></text:p>
          </table:table-cell>
          <table:table-cell office:value-type="float" office:value="30131" table:style-name="ce6">
            <text:p>30,131<text:s/></text:p>
          </table:table-cell>
          <table:table-cell office:value-type="float" office:value="83286" table:style-name="ce6">
            <text:p>83,286<text:s/></text:p>
          </table:table-cell>
          <table:table-cell office:value-type="float" office:value="24391" table:style-name="ce6">
            <text:p>24,391<text:s/></text:p>
          </table:table-cell>
          <table:table-cell office:value-type="float" office:value="36531" table:style-name="ce6">
            <text:p>36,531<text:s/></text:p>
          </table:table-cell>
          <table:table-cell office:value-type="float" office:value="44001" table:style-name="ce6">
            <text:p>44,001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75185" table:style-name="ce6">
            <text:p>75,185<text:s/></text:p>
          </table:table-cell>
          <table:table-cell office:value-type="float" office:value="20598" table:style-name="ce6">
            <text:p>20,598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42315" table:style-name="ce6">
            <text:p>42,315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46126" table:style-name="ce6">
            <text:p>46,126<text:s/></text:p>
          </table:table-cell>
          <table:table-cell office:value-type="float" office:value="24990" table:style-name="ce6">
            <text:p>24,990<text:s/></text:p>
          </table:table-cell>
          <table:table-cell office:value-type="float" office:value="27569" table:style-name="ce6">
            <text:p>27,569<text:s/></text:p>
          </table:table-cell>
          <table:table-cell office:value-type="float" office:value="27056" table:style-name="ce6">
            <text:p>27,056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32186" table:style-name="ce6">
            <text:p>32,186<text:s/></text:p>
          </table:table-cell>
          <table:table-cell office:value-type="float" office:value="28953" table:style-name="ce6">
            <text:p>28,953<text:s/></text:p>
          </table:table-cell>
          <table:table-cell office:value-type="float" office:value="13715" table:style-name="ce6">
            <text:p>13,715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9119" table:style-name="ce6">
            <text:p>9,119<text:s/></text:p>
          </table:table-cell>
          <table:table-cell table:number-columns-repeated="16275"/>
        </table:table-row>
        <table:table-row table:style-name="ro2">
          <table:table-cell office:value-type="date" office:date-value="2019-07-20T00:00:00" table:style-name="ce5">
            <text:p>2019/7/20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52877" table:style-name="ce6">
            <text:p>52,877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29501" table:style-name="ce6">
            <text:p>29,501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26895" table:style-name="ce6">
            <text:p>26,895<text:s/></text:p>
          </table:table-cell>
          <table:table-cell office:value-type="float" office:value="24224" table:style-name="ce6">
            <text:p>24,224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32450" table:style-name="ce6">
            <text:p>32,450<text:s/></text:p>
          </table:table-cell>
          <table:table-cell office:value-type="float" office:value="23351" table:style-name="ce6">
            <text:p>23,351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18925" table:style-name="ce6">
            <text:p>18,925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177031" table:style-name="ce6">
            <text:p>177,031<text:s/></text:p>
          </table:table-cell>
          <table:table-cell office:value-type="float" office:value="48377" table:style-name="ce6">
            <text:p>48,377<text:s/></text:p>
          </table:table-cell>
          <table:table-cell office:value-type="float" office:value="21444" table:style-name="ce6">
            <text:p>21,444<text:s/></text:p>
          </table:table-cell>
          <table:table-cell office:value-type="float" office:value="18281" table:style-name="ce6">
            <text:p>18,281<text:s/></text:p>
          </table:table-cell>
          <table:table-cell office:value-type="float" office:value="25912" table:style-name="ce6">
            <text:p>25,912<text:s/></text:p>
          </table:table-cell>
          <table:table-cell office:value-type="float" office:value="31457" table:style-name="ce6">
            <text:p>31,457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34151" table:style-name="ce6">
            <text:p>34,151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28209" table:style-name="ce6">
            <text:p>28,209<text:s/></text:p>
          </table:table-cell>
          <table:table-cell office:value-type="float" office:value="44562" table:style-name="ce6">
            <text:p>44,562<text:s/></text:p>
          </table:table-cell>
          <table:table-cell office:value-type="float" office:value="33153" table:style-name="ce6">
            <text:p>33,153<text:s/></text:p>
          </table:table-cell>
          <table:table-cell office:value-type="float" office:value="22280" table:style-name="ce6">
            <text:p>22,280<text:s/></text:p>
          </table:table-cell>
          <table:table-cell office:value-type="float" office:value="30193" table:style-name="ce6">
            <text:p>30,193<text:s/></text:p>
          </table:table-cell>
          <table:table-cell office:value-type="float" office:value="88385" table:style-name="ce6">
            <text:p>88,385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34735" table:style-name="ce6">
            <text:p>34,735<text:s/></text:p>
          </table:table-cell>
          <table:table-cell office:value-type="float" office:value="37231" table:style-name="ce6">
            <text:p>37,231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63648" table:style-name="ce6">
            <text:p>63,648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42569" table:style-name="ce6">
            <text:p>42,569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18082" table:style-name="ce6">
            <text:p>18,082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22262" table:style-name="ce6">
            <text:p>22,262<text:s/></text:p>
          </table:table-cell>
          <table:table-cell office:value-type="float" office:value="25083" table:style-name="ce6">
            <text:p>25,083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7413" table:style-name="ce6">
            <text:p>7,413<text:s/></text:p>
          </table:table-cell>
          <table:table-cell table:number-columns-repeated="16275"/>
        </table:table-row>
        <table:table-row table:style-name="ro2">
          <table:table-cell office:value-type="date" office:date-value="2019-07-21T00:00:00" table:style-name="ce5">
            <text:p>2019/7/21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41347" table:style-name="ce6">
            <text:p>41,347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25693" table:style-name="ce6">
            <text:p>25,693<text:s/></text:p>
          </table:table-cell>
          <table:table-cell office:value-type="float" office:value="15210" table:style-name="ce6">
            <text:p>15,210<text:s/></text:p>
          </table:table-cell>
          <table:table-cell office:value-type="float" office:value="21757" table:style-name="ce6">
            <text:p>21,757<text:s/></text:p>
          </table:table-cell>
          <table:table-cell office:value-type="float" office:value="21922" table:style-name="ce6">
            <text:p>21,922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29055" table:style-name="ce6">
            <text:p>29,055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69608" table:style-name="ce6">
            <text:p>169,608<text:s/></text:p>
          </table:table-cell>
          <table:table-cell office:value-type="float" office:value="40211" table:style-name="ce6">
            <text:p>40,211<text:s/></text:p>
          </table:table-cell>
          <table:table-cell office:value-type="float" office:value="16244" table:style-name="ce6">
            <text:p>16,244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26298" table:style-name="ce6">
            <text:p>26,298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19417" table:style-name="ce6">
            <text:p>19,417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31455" table:style-name="ce6">
            <text:p>31,455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23051" table:style-name="ce6">
            <text:p>23,051<text:s/></text:p>
          </table:table-cell>
          <table:table-cell office:value-type="float" office:value="40159" table:style-name="ce6">
            <text:p>40,159<text:s/></text:p>
          </table:table-cell>
          <table:table-cell office:value-type="float" office:value="28940" table:style-name="ce6">
            <text:p>28,940<text:s/></text:p>
          </table:table-cell>
          <table:table-cell office:value-type="float" office:value="19391" table:style-name="ce6">
            <text:p>19,391<text:s/></text:p>
          </table:table-cell>
          <table:table-cell office:value-type="float" office:value="29576" table:style-name="ce6">
            <text:p>29,576<text:s/></text:p>
          </table:table-cell>
          <table:table-cell office:value-type="float" office:value="73481" table:style-name="ce6">
            <text:p>73,481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28393" table:style-name="ce6">
            <text:p>28,393<text:s/></text:p>
          </table:table-cell>
          <table:table-cell office:value-type="float" office:value="28436" table:style-name="ce6">
            <text:p>28,436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53120" table:style-name="ce6">
            <text:p>53,120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40741" table:style-name="ce6">
            <text:p>40,741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19088" table:style-name="ce6">
            <text:p>19,088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6377" table:style-name="ce6">
            <text:p>6,377<text:s/></text:p>
          </table:table-cell>
          <table:table-cell table:number-columns-repeated="16275"/>
        </table:table-row>
        <table:table-row table:style-name="ro2">
          <table:table-cell office:value-type="date" office:date-value="2019-07-22T00:00:00" table:style-name="ce5">
            <text:p>2019/7/22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44917" table:style-name="ce6">
            <text:p>44,917<text:s/></text:p>
          </table:table-cell>
          <table:table-cell office:value-type="float" office:value="44457" table:style-name="ce6">
            <text:p>44,457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17037" table:style-name="ce6">
            <text:p>17,037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27869" table:style-name="ce6">
            <text:p>27,869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7473" table:style-name="ce6">
            <text:p>17,473<text:s/></text:p>
          </table:table-cell>
          <table:table-cell office:value-type="float" office:value="21258" table:style-name="ce6">
            <text:p>21,258<text:s/></text:p>
          </table:table-cell>
          <table:table-cell office:value-type="float" office:value="15837" table:style-name="ce6">
            <text:p>15,837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26549" table:style-name="ce6">
            <text:p>26,549<text:s/></text:p>
          </table:table-cell>
          <table:table-cell office:value-type="float" office:value="17388" table:style-name="ce6">
            <text:p>17,388<text:s/></text:p>
          </table:table-cell>
          <table:table-cell office:value-type="float" office:value="34752" table:style-name="ce6">
            <text:p>34,752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37981" table:style-name="ce6">
            <text:p>37,981<text:s/></text:p>
          </table:table-cell>
          <table:table-cell office:value-type="float" office:value="27319" table:style-name="ce6">
            <text:p>27,319<text:s/></text:p>
          </table:table-cell>
          <table:table-cell office:value-type="float" office:value="26420" table:style-name="ce6">
            <text:p>26,420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27576" table:style-name="ce6">
            <text:p>27,576<text:s/></text:p>
          </table:table-cell>
          <table:table-cell office:value-type="float" office:value="154644" table:style-name="ce6">
            <text:p>154,644<text:s/></text:p>
          </table:table-cell>
          <table:table-cell office:value-type="float" office:value="40904" table:style-name="ce6">
            <text:p>40,904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25148" table:style-name="ce6">
            <text:p>25,148<text:s/></text:p>
          </table:table-cell>
          <table:table-cell office:value-type="float" office:value="26370" table:style-name="ce6">
            <text:p>26,370<text:s/></text:p>
          </table:table-cell>
          <table:table-cell office:value-type="float" office:value="26679" table:style-name="ce6">
            <text:p>26,679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31575" table:style-name="ce6">
            <text:p>31,575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30476" table:style-name="ce6">
            <text:p>30,476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21511" table:style-name="ce6">
            <text:p>21,511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27512" table:style-name="ce6">
            <text:p>27,512<text:s/></text:p>
          </table:table-cell>
          <table:table-cell office:value-type="float" office:value="44820" table:style-name="ce6">
            <text:p>44,820<text:s/></text:p>
          </table:table-cell>
          <table:table-cell office:value-type="float" office:value="40583" table:style-name="ce6">
            <text:p>40,583<text:s/></text:p>
          </table:table-cell>
          <table:table-cell office:value-type="float" office:value="26558" table:style-name="ce6">
            <text:p>26,558<text:s/></text:p>
          </table:table-cell>
          <table:table-cell office:value-type="float" office:value="28671" table:style-name="ce6">
            <text:p>28,671<text:s/></text:p>
          </table:table-cell>
          <table:table-cell office:value-type="float" office:value="69481" table:style-name="ce6">
            <text:p>69,481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32515" table:style-name="ce6">
            <text:p>32,515<text:s/></text:p>
          </table:table-cell>
          <table:table-cell office:value-type="float" office:value="36308" table:style-name="ce6">
            <text:p>36,308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65767" table:style-name="ce6">
            <text:p>65,767<text:s/></text:p>
          </table:table-cell>
          <table:table-cell office:value-type="float" office:value="19927" table:style-name="ce6">
            <text:p>19,927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15731" table:style-name="ce6">
            <text:p>15,731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39831" table:style-name="ce6">
            <text:p>39,831<text:s/></text:p>
          </table:table-cell>
          <table:table-cell office:value-type="float" office:value="19878" table:style-name="ce6">
            <text:p>19,878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43364" table:style-name="ce6">
            <text:p>43,364<text:s/></text:p>
          </table:table-cell>
          <table:table-cell office:value-type="float" office:value="23344" table:style-name="ce6">
            <text:p>23,344<text:s/></text:p>
          </table:table-cell>
          <table:table-cell office:value-type="float" office:value="26246" table:style-name="ce6">
            <text:p>26,246<text:s/></text:p>
          </table:table-cell>
          <table:table-cell office:value-type="float" office:value="24430" table:style-name="ce6">
            <text:p>24,430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30601" table:style-name="ce6">
            <text:p>30,601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8850" table:style-name="ce6">
            <text:p>8,850<text:s/></text:p>
          </table:table-cell>
          <table:table-cell table:number-columns-repeated="16275"/>
        </table:table-row>
        <table:table-row table:style-name="ro2">
          <table:table-cell office:value-type="date" office:date-value="2019-07-23T00:00:00" table:style-name="ce5">
            <text:p>2019/7/23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46433" table:style-name="ce6">
            <text:p>46,433<text:s/></text:p>
          </table:table-cell>
          <table:table-cell office:value-type="float" office:value="47314" table:style-name="ce6">
            <text:p>47,314<text:s/></text:p>
          </table:table-cell>
          <table:table-cell office:value-type="float" office:value="26420" table:style-name="ce6">
            <text:p>26,420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29079" table:style-name="ce6">
            <text:p>29,079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21796" table:style-name="ce6">
            <text:p>21,796<text:s/></text:p>
          </table:table-cell>
          <table:table-cell office:value-type="float" office:value="16765" table:style-name="ce6">
            <text:p>16,765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28059" table:style-name="ce6">
            <text:p>28,059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36375" table:style-name="ce6">
            <text:p>36,375<text:s/></text:p>
          </table:table-cell>
          <table:table-cell office:value-type="float" office:value="29588" table:style-name="ce6">
            <text:p>29,588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38728" table:style-name="ce6">
            <text:p>38,728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26843" table:style-name="ce6">
            <text:p>26,843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29015" table:style-name="ce6">
            <text:p>29,015<text:s/></text:p>
          </table:table-cell>
          <table:table-cell office:value-type="float" office:value="153679" table:style-name="ce6">
            <text:p>153,679<text:s/></text:p>
          </table:table-cell>
          <table:table-cell office:value-type="float" office:value="42376" table:style-name="ce6">
            <text:p>42,376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23717" table:style-name="ce6">
            <text:p>23,717<text:s/></text:p>
          </table:table-cell>
          <table:table-cell office:value-type="float" office:value="27019" table:style-name="ce6">
            <text:p>27,019<text:s/></text:p>
          </table:table-cell>
          <table:table-cell office:value-type="float" office:value="28098" table:style-name="ce6">
            <text:p>28,098<text:s/></text:p>
          </table:table-cell>
          <table:table-cell office:value-type="float" office:value="28346" table:style-name="ce6">
            <text:p>28,346<text:s/></text:p>
          </table:table-cell>
          <table:table-cell office:value-type="float" office:value="23751" table:style-name="ce6">
            <text:p>23,751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31992" table:style-name="ce6">
            <text:p>31,992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8330" table:style-name="ce6">
            <text:p>18,330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31325" table:style-name="ce6">
            <text:p>31,325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22189" table:style-name="ce6">
            <text:p>22,189<text:s/></text:p>
          </table:table-cell>
          <table:table-cell office:value-type="float" office:value="24146" table:style-name="ce6">
            <text:p>24,146<text:s/></text:p>
          </table:table-cell>
          <table:table-cell office:value-type="float" office:value="28435" table:style-name="ce6">
            <text:p>28,435<text:s/></text:p>
          </table:table-cell>
          <table:table-cell office:value-type="float" office:value="45229" table:style-name="ce6">
            <text:p>45,229<text:s/></text:p>
          </table:table-cell>
          <table:table-cell office:value-type="float" office:value="41335" table:style-name="ce6">
            <text:p>41,335<text:s/></text:p>
          </table:table-cell>
          <table:table-cell office:value-type="float" office:value="27332" table:style-name="ce6">
            <text:p>27,332<text:s/></text:p>
          </table:table-cell>
          <table:table-cell office:value-type="float" office:value="29578" table:style-name="ce6">
            <text:p>29,578<text:s/></text:p>
          </table:table-cell>
          <table:table-cell office:value-type="float" office:value="70632" table:style-name="ce6">
            <text:p>70,632<text:s/></text:p>
          </table:table-cell>
          <table:table-cell office:value-type="float" office:value="23726" table:style-name="ce6">
            <text:p>23,726<text:s/></text:p>
          </table:table-cell>
          <table:table-cell office:value-type="float" office:value="33265" table:style-name="ce6">
            <text:p>33,265<text:s/></text:p>
          </table:table-cell>
          <table:table-cell office:value-type="float" office:value="38244" table:style-name="ce6">
            <text:p>38,244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66284" table:style-name="ce6">
            <text:p>66,284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32615" table:style-name="ce6">
            <text:p>32,615<text:s/></text:p>
          </table:table-cell>
          <table:table-cell office:value-type="float" office:value="20456" table:style-name="ce6">
            <text:p>20,456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43963" table:style-name="ce6">
            <text:p>43,963<text:s/></text:p>
          </table:table-cell>
          <table:table-cell office:value-type="float" office:value="26181" table:style-name="ce6">
            <text:p>26,181<text:s/></text:p>
          </table:table-cell>
          <table:table-cell office:value-type="float" office:value="26823" table:style-name="ce6">
            <text:p>26,823<text:s/></text:p>
          </table:table-cell>
          <table:table-cell office:value-type="float" office:value="25189" table:style-name="ce6">
            <text:p>25,189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32227" table:style-name="ce6">
            <text:p>32,227<text:s/></text:p>
          </table:table-cell>
          <table:table-cell office:value-type="float" office:value="26385" table:style-name="ce6">
            <text:p>26,385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9067" table:style-name="ce6">
            <text:p>9,067<text:s/></text:p>
          </table:table-cell>
          <table:table-cell table:number-columns-repeated="16275"/>
        </table:table-row>
        <table:table-row table:style-name="ro2">
          <table:table-cell office:value-type="date" office:date-value="2019-07-24T00:00:00" table:style-name="ce5">
            <text:p>2019/7/24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47306" table:style-name="ce6">
            <text:p>47,306<text:s/></text:p>
          </table:table-cell>
          <table:table-cell office:value-type="float" office:value="49344" table:style-name="ce6">
            <text:p>49,344<text:s/></text:p>
          </table:table-cell>
          <table:table-cell office:value-type="float" office:value="26515" table:style-name="ce6">
            <text:p>26,515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18785" table:style-name="ce6">
            <text:p>18,785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30367" table:style-name="ce6">
            <text:p>30,367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22366" table:style-name="ce6">
            <text:p>22,366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27716" table:style-name="ce6">
            <text:p>27,716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36321" table:style-name="ce6">
            <text:p>36,321<text:s/></text:p>
          </table:table-cell>
          <table:table-cell office:value-type="float" office:value="29782" table:style-name="ce6">
            <text:p>29,782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38822" table:style-name="ce6">
            <text:p>38,822<text:s/></text:p>
          </table:table-cell>
          <table:table-cell office:value-type="float" office:value="28593" table:style-name="ce6">
            <text:p>28,593<text:s/></text:p>
          </table:table-cell>
          <table:table-cell office:value-type="float" office:value="26862" table:style-name="ce6">
            <text:p>26,862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28725" table:style-name="ce6">
            <text:p>28,725<text:s/></text:p>
          </table:table-cell>
          <table:table-cell office:value-type="float" office:value="155271" table:style-name="ce6">
            <text:p>155,271<text:s/></text:p>
          </table:table-cell>
          <table:table-cell office:value-type="float" office:value="43938" table:style-name="ce6">
            <text:p>43,938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27639" table:style-name="ce6">
            <text:p>27,639<text:s/></text:p>
          </table:table-cell>
          <table:table-cell office:value-type="float" office:value="29344" table:style-name="ce6">
            <text:p>29,344<text:s/></text:p>
          </table:table-cell>
          <table:table-cell office:value-type="float" office:value="28751" table:style-name="ce6">
            <text:p>28,751<text:s/></text:p>
          </table:table-cell>
          <table:table-cell office:value-type="float" office:value="24719" table:style-name="ce6">
            <text:p>24,719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32668" table:style-name="ce6">
            <text:p>32,668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32597" table:style-name="ce6">
            <text:p>32,597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22148" table:style-name="ce6">
            <text:p>22,148<text:s/></text:p>
          </table:table-cell>
          <table:table-cell office:value-type="float" office:value="24222" table:style-name="ce6">
            <text:p>24,222<text:s/></text:p>
          </table:table-cell>
          <table:table-cell office:value-type="float" office:value="29493" table:style-name="ce6">
            <text:p>29,493<text:s/></text:p>
          </table:table-cell>
          <table:table-cell office:value-type="float" office:value="45542" table:style-name="ce6">
            <text:p>45,542<text:s/></text:p>
          </table:table-cell>
          <table:table-cell office:value-type="float" office:value="41984" table:style-name="ce6">
            <text:p>41,984<text:s/></text:p>
          </table:table-cell>
          <table:table-cell office:value-type="float" office:value="27966" table:style-name="ce6">
            <text:p>27,966<text:s/></text:p>
          </table:table-cell>
          <table:table-cell office:value-type="float" office:value="30038" table:style-name="ce6">
            <text:p>30,038<text:s/></text:p>
          </table:table-cell>
          <table:table-cell office:value-type="float" office:value="74642" table:style-name="ce6">
            <text:p>74,642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35277" table:style-name="ce6">
            <text:p>35,277<text:s/></text:p>
          </table:table-cell>
          <table:table-cell office:value-type="float" office:value="39956" table:style-name="ce6">
            <text:p>39,956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68095" table:style-name="ce6">
            <text:p>68,095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33205" table:style-name="ce6">
            <text:p>33,205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45269" table:style-name="ce6">
            <text:p>45,269<text:s/></text:p>
          </table:table-cell>
          <table:table-cell office:value-type="float" office:value="26202" table:style-name="ce6">
            <text:p>26,202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18256" table:style-name="ce6">
            <text:p>18,256<text:s/></text:p>
          </table:table-cell>
          <table:table-cell office:value-type="float" office:value="32220" table:style-name="ce6">
            <text:p>32,220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9135" table:style-name="ce6">
            <text:p>9,135<text:s/></text:p>
          </table:table-cell>
          <table:table-cell table:number-columns-repeated="16275"/>
        </table:table-row>
        <table:table-row table:style-name="ro2">
          <table:table-cell office:value-type="date" office:date-value="2019-07-25T00:00:00" table:style-name="ce5">
            <text:p>2019/7/25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47861" table:style-name="ce6">
            <text:p>47,861<text:s/></text:p>
          </table:table-cell>
          <table:table-cell office:value-type="float" office:value="50345" table:style-name="ce6">
            <text:p>50,345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17351" table:style-name="ce6">
            <text:p>17,351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39961" table:style-name="ce6">
            <text:p>39,961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7862" table:style-name="ce6">
            <text:p>17,862<text:s/></text:p>
          </table:table-cell>
          <table:table-cell office:value-type="float" office:value="22004" table:style-name="ce6">
            <text:p>22,004<text:s/></text:p>
          </table:table-cell>
          <table:table-cell office:value-type="float" office:value="16587" table:style-name="ce6">
            <text:p>16,587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28826" table:style-name="ce6">
            <text:p>28,826<text:s/></text:p>
          </table:table-cell>
          <table:table-cell office:value-type="float" office:value="19181" table:style-name="ce6">
            <text:p>19,181<text:s/></text:p>
          </table:table-cell>
          <table:table-cell office:value-type="float" office:value="36296" table:style-name="ce6">
            <text:p>36,296<text:s/></text:p>
          </table:table-cell>
          <table:table-cell office:value-type="float" office:value="30510" table:style-name="ce6">
            <text:p>30,510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39114" table:style-name="ce6">
            <text:p>39,114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22051" table:style-name="ce6">
            <text:p>22,051<text:s/></text:p>
          </table:table-cell>
          <table:table-cell office:value-type="float" office:value="28179" table:style-name="ce6">
            <text:p>28,179<text:s/></text:p>
          </table:table-cell>
          <table:table-cell office:value-type="float" office:value="160286" table:style-name="ce6">
            <text:p>160,286<text:s/></text:p>
          </table:table-cell>
          <table:table-cell office:value-type="float" office:value="45263" table:style-name="ce6">
            <text:p>45,263<text:s/></text:p>
          </table:table-cell>
          <table:table-cell office:value-type="float" office:value="26682" table:style-name="ce6">
            <text:p>26,682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27833" table:style-name="ce6">
            <text:p>27,833<text:s/></text:p>
          </table:table-cell>
          <table:table-cell office:value-type="float" office:value="29982" table:style-name="ce6">
            <text:p>29,982<text:s/></text:p>
          </table:table-cell>
          <table:table-cell office:value-type="float" office:value="29078" table:style-name="ce6">
            <text:p>29,078<text:s/></text:p>
          </table:table-cell>
          <table:table-cell office:value-type="float" office:value="24676" table:style-name="ce6">
            <text:p>24,676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32456" table:style-name="ce6">
            <text:p>32,456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33152" table:style-name="ce6">
            <text:p>33,152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22226" table:style-name="ce6">
            <text:p>22,226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29651" table:style-name="ce6">
            <text:p>29,651<text:s/></text:p>
          </table:table-cell>
          <table:table-cell office:value-type="float" office:value="45610" table:style-name="ce6">
            <text:p>45,610<text:s/></text:p>
          </table:table-cell>
          <table:table-cell office:value-type="float" office:value="42125" table:style-name="ce6">
            <text:p>42,125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30516" table:style-name="ce6">
            <text:p>30,516<text:s/></text:p>
          </table:table-cell>
          <table:table-cell office:value-type="float" office:value="75352" table:style-name="ce6">
            <text:p>75,352<text:s/></text:p>
          </table:table-cell>
          <table:table-cell office:value-type="float" office:value="23597" table:style-name="ce6">
            <text:p>23,597<text:s/></text:p>
          </table:table-cell>
          <table:table-cell office:value-type="float" office:value="35503" table:style-name="ce6">
            <text:p>35,503<text:s/></text:p>
          </table:table-cell>
          <table:table-cell office:value-type="float" office:value="40668" table:style-name="ce6">
            <text:p>40,668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68764" table:style-name="ce6">
            <text:p>68,764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21232" table:style-name="ce6">
            <text:p>21,232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34814" table:style-name="ce6">
            <text:p>34,814<text:s/></text:p>
          </table:table-cell>
          <table:table-cell office:value-type="float" office:value="20845" table:style-name="ce6">
            <text:p>20,845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45313" table:style-name="ce6">
            <text:p>45,313<text:s/></text:p>
          </table:table-cell>
          <table:table-cell office:value-type="float" office:value="26184" table:style-name="ce6">
            <text:p>26,184<text:s/></text:p>
          </table:table-cell>
          <table:table-cell office:value-type="float" office:value="27400" table:style-name="ce6">
            <text:p>27,400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32938" table:style-name="ce6">
            <text:p>32,938<text:s/></text:p>
          </table:table-cell>
          <table:table-cell office:value-type="float" office:value="27717" table:style-name="ce6">
            <text:p>27,717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9053" table:style-name="ce6">
            <text:p>9,053<text:s/></text:p>
          </table:table-cell>
          <table:table-cell table:number-columns-repeated="16275"/>
        </table:table-row>
        <table:table-row table:style-name="ro2">
          <table:table-cell office:value-type="date" office:date-value="2019-07-26T00:00:00" table:style-name="ce5">
            <text:p>2019/7/26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48674" table:style-name="ce6">
            <text:p>48,674<text:s/></text:p>
          </table:table-cell>
          <table:table-cell office:value-type="float" office:value="55464" table:style-name="ce6">
            <text:p>55,464<text:s/></text:p>
          </table:table-cell>
          <table:table-cell office:value-type="float" office:value="27857" table:style-name="ce6">
            <text:p>27,857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17520" table:style-name="ce6">
            <text:p>17,520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41320" table:style-name="ce6">
            <text:p>41,320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17345" table:style-name="ce6">
            <text:p>17,345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30866" table:style-name="ce6">
            <text:p>30,866<text:s/></text:p>
          </table:table-cell>
          <table:table-cell office:value-type="float" office:value="20014" table:style-name="ce6">
            <text:p>20,014<text:s/></text:p>
          </table:table-cell>
          <table:table-cell office:value-type="float" office:value="37163" table:style-name="ce6">
            <text:p>37,163<text:s/></text:p>
          </table:table-cell>
          <table:table-cell office:value-type="float" office:value="32502" table:style-name="ce6">
            <text:p>32,502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40394" table:style-name="ce6">
            <text:p>40,394<text:s/></text:p>
          </table:table-cell>
          <table:table-cell office:value-type="float" office:value="29396" table:style-name="ce6">
            <text:p>29,396<text:s/></text:p>
          </table:table-cell>
          <table:table-cell office:value-type="float" office:value="27056" table:style-name="ce6">
            <text:p>27,056<text:s/></text:p>
          </table:table-cell>
          <table:table-cell office:value-type="float" office:value="22621" table:style-name="ce6">
            <text:p>22,621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189443" table:style-name="ce6">
            <text:p>189,443<text:s/></text:p>
          </table:table-cell>
          <table:table-cell office:value-type="float" office:value="49972" table:style-name="ce6">
            <text:p>49,972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9635" table:style-name="ce6">
            <text:p>29,635<text:s/></text:p>
          </table:table-cell>
          <table:table-cell office:value-type="float" office:value="31967" table:style-name="ce6">
            <text:p>31,967<text:s/></text:p>
          </table:table-cell>
          <table:table-cell office:value-type="float" office:value="30504" table:style-name="ce6">
            <text:p>30,504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32569" table:style-name="ce6">
            <text:p>32,569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33677" table:style-name="ce6">
            <text:p>33,677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22425" table:style-name="ce6">
            <text:p>22,425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31174" table:style-name="ce6">
            <text:p>31,174<text:s/></text:p>
          </table:table-cell>
          <table:table-cell office:value-type="float" office:value="49186" table:style-name="ce6">
            <text:p>49,186<text:s/></text:p>
          </table:table-cell>
          <table:table-cell office:value-type="float" office:value="42414" table:style-name="ce6">
            <text:p>42,414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31219" table:style-name="ce6">
            <text:p>31,219<text:s/></text:p>
          </table:table-cell>
          <table:table-cell office:value-type="float" office:value="84637" table:style-name="ce6">
            <text:p>84,637<text:s/></text:p>
          </table:table-cell>
          <table:table-cell office:value-type="float" office:value="24839" table:style-name="ce6">
            <text:p>24,839<text:s/></text:p>
          </table:table-cell>
          <table:table-cell office:value-type="float" office:value="37666" table:style-name="ce6">
            <text:p>37,666<text:s/></text:p>
          </table:table-cell>
          <table:table-cell office:value-type="float" office:value="43903" table:style-name="ce6">
            <text:p>43,903<text:s/></text:p>
          </table:table-cell>
          <table:table-cell office:value-type="float" office:value="28330" table:style-name="ce6">
            <text:p>28,330<text:s/></text:p>
          </table:table-cell>
          <table:table-cell office:value-type="float" office:value="77111" table:style-name="ce6">
            <text:p>77,111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15972" table:style-name="ce6">
            <text:p>15,972<text:s/></text:p>
          </table:table-cell>
          <table:table-cell office:value-type="float" office:value="24781" table:style-name="ce6">
            <text:p>24,781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40097" table:style-name="ce6">
            <text:p>40,097<text:s/></text:p>
          </table:table-cell>
          <table:table-cell office:value-type="float" office:value="21777" table:style-name="ce6">
            <text:p>21,777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46189" table:style-name="ce6">
            <text:p>46,189<text:s/></text:p>
          </table:table-cell>
          <table:table-cell office:value-type="float" office:value="26724" table:style-name="ce6">
            <text:p>26,724<text:s/></text:p>
          </table:table-cell>
          <table:table-cell office:value-type="float" office:value="27854" table:style-name="ce6">
            <text:p>27,854<text:s/></text:p>
          </table:table-cell>
          <table:table-cell office:value-type="float" office:value="27491" table:style-name="ce6">
            <text:p>27,491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40540" table:style-name="ce6">
            <text:p>40,540<text:s/></text:p>
          </table:table-cell>
          <table:table-cell office:value-type="float" office:value="29044" table:style-name="ce6">
            <text:p>29,044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9392" table:style-name="ce6">
            <text:p>9,392<text:s/></text:p>
          </table:table-cell>
          <table:table-cell table:number-columns-repeated="16275"/>
        </table:table-row>
        <table:table-row table:style-name="ro2">
          <table:table-cell office:value-type="date" office:date-value="2019-07-27T00:00:00" table:style-name="ce5">
            <text:p>2019/7/27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29079" table:style-name="ce6">
            <text:p>29,079<text:s/></text:p>
          </table:table-cell>
          <table:table-cell office:value-type="float" office:value="54823" table:style-name="ce6">
            <text:p>54,823<text:s/></text:p>
          </table:table-cell>
          <table:table-cell office:value-type="float" office:value="18553" table:style-name="ce6">
            <text:p>18,553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29790" table:style-name="ce6">
            <text:p>29,790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14756" table:style-name="ce6">
            <text:p>14,756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30697" table:style-name="ce6">
            <text:p>30,697<text:s/></text:p>
          </table:table-cell>
          <table:table-cell office:value-type="float" office:value="17782" table:style-name="ce6">
            <text:p>17,782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35286" table:style-name="ce6">
            <text:p>35,286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33612" table:style-name="ce6">
            <text:p>33,612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197863" table:style-name="ce6">
            <text:p>197,863<text:s/></text:p>
          </table:table-cell>
          <table:table-cell office:value-type="float" office:value="51183" table:style-name="ce6">
            <text:p>51,183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19294" table:style-name="ce6">
            <text:p>19,294<text:s/></text:p>
          </table:table-cell>
          <table:table-cell office:value-type="float" office:value="44228" table:style-name="ce6">
            <text:p>44,228<text:s/></text:p>
          </table:table-cell>
          <table:table-cell office:value-type="float" office:value="34844" table:style-name="ce6">
            <text:p>34,844<text:s/></text:p>
          </table:table-cell>
          <table:table-cell office:value-type="float" office:value="29007" table:style-name="ce6">
            <text:p>29,007<text:s/></text:p>
          </table:table-cell>
          <table:table-cell office:value-type="float" office:value="21256" table:style-name="ce6">
            <text:p>21,256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25230" table:style-name="ce6">
            <text:p>25,230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37737" table:style-name="ce6">
            <text:p>37,737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29603" table:style-name="ce6">
            <text:p>29,603<text:s/></text:p>
          </table:table-cell>
          <table:table-cell office:value-type="float" office:value="45165" table:style-name="ce6">
            <text:p>45,165<text:s/></text:p>
          </table:table-cell>
          <table:table-cell office:value-type="float" office:value="34221" table:style-name="ce6">
            <text:p>34,221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30713" table:style-name="ce6">
            <text:p>30,713<text:s/></text:p>
          </table:table-cell>
          <table:table-cell office:value-type="float" office:value="90278" table:style-name="ce6">
            <text:p>90,278<text:s/></text:p>
          </table:table-cell>
          <table:table-cell office:value-type="float" office:value="16894" table:style-name="ce6">
            <text:p>16,894<text:s/></text:p>
          </table:table-cell>
          <table:table-cell office:value-type="float" office:value="41840" table:style-name="ce6">
            <text:p>41,840<text:s/></text:p>
          </table:table-cell>
          <table:table-cell office:value-type="float" office:value="38081" table:style-name="ce6">
            <text:p>38,081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66201" table:style-name="ce6">
            <text:p>66,201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5687" table:style-name="ce6">
            <text:p>15,687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39184" table:style-name="ce6">
            <text:p>39,184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22277" table:style-name="ce6">
            <text:p>22,277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26923" table:style-name="ce6">
            <text:p>26,923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7778" table:style-name="ce6">
            <text:p>7,778<text:s/></text:p>
          </table:table-cell>
          <table:table-cell table:number-columns-repeated="16275"/>
        </table:table-row>
        <table:table-row table:style-name="ro2">
          <table:table-cell office:value-type="date" office:date-value="2019-07-28T00:00:00" table:style-name="ce5">
            <text:p>2019/7/28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43069" table:style-name="ce6">
            <text:p>43,069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16114" table:style-name="ce6">
            <text:p>16,114<text:s/></text:p>
          </table:table-cell>
          <table:table-cell office:value-type="float" office:value="22717" table:style-name="ce6">
            <text:p>22,717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29864" table:style-name="ce6">
            <text:p>29,864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17396" table:style-name="ce6">
            <text:p>17,396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182621" table:style-name="ce6">
            <text:p>182,621<text:s/></text:p>
          </table:table-cell>
          <table:table-cell office:value-type="float" office:value="42344" table:style-name="ce6">
            <text:p>42,344<text:s/></text:p>
          </table:table-cell>
          <table:table-cell office:value-type="float" office:value="16301" table:style-name="ce6">
            <text:p>16,301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36654" table:style-name="ce6">
            <text:p>36,654<text:s/></text:p>
          </table:table-cell>
          <table:table-cell office:value-type="float" office:value="30050" table:style-name="ce6">
            <text:p>30,050<text:s/></text:p>
          </table:table-cell>
          <table:table-cell office:value-type="float" office:value="25333" table:style-name="ce6">
            <text:p>25,333<text:s/></text:p>
          </table:table-cell>
          <table:table-cell office:value-type="float" office:value="20661" table:style-name="ce6">
            <text:p>20,661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21208" table:style-name="ce6">
            <text:p>21,208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36962" table:style-name="ce6">
            <text:p>36,962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40692" table:style-name="ce6">
            <text:p>40,692<text:s/></text:p>
          </table:table-cell>
          <table:table-cell office:value-type="float" office:value="29889" table:style-name="ce6">
            <text:p>29,889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29080" table:style-name="ce6">
            <text:p>29,080<text:s/></text:p>
          </table:table-cell>
          <table:table-cell office:value-type="float" office:value="78432" table:style-name="ce6">
            <text:p>78,432<text:s/></text:p>
          </table:table-cell>
          <table:table-cell office:value-type="float" office:value="14577" table:style-name="ce6">
            <text:p>14,577<text:s/></text:p>
          </table:table-cell>
          <table:table-cell office:value-type="float" office:value="35315" table:style-name="ce6">
            <text:p>35,315<text:s/></text:p>
          </table:table-cell>
          <table:table-cell office:value-type="float" office:value="29566" table:style-name="ce6">
            <text:p>29,566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55911" table:style-name="ce6">
            <text:p>55,911<text:s/></text:p>
          </table:table-cell>
          <table:table-cell office:value-type="float" office:value="14399" table:style-name="ce6">
            <text:p>14,399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33955" table:style-name="ce6">
            <text:p>33,955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18231" table:style-name="ce6">
            <text:p>18,231<text:s/></text:p>
          </table:table-cell>
          <table:table-cell office:value-type="float" office:value="15275" table:style-name="ce6">
            <text:p>15,275<text:s/></text:p>
          </table:table-cell>
          <table:table-cell office:value-type="float" office:value="17233" table:style-name="ce6">
            <text:p>17,233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20485" table:style-name="ce6">
            <text:p>20,485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6741" table:style-name="ce6">
            <text:p>6,741<text:s/></text:p>
          </table:table-cell>
          <table:table-cell table:number-columns-repeated="16275"/>
        </table:table-row>
        <table:table-row table:style-name="ro2">
          <table:table-cell office:value-type="date" office:date-value="2019-07-29T00:00:00" table:style-name="ce5">
            <text:p>2019/7/29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44803" table:style-name="ce6">
            <text:p>44,803<text:s/></text:p>
          </table:table-cell>
          <table:table-cell office:value-type="float" office:value="46656" table:style-name="ce6">
            <text:p>46,656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7481" table:style-name="ce6">
            <text:p>17,481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27823" table:style-name="ce6">
            <text:p>27,823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26460" table:style-name="ce6">
            <text:p>26,460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34059" table:style-name="ce6">
            <text:p>34,059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37734" table:style-name="ce6">
            <text:p>37,734<text:s/></text:p>
          </table:table-cell>
          <table:table-cell office:value-type="float" office:value="27562" table:style-name="ce6">
            <text:p>27,562<text:s/></text:p>
          </table:table-cell>
          <table:table-cell office:value-type="float" office:value="25821" table:style-name="ce6">
            <text:p>25,821<text:s/></text:p>
          </table:table-cell>
          <table:table-cell office:value-type="float" office:value="21614" table:style-name="ce6">
            <text:p>21,614<text:s/></text:p>
          </table:table-cell>
          <table:table-cell office:value-type="float" office:value="27728" table:style-name="ce6">
            <text:p>27,728<text:s/></text:p>
          </table:table-cell>
          <table:table-cell office:value-type="float" office:value="161753" table:style-name="ce6">
            <text:p>161,753<text:s/></text:p>
          </table:table-cell>
          <table:table-cell office:value-type="float" office:value="42469" table:style-name="ce6">
            <text:p>42,469<text:s/></text:p>
          </table:table-cell>
          <table:table-cell office:value-type="float" office:value="26074" table:style-name="ce6">
            <text:p>26,074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29215" table:style-name="ce6">
            <text:p>29,215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31938" table:style-name="ce6">
            <text:p>31,938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33512" table:style-name="ce6">
            <text:p>33,512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23598" table:style-name="ce6">
            <text:p>23,598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44150" table:style-name="ce6">
            <text:p>44,150<text:s/></text:p>
          </table:table-cell>
          <table:table-cell office:value-type="float" office:value="40308" table:style-name="ce6">
            <text:p>40,308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30267" table:style-name="ce6">
            <text:p>30,267<text:s/></text:p>
          </table:table-cell>
          <table:table-cell office:value-type="float" office:value="73250" table:style-name="ce6">
            <text:p>73,250<text:s/></text:p>
          </table:table-cell>
          <table:table-cell office:value-type="float" office:value="21895" table:style-name="ce6">
            <text:p>21,895<text:s/></text:p>
          </table:table-cell>
          <table:table-cell office:value-type="float" office:value="32762" table:style-name="ce6">
            <text:p>32,762<text:s/></text:p>
          </table:table-cell>
          <table:table-cell office:value-type="float" office:value="37625" table:style-name="ce6">
            <text:p>37,625<text:s/></text:p>
          </table:table-cell>
          <table:table-cell office:value-type="float" office:value="24662" table:style-name="ce6">
            <text:p>24,662<text:s/></text:p>
          </table:table-cell>
          <table:table-cell office:value-type="float" office:value="65926" table:style-name="ce6">
            <text:p>65,926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36239" table:style-name="ce6">
            <text:p>36,239<text:s/></text:p>
          </table:table-cell>
          <table:table-cell office:value-type="float" office:value="19361" table:style-name="ce6">
            <text:p>19,361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42490" table:style-name="ce6">
            <text:p>42,490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17567" table:style-name="ce6">
            <text:p>17,567<text:s/></text:p>
          </table:table-cell>
          <table:table-cell office:value-type="float" office:value="31983" table:style-name="ce6">
            <text:p>31,983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8751" table:style-name="ce6">
            <text:p>8,751<text:s/></text:p>
          </table:table-cell>
          <table:table-cell table:number-columns-repeated="16275"/>
        </table:table-row>
        <table:table-row table:style-name="ro2">
          <table:table-cell office:value-type="date" office:date-value="2019-07-30T00:00:00" table:style-name="ce5">
            <text:p>2019/7/30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15743" table:style-name="ce6">
            <text:p>15,743<text:s/></text:p>
          </table:table-cell>
          <table:table-cell office:value-type="float" office:value="46178" table:style-name="ce6">
            <text:p>46,178<text:s/></text:p>
          </table:table-cell>
          <table:table-cell office:value-type="float" office:value="48446" table:style-name="ce6">
            <text:p>48,446<text:s/></text:p>
          </table:table-cell>
          <table:table-cell office:value-type="float" office:value="25669" table:style-name="ce6">
            <text:p>25,669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12091" table:style-name="ce6">
            <text:p>12,09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7934" table:style-name="ce6">
            <text:p>17,934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16128" table:style-name="ce6">
            <text:p>16,128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28043" table:style-name="ce6">
            <text:p>28,043<text:s/></text:p>
          </table:table-cell>
          <table:table-cell office:value-type="float" office:value="18654" table:style-name="ce6">
            <text:p>18,654<text:s/></text:p>
          </table:table-cell>
          <table:table-cell office:value-type="float" office:value="35518" table:style-name="ce6">
            <text:p>35,518<text:s/></text:p>
          </table:table-cell>
          <table:table-cell office:value-type="float" office:value="30173" table:style-name="ce6">
            <text:p>30,173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38324" table:style-name="ce6">
            <text:p>38,324<text:s/></text:p>
          </table:table-cell>
          <table:table-cell office:value-type="float" office:value="28417" table:style-name="ce6">
            <text:p>28,417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21988" table:style-name="ce6">
            <text:p>21,988<text:s/></text:p>
          </table:table-cell>
          <table:table-cell office:value-type="float" office:value="28645" table:style-name="ce6">
            <text:p>28,645<text:s/></text:p>
          </table:table-cell>
          <table:table-cell office:value-type="float" office:value="153612" table:style-name="ce6">
            <text:p>153,612<text:s/></text:p>
          </table:table-cell>
          <table:table-cell office:value-type="float" office:value="44415" table:style-name="ce6">
            <text:p>44,415<text:s/></text:p>
          </table:table-cell>
          <table:table-cell office:value-type="float" office:value="26651" table:style-name="ce6">
            <text:p>26,651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27722" table:style-name="ce6">
            <text:p>27,722<text:s/></text:p>
          </table:table-cell>
          <table:table-cell office:value-type="float" office:value="30337" table:style-name="ce6">
            <text:p>30,337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23959" table:style-name="ce6">
            <text:p>23,959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32654" table:style-name="ce6">
            <text:p>32,654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33472" table:style-name="ce6">
            <text:p>33,472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28994" table:style-name="ce6">
            <text:p>28,994<text:s/></text:p>
          </table:table-cell>
          <table:table-cell office:value-type="float" office:value="44927" table:style-name="ce6">
            <text:p>44,927<text:s/></text:p>
          </table:table-cell>
          <table:table-cell office:value-type="float" office:value="41470" table:style-name="ce6">
            <text:p>41,470<text:s/></text:p>
          </table:table-cell>
          <table:table-cell office:value-type="float" office:value="27868" table:style-name="ce6">
            <text:p>27,868<text:s/></text:p>
          </table:table-cell>
          <table:table-cell office:value-type="float" office:value="30080" table:style-name="ce6">
            <text:p>30,080<text:s/></text:p>
          </table:table-cell>
          <table:table-cell office:value-type="float" office:value="73114" table:style-name="ce6">
            <text:p>73,114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33329" table:style-name="ce6">
            <text:p>33,329<text:s/></text:p>
          </table:table-cell>
          <table:table-cell office:value-type="float" office:value="38877" table:style-name="ce6">
            <text:p>38,877<text:s/></text:p>
          </table:table-cell>
          <table:table-cell office:value-type="float" office:value="25378" table:style-name="ce6">
            <text:p>25,378<text:s/></text:p>
          </table:table-cell>
          <table:table-cell office:value-type="float" office:value="67065" table:style-name="ce6">
            <text:p>67,065<text:s/></text:p>
          </table:table-cell>
          <table:table-cell office:value-type="float" office:value="20777" table:style-name="ce6">
            <text:p>20,777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33582" table:style-name="ce6">
            <text:p>33,582<text:s/></text:p>
          </table:table-cell>
          <table:table-cell office:value-type="float" office:value="20482" table:style-name="ce6">
            <text:p>20,482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43760" table:style-name="ce6">
            <text:p>43,760<text:s/></text:p>
          </table:table-cell>
          <table:table-cell office:value-type="float" office:value="26283" table:style-name="ce6">
            <text:p>26,283<text:s/></text:p>
          </table:table-cell>
          <table:table-cell office:value-type="float" office:value="27102" table:style-name="ce6">
            <text:p>27,102<text:s/></text:p>
          </table:table-cell>
          <table:table-cell office:value-type="float" office:value="26235" table:style-name="ce6">
            <text:p>26,235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32214" table:style-name="ce6">
            <text:p>32,214<text:s/></text:p>
          </table:table-cell>
          <table:table-cell office:value-type="float" office:value="27042" table:style-name="ce6">
            <text:p>27,042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9013" table:style-name="ce6">
            <text:p>9,013<text:s/></text:p>
          </table:table-cell>
          <table:table-cell table:number-columns-repeated="16275"/>
        </table:table-row>
        <table:table-row table:style-name="ro2">
          <table:table-cell office:value-type="date" office:date-value="2019-07-31T00:00:00" table:style-name="ce5">
            <text:p>2019/7/31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46695" table:style-name="ce6">
            <text:p>46,695<text:s/></text:p>
          </table:table-cell>
          <table:table-cell office:value-type="float" office:value="49403" table:style-name="ce6">
            <text:p>49,403<text:s/></text:p>
          </table:table-cell>
          <table:table-cell office:value-type="float" office:value="25786" table:style-name="ce6">
            <text:p>25,786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29142" table:style-name="ce6">
            <text:p>29,142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27646" table:style-name="ce6">
            <text:p>27,646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35853" table:style-name="ce6">
            <text:p>35,853<text:s/></text:p>
          </table:table-cell>
          <table:table-cell office:value-type="float" office:value="29332" table:style-name="ce6">
            <text:p>29,332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38640" table:style-name="ce6">
            <text:p>38,640<text:s/></text:p>
          </table:table-cell>
          <table:table-cell office:value-type="float" office:value="28652" table:style-name="ce6">
            <text:p>28,652<text:s/></text:p>
          </table:table-cell>
          <table:table-cell office:value-type="float" office:value="26633" table:style-name="ce6">
            <text:p>26,633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28725" table:style-name="ce6">
            <text:p>28,725<text:s/></text:p>
          </table:table-cell>
          <table:table-cell office:value-type="float" office:value="156688" table:style-name="ce6">
            <text:p>156,688<text:s/></text:p>
          </table:table-cell>
          <table:table-cell office:value-type="float" office:value="45392" table:style-name="ce6">
            <text:p>45,392<text:s/></text:p>
          </table:table-cell>
          <table:table-cell office:value-type="float" office:value="26734" table:style-name="ce6">
            <text:p>26,734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27824" table:style-name="ce6">
            <text:p>27,824<text:s/></text:p>
          </table:table-cell>
          <table:table-cell office:value-type="float" office:value="30001" table:style-name="ce6">
            <text:p>30,001<text:s/></text:p>
          </table:table-cell>
          <table:table-cell office:value-type="float" office:value="29503" table:style-name="ce6">
            <text:p>29,503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33131" table:style-name="ce6">
            <text:p>33,131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33670" table:style-name="ce6">
            <text:p>33,670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22073" table:style-name="ce6">
            <text:p>22,073<text:s/></text:p>
          </table:table-cell>
          <table:table-cell office:value-type="float" office:value="24348" table:style-name="ce6">
            <text:p>24,348<text:s/></text:p>
          </table:table-cell>
          <table:table-cell office:value-type="float" office:value="29392" table:style-name="ce6">
            <text:p>29,392<text:s/></text:p>
          </table:table-cell>
          <table:table-cell office:value-type="float" office:value="45196" table:style-name="ce6">
            <text:p>45,196<text:s/></text:p>
          </table:table-cell>
          <table:table-cell office:value-type="float" office:value="42004" table:style-name="ce6">
            <text:p>42,004<text:s/></text:p>
          </table:table-cell>
          <table:table-cell office:value-type="float" office:value="28144" table:style-name="ce6">
            <text:p>28,144<text:s/></text:p>
          </table:table-cell>
          <table:table-cell office:value-type="float" office:value="30494" table:style-name="ce6">
            <text:p>30,494<text:s/></text:p>
          </table:table-cell>
          <table:table-cell office:value-type="float" office:value="75196" table:style-name="ce6">
            <text:p>75,196<text:s/></text:p>
          </table:table-cell>
          <table:table-cell office:value-type="float" office:value="23572" table:style-name="ce6">
            <text:p>23,572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39723" table:style-name="ce6">
            <text:p>39,723<text:s/></text:p>
          </table:table-cell>
          <table:table-cell office:value-type="float" office:value="25781" table:style-name="ce6">
            <text:p>25,781<text:s/></text:p>
          </table:table-cell>
          <table:table-cell office:value-type="float" office:value="68183" table:style-name="ce6">
            <text:p>68,183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17563" table:style-name="ce6">
            <text:p>17,563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18984" table:style-name="ce6">
            <text:p>18,984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35002" table:style-name="ce6">
            <text:p>35,002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44213" table:style-name="ce6">
            <text:p>44,213<text:s/></text:p>
          </table:table-cell>
          <table:table-cell office:value-type="float" office:value="28543" table:style-name="ce6">
            <text:p>28,543<text:s/></text:p>
          </table:table-cell>
          <table:table-cell office:value-type="float" office:value="27357" table:style-name="ce6">
            <text:p>27,357<text:s/></text:p>
          </table:table-cell>
          <table:table-cell office:value-type="float" office:value="26396" table:style-name="ce6">
            <text:p>26,396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32979" table:style-name="ce6">
            <text:p>32,979<text:s/></text:p>
          </table:table-cell>
          <table:table-cell office:value-type="float" office:value="27515" table:style-name="ce6">
            <text:p>27,515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9284" table:style-name="ce6">
            <text:p>9,284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style-name="ro3">
          <table:table-cell table:number-columns-repeated="91"/>
          <table:table-cell table:number-columns-repeated="18" table:style-name="ce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1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6274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number-rows-repeated="1048537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7" table:default-cell-style-name="ce1"/>
        <table:table-column table:style-name="co5" table:number-columns-repeated="1627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7-01T00:00:00" table:style-name="ce5">
            <text:p>2019/7/1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41508" table:style-name="ce6">
            <text:p>41,508<text:s/></text:p>
          </table:table-cell>
          <table:table-cell office:value-type="float" office:value="45576" table:style-name="ce6">
            <text:p>45,576<text:s/></text:p>
          </table:table-cell>
          <table:table-cell office:value-type="float" office:value="25042" table:style-name="ce6">
            <text:p>25,042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7162" table:style-name="ce6">
            <text:p>17,162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29681" table:style-name="ce6">
            <text:p>29,681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27703" table:style-name="ce6">
            <text:p>27,703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33639" table:style-name="ce6">
            <text:p>33,639<text:s/></text:p>
          </table:table-cell>
          <table:table-cell office:value-type="float" office:value="28066" table:style-name="ce6">
            <text:p>28,066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35996" table:style-name="ce6">
            <text:p>35,996<text:s/></text:p>
          </table:table-cell>
          <table:table-cell office:value-type="float" office:value="26507" table:style-name="ce6">
            <text:p>26,507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25964" table:style-name="ce6">
            <text:p>25,964<text:s/></text:p>
          </table:table-cell>
          <table:table-cell office:value-type="float" office:value="154686" table:style-name="ce6">
            <text:p>154,686<text:s/></text:p>
          </table:table-cell>
          <table:table-cell office:value-type="float" office:value="40310" table:style-name="ce6">
            <text:p>40,310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29324" table:style-name="ce6">
            <text:p>29,324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30273" table:style-name="ce6">
            <text:p>30,273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34835" table:style-name="ce6">
            <text:p>34,835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31121" table:style-name="ce6">
            <text:p>31,121<text:s/></text:p>
          </table:table-cell>
          <table:table-cell office:value-type="float" office:value="39425" table:style-name="ce6">
            <text:p>39,425<text:s/></text:p>
          </table:table-cell>
          <table:table-cell office:value-type="float" office:value="41368" table:style-name="ce6">
            <text:p>41,368<text:s/></text:p>
          </table:table-cell>
          <table:table-cell office:value-type="float" office:value="26024" table:style-name="ce6">
            <text:p>26,024<text:s/></text:p>
          </table:table-cell>
          <table:table-cell office:value-type="float" office:value="30001" table:style-name="ce6">
            <text:p>30,001<text:s/></text:p>
          </table:table-cell>
          <table:table-cell office:value-type="float" office:value="72484" table:style-name="ce6">
            <text:p>72,484<text:s/></text:p>
          </table:table-cell>
          <table:table-cell office:value-type="float" office:value="21911" table:style-name="ce6">
            <text:p>21,911<text:s/></text:p>
          </table:table-cell>
          <table:table-cell office:value-type="float" office:value="32893" table:style-name="ce6">
            <text:p>32,893<text:s/></text:p>
          </table:table-cell>
          <table:table-cell office:value-type="float" office:value="35570" table:style-name="ce6">
            <text:p>35,570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62272" table:style-name="ce6">
            <text:p>62,272<text:s/></text:p>
          </table:table-cell>
          <table:table-cell office:value-type="float" office:value="19040" table:style-name="ce6">
            <text:p>19,040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32438" table:style-name="ce6">
            <text:p>32,438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40649" table:style-name="ce6">
            <text:p>40,649<text:s/></text:p>
          </table:table-cell>
          <table:table-cell office:value-type="float" office:value="23546" table:style-name="ce6">
            <text:p>23,546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26515" table:style-name="ce6">
            <text:p>26,515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17594" table:style-name="ce6">
            <text:p>17,594<text:s/></text:p>
          </table:table-cell>
          <table:table-cell office:value-type="float" office:value="29443" table:style-name="ce6">
            <text:p>29,443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9699" table:style-name="ce6">
            <text:p>9,699<text:s/></text:p>
          </table:table-cell>
          <table:table-cell table:number-columns-repeated="16275"/>
        </table:table-row>
        <table:table-row table:style-name="ro2">
          <table:table-cell office:value-type="date" office:date-value="2019-07-02T00:00:00" table:style-name="ce5">
            <text:p>2019/7/2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43214" table:style-name="ce6">
            <text:p>43,214<text:s/></text:p>
          </table:table-cell>
          <table:table-cell office:value-type="float" office:value="47001" table:style-name="ce6">
            <text:p>47,001<text:s/></text:p>
          </table:table-cell>
          <table:table-cell office:value-type="float" office:value="26592" table:style-name="ce6">
            <text:p>26,592<text:s/></text:p>
          </table:table-cell>
          <table:table-cell office:value-type="float" office:value="15236" table:style-name="ce6">
            <text:p>15,236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7671" table:style-name="ce6">
            <text:p>17,671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27828" table:style-name="ce6">
            <text:p>27,828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34899" table:style-name="ce6">
            <text:p>34,899<text:s/></text:p>
          </table:table-cell>
          <table:table-cell office:value-type="float" office:value="29206" table:style-name="ce6">
            <text:p>29,206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35937" table:style-name="ce6">
            <text:p>35,937<text:s/></text:p>
          </table:table-cell>
          <table:table-cell office:value-type="float" office:value="26994" table:style-name="ce6">
            <text:p>26,994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21758" table:style-name="ce6">
            <text:p>21,758<text:s/></text:p>
          </table:table-cell>
          <table:table-cell office:value-type="float" office:value="27034" table:style-name="ce6">
            <text:p>27,034<text:s/></text:p>
          </table:table-cell>
          <table:table-cell office:value-type="float" office:value="149653" table:style-name="ce6">
            <text:p>149,653<text:s/></text:p>
          </table:table-cell>
          <table:table-cell office:value-type="float" office:value="39952" table:style-name="ce6">
            <text:p>39,952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5686" table:style-name="ce6">
            <text:p>25,686<text:s/></text:p>
          </table:table-cell>
          <table:table-cell office:value-type="float" office:value="26540" table:style-name="ce6">
            <text:p>26,540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29972" table:style-name="ce6">
            <text:p>29,972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0874" table:style-name="ce6">
            <text:p>30,874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30703" table:style-name="ce6">
            <text:p>30,703<text:s/></text:p>
          </table:table-cell>
          <table:table-cell office:value-type="float" office:value="39981" table:style-name="ce6">
            <text:p>39,981<text:s/></text:p>
          </table:table-cell>
          <table:table-cell office:value-type="float" office:value="41441" table:style-name="ce6">
            <text:p>41,441<text:s/></text:p>
          </table:table-cell>
          <table:table-cell office:value-type="float" office:value="25777" table:style-name="ce6">
            <text:p>25,777<text:s/></text:p>
          </table:table-cell>
          <table:table-cell office:value-type="float" office:value="27922" table:style-name="ce6">
            <text:p>27,922<text:s/></text:p>
          </table:table-cell>
          <table:table-cell office:value-type="float" office:value="68378" table:style-name="ce6">
            <text:p>68,378<text:s/></text:p>
          </table:table-cell>
          <table:table-cell office:value-type="float" office:value="24029" table:style-name="ce6">
            <text:p>24,029<text:s/></text:p>
          </table:table-cell>
          <table:table-cell office:value-type="float" office:value="32110" table:style-name="ce6">
            <text:p>32,110<text:s/></text:p>
          </table:table-cell>
          <table:table-cell office:value-type="float" office:value="35442" table:style-name="ce6">
            <text:p>35,442<text:s/></text:p>
          </table:table-cell>
          <table:table-cell office:value-type="float" office:value="22799" table:style-name="ce6">
            <text:p>22,799<text:s/></text:p>
          </table:table-cell>
          <table:table-cell office:value-type="float" office:value="62227" table:style-name="ce6">
            <text:p>62,227<text:s/></text:p>
          </table:table-cell>
          <table:table-cell office:value-type="float" office:value="18845" table:style-name="ce6">
            <text:p>18,845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30768" table:style-name="ce6">
            <text:p>30,768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42555" table:style-name="ce6">
            <text:p>42,555<text:s/></text:p>
          </table:table-cell>
          <table:table-cell office:value-type="float" office:value="25921" table:style-name="ce6">
            <text:p>25,921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29231" table:style-name="ce6">
            <text:p>29,231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9568" table:style-name="ce6">
            <text:p>9,568<text:s/></text:p>
          </table:table-cell>
          <table:table-cell table:number-columns-repeated="16275"/>
        </table:table-row>
        <table:table-row table:style-name="ro2">
          <table:table-cell office:value-type="date" office:date-value="2019-07-03T00:00:00" table:style-name="ce5">
            <text:p>2019/7/3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15776" table:style-name="ce6">
            <text:p>15,776<text:s/></text:p>
          </table:table-cell>
          <table:table-cell office:value-type="float" office:value="43718" table:style-name="ce6">
            <text:p>43,718<text:s/></text:p>
          </table:table-cell>
          <table:table-cell office:value-type="float" office:value="47577" table:style-name="ce6">
            <text:p>47,577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17370" table:style-name="ce6">
            <text:p>17,370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30922" table:style-name="ce6">
            <text:p>30,922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29336" table:style-name="ce6">
            <text:p>29,336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36568" table:style-name="ce6">
            <text:p>36,568<text:s/></text:p>
          </table:table-cell>
          <table:table-cell office:value-type="float" office:value="28819" table:style-name="ce6">
            <text:p>28,819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37596" table:style-name="ce6">
            <text:p>37,596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27646" table:style-name="ce6">
            <text:p>27,646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150418" table:style-name="ce6">
            <text:p>150,418<text:s/></text:p>
          </table:table-cell>
          <table:table-cell office:value-type="float" office:value="42471" table:style-name="ce6">
            <text:p>42,471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24426" table:style-name="ce6">
            <text:p>24,426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29684" table:style-name="ce6">
            <text:p>29,684<text:s/></text:p>
          </table:table-cell>
          <table:table-cell office:value-type="float" office:value="27491" table:style-name="ce6">
            <text:p>27,491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31661" table:style-name="ce6">
            <text:p>31,661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32805" table:style-name="ce6">
            <text:p>32,805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26336" table:style-name="ce6">
            <text:p>26,336<text:s/></text:p>
          </table:table-cell>
          <table:table-cell office:value-type="float" office:value="32316" table:style-name="ce6">
            <text:p>32,316<text:s/></text:p>
          </table:table-cell>
          <table:table-cell office:value-type="float" office:value="41041" table:style-name="ce6">
            <text:p>41,041<text:s/></text:p>
          </table:table-cell>
          <table:table-cell office:value-type="float" office:value="43155" table:style-name="ce6">
            <text:p>43,155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31437" table:style-name="ce6">
            <text:p>31,437<text:s/></text:p>
          </table:table-cell>
          <table:table-cell office:value-type="float" office:value="78059" table:style-name="ce6">
            <text:p>78,059<text:s/></text:p>
          </table:table-cell>
          <table:table-cell office:value-type="float" office:value="22226" table:style-name="ce6">
            <text:p>22,226<text:s/></text:p>
          </table:table-cell>
          <table:table-cell office:value-type="float" office:value="34803" table:style-name="ce6">
            <text:p>34,803<text:s/></text:p>
          </table:table-cell>
          <table:table-cell office:value-type="float" office:value="36986" table:style-name="ce6">
            <text:p>36,986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64091" table:style-name="ce6">
            <text:p>64,091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31218" table:style-name="ce6">
            <text:p>31,218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43808" table:style-name="ce6">
            <text:p>43,808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25555" table:style-name="ce6">
            <text:p>25,555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31298" table:style-name="ce6">
            <text:p>31,298<text:s/></text:p>
          </table:table-cell>
          <table:table-cell office:value-type="float" office:value="25302" table:style-name="ce6">
            <text:p>25,302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9844" table:style-name="ce6">
            <text:p>9,844<text:s/></text:p>
          </table:table-cell>
          <table:table-cell table:number-columns-repeated="16275"/>
        </table:table-row>
        <table:table-row table:style-name="ro2">
          <table:table-cell office:value-type="date" office:date-value="2019-07-04T00:00:00" table:style-name="ce5">
            <text:p>2019/7/4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43634" table:style-name="ce6">
            <text:p>43,634<text:s/></text:p>
          </table:table-cell>
          <table:table-cell office:value-type="float" office:value="48391" table:style-name="ce6">
            <text:p>48,391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17403" table:style-name="ce6">
            <text:p>17,403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31169" table:style-name="ce6">
            <text:p>31,169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29738" table:style-name="ce6">
            <text:p>29,738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35307" table:style-name="ce6">
            <text:p>35,307<text:s/></text:p>
          </table:table-cell>
          <table:table-cell office:value-type="float" office:value="29058" table:style-name="ce6">
            <text:p>29,058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37392" table:style-name="ce6">
            <text:p>37,392<text:s/></text:p>
          </table:table-cell>
          <table:table-cell office:value-type="float" office:value="28344" table:style-name="ce6">
            <text:p>28,344<text:s/></text:p>
          </table:table-cell>
          <table:table-cell office:value-type="float" office:value="27034" table:style-name="ce6">
            <text:p>27,034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154641" table:style-name="ce6">
            <text:p>154,641<text:s/></text:p>
          </table:table-cell>
          <table:table-cell office:value-type="float" office:value="42970" table:style-name="ce6">
            <text:p>42,970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26585" table:style-name="ce6">
            <text:p>26,585<text:s/></text:p>
          </table:table-cell>
          <table:table-cell office:value-type="float" office:value="30512" table:style-name="ce6">
            <text:p>30,512<text:s/></text:p>
          </table:table-cell>
          <table:table-cell office:value-type="float" office:value="27058" table:style-name="ce6">
            <text:p>27,058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31269" table:style-name="ce6">
            <text:p>31,269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17078" table:style-name="ce6">
            <text:p>17,078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34194" table:style-name="ce6">
            <text:p>34,194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21852" table:style-name="ce6">
            <text:p>21,852<text:s/></text:p>
          </table:table-cell>
          <table:table-cell office:value-type="float" office:value="26069" table:style-name="ce6">
            <text:p>26,069<text:s/></text:p>
          </table:table-cell>
          <table:table-cell office:value-type="float" office:value="31973" table:style-name="ce6">
            <text:p>31,973<text:s/></text:p>
          </table:table-cell>
          <table:table-cell office:value-type="float" office:value="40821" table:style-name="ce6">
            <text:p>40,821<text:s/></text:p>
          </table:table-cell>
          <table:table-cell office:value-type="float" office:value="43014" table:style-name="ce6">
            <text:p>43,014<text:s/></text:p>
          </table:table-cell>
          <table:table-cell office:value-type="float" office:value="26796" table:style-name="ce6">
            <text:p>26,796<text:s/></text:p>
          </table:table-cell>
          <table:table-cell office:value-type="float" office:value="30702" table:style-name="ce6">
            <text:p>30,702<text:s/></text:p>
          </table:table-cell>
          <table:table-cell office:value-type="float" office:value="76081" table:style-name="ce6">
            <text:p>76,081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34604" table:style-name="ce6">
            <text:p>34,604<text:s/></text:p>
          </table:table-cell>
          <table:table-cell office:value-type="float" office:value="37679" table:style-name="ce6">
            <text:p>37,679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64285" table:style-name="ce6">
            <text:p>64,285<text:s/></text:p>
          </table:table-cell>
          <table:table-cell office:value-type="float" office:value="20299" table:style-name="ce6">
            <text:p>20,299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14565" table:style-name="ce6">
            <text:p>14,565<text:s/></text:p>
          </table:table-cell>
          <table:table-cell office:value-type="float" office:value="32484" table:style-name="ce6">
            <text:p>32,484<text:s/></text:p>
          </table:table-cell>
          <table:table-cell office:value-type="float" office:value="19353" table:style-name="ce6">
            <text:p>19,353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42302" table:style-name="ce6">
            <text:p>42,302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25195" table:style-name="ce6">
            <text:p>25,195<text:s/></text:p>
          </table:table-cell>
          <table:table-cell office:value-type="float" office:value="27038" table:style-name="ce6">
            <text:p>27,038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31191" table:style-name="ce6">
            <text:p>31,191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9752" table:style-name="ce6">
            <text:p>9,752<text:s/></text:p>
          </table:table-cell>
          <table:table-cell table:number-columns-repeated="16275"/>
        </table:table-row>
        <table:table-row table:style-name="ro2">
          <table:table-cell office:value-type="date" office:date-value="2019-07-05T00:00:00" table:style-name="ce5">
            <text:p>2019/7/5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44350" table:style-name="ce6">
            <text:p>44,350<text:s/></text:p>
          </table:table-cell>
          <table:table-cell office:value-type="float" office:value="53994" table:style-name="ce6">
            <text:p>53,994<text:s/></text:p>
          </table:table-cell>
          <table:table-cell office:value-type="float" office:value="26559" table:style-name="ce6">
            <text:p>26,559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38748" table:style-name="ce6">
            <text:p>38,748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8497" table:style-name="ce6">
            <text:p>18,497<text:s/></text:p>
          </table:table-cell>
          <table:table-cell office:value-type="float" office:value="23668" table:style-name="ce6">
            <text:p>23,668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32258" table:style-name="ce6">
            <text:p>32,258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36705" table:style-name="ce6">
            <text:p>36,705<text:s/></text:p>
          </table:table-cell>
          <table:table-cell office:value-type="float" office:value="31975" table:style-name="ce6">
            <text:p>31,975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39529" table:style-name="ce6">
            <text:p>39,529<text:s/></text:p>
          </table:table-cell>
          <table:table-cell office:value-type="float" office:value="29293" table:style-name="ce6">
            <text:p>29,293<text:s/></text:p>
          </table:table-cell>
          <table:table-cell office:value-type="float" office:value="28408" table:style-name="ce6">
            <text:p>28,408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175022" table:style-name="ce6">
            <text:p>175,022<text:s/></text:p>
          </table:table-cell>
          <table:table-cell office:value-type="float" office:value="48152" table:style-name="ce6">
            <text:p>48,152<text:s/></text:p>
          </table:table-cell>
          <table:table-cell office:value-type="float" office:value="24756" table:style-name="ce6">
            <text:p>24,756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27963" table:style-name="ce6">
            <text:p>27,963<text:s/></text:p>
          </table:table-cell>
          <table:table-cell office:value-type="float" office:value="33532" table:style-name="ce6">
            <text:p>33,532<text:s/></text:p>
          </table:table-cell>
          <table:table-cell office:value-type="float" office:value="28292" table:style-name="ce6">
            <text:p>28,292<text:s/></text:p>
          </table:table-cell>
          <table:table-cell office:value-type="float" office:value="25668" table:style-name="ce6">
            <text:p>25,668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33713" table:style-name="ce6">
            <text:p>33,713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38865" table:style-name="ce6">
            <text:p>38,865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34853" table:style-name="ce6">
            <text:p>34,853<text:s/></text:p>
          </table:table-cell>
          <table:table-cell office:value-type="float" office:value="45170" table:style-name="ce6">
            <text:p>45,170<text:s/></text:p>
          </table:table-cell>
          <table:table-cell office:value-type="float" office:value="45588" table:style-name="ce6">
            <text:p>45,588<text:s/></text:p>
          </table:table-cell>
          <table:table-cell office:value-type="float" office:value="28305" table:style-name="ce6">
            <text:p>28,305<text:s/></text:p>
          </table:table-cell>
          <table:table-cell office:value-type="float" office:value="33114" table:style-name="ce6">
            <text:p>33,114<text:s/></text:p>
          </table:table-cell>
          <table:table-cell office:value-type="float" office:value="84212" table:style-name="ce6">
            <text:p>84,212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38010" table:style-name="ce6">
            <text:p>38,010<text:s/></text:p>
          </table:table-cell>
          <table:table-cell office:value-type="float" office:value="41296" table:style-name="ce6">
            <text:p>41,296<text:s/></text:p>
          </table:table-cell>
          <table:table-cell office:value-type="float" office:value="25759" table:style-name="ce6">
            <text:p>25,759<text:s/></text:p>
          </table:table-cell>
          <table:table-cell office:value-type="float" office:value="71859" table:style-name="ce6">
            <text:p>71,859<text:s/></text:p>
          </table:table-cell>
          <table:table-cell office:value-type="float" office:value="21287" table:style-name="ce6">
            <text:p>21,287<text:s/></text:p>
          </table:table-cell>
          <table:table-cell office:value-type="float" office:value="18580" table:style-name="ce6">
            <text:p>18,580<text:s/></text:p>
          </table:table-cell>
          <table:table-cell office:value-type="float" office:value="15480" table:style-name="ce6">
            <text:p>15,480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15289" table:style-name="ce6">
            <text:p>15,289<text:s/></text:p>
          </table:table-cell>
          <table:table-cell office:value-type="float" office:value="41607" table:style-name="ce6">
            <text:p>41,607<text:s/></text:p>
          </table:table-cell>
          <table:table-cell office:value-type="float" office:value="20685" table:style-name="ce6">
            <text:p>20,685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43328" table:style-name="ce6">
            <text:p>43,328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29021" table:style-name="ce6">
            <text:p>29,021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18980" table:style-name="ce6">
            <text:p>18,980<text:s/></text:p>
          </table:table-cell>
          <table:table-cell office:value-type="float" office:value="31460" table:style-name="ce6">
            <text:p>31,460<text:s/></text:p>
          </table:table-cell>
          <table:table-cell office:value-type="float" office:value="28057" table:style-name="ce6">
            <text:p>28,057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0470" table:style-name="ce6">
            <text:p>10,470<text:s/></text:p>
          </table:table-cell>
          <table:table-cell table:number-columns-repeated="16275"/>
        </table:table-row>
        <table:table-row table:style-name="ro2">
          <table:table-cell office:value-type="date" office:date-value="2019-07-06T00:00:00" table:style-name="ce5">
            <text:p>2019/7/6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24062" table:style-name="ce6">
            <text:p>24,062<text:s/></text:p>
          </table:table-cell>
          <table:table-cell office:value-type="float" office:value="51194" table:style-name="ce6">
            <text:p>51,194<text:s/></text:p>
          </table:table-cell>
          <table:table-cell office:value-type="float" office:value="17345" table:style-name="ce6">
            <text:p>17,345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0753" table:style-name="ce6">
            <text:p>30,753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6803" table:style-name="ce6">
            <text:p>16,803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30675" table:style-name="ce6">
            <text:p>30,675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27469" table:style-name="ce6">
            <text:p>27,469<text:s/></text:p>
          </table:table-cell>
          <table:table-cell office:value-type="float" office:value="27217" table:style-name="ce6">
            <text:p>27,217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33363" table:style-name="ce6">
            <text:p>33,363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19818" table:style-name="ce6">
            <text:p>19,818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177197" table:style-name="ce6">
            <text:p>177,197<text:s/></text:p>
          </table:table-cell>
          <table:table-cell office:value-type="float" office:value="46458" table:style-name="ce6">
            <text:p>46,458<text:s/></text:p>
          </table:table-cell>
          <table:table-cell office:value-type="float" office:value="20497" table:style-name="ce6">
            <text:p>20,497<text:s/></text:p>
          </table:table-cell>
          <table:table-cell office:value-type="float" office:value="19338" table:style-name="ce6">
            <text:p>19,338<text:s/></text:p>
          </table:table-cell>
          <table:table-cell office:value-type="float" office:value="28579" table:style-name="ce6">
            <text:p>28,579<text:s/></text:p>
          </table:table-cell>
          <table:table-cell office:value-type="float" office:value="35421" table:style-name="ce6">
            <text:p>35,421<text:s/></text:p>
          </table:table-cell>
          <table:table-cell office:value-type="float" office:value="27109" table:style-name="ce6">
            <text:p>27,109<text:s/></text:p>
          </table:table-cell>
          <table:table-cell office:value-type="float" office:value="20845" table:style-name="ce6">
            <text:p>20,845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25860" table:style-name="ce6">
            <text:p>25,860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41696" table:style-name="ce6">
            <text:p>41,696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32507" table:style-name="ce6">
            <text:p>32,507<text:s/></text:p>
          </table:table-cell>
          <table:table-cell office:value-type="float" office:value="42616" table:style-name="ce6">
            <text:p>42,616<text:s/></text:p>
          </table:table-cell>
          <table:table-cell office:value-type="float" office:value="36168" table:style-name="ce6">
            <text:p>36,168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32988" table:style-name="ce6">
            <text:p>32,988<text:s/></text:p>
          </table:table-cell>
          <table:table-cell office:value-type="float" office:value="89411" table:style-name="ce6">
            <text:p>89,411<text:s/></text:p>
          </table:table-cell>
          <table:table-cell office:value-type="float" office:value="14917" table:style-name="ce6">
            <text:p>14,917<text:s/></text:p>
          </table:table-cell>
          <table:table-cell office:value-type="float" office:value="34554" table:style-name="ce6">
            <text:p>34,554<text:s/></text:p>
          </table:table-cell>
          <table:table-cell office:value-type="float" office:value="33779" table:style-name="ce6">
            <text:p>33,779<text:s/></text:p>
          </table:table-cell>
          <table:table-cell office:value-type="float" office:value="21256" table:style-name="ce6">
            <text:p>21,256<text:s/></text:p>
          </table:table-cell>
          <table:table-cell office:value-type="float" office:value="60789" table:style-name="ce6">
            <text:p>60,789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43059" table:style-name="ce6">
            <text:p>43,059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21208" table:style-name="ce6">
            <text:p>21,208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24842" table:style-name="ce6">
            <text:p>24,84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8410" table:style-name="ce6">
            <text:p>8,410<text:s/></text:p>
          </table:table-cell>
          <table:table-cell table:number-columns-repeated="16275"/>
        </table:table-row>
        <table:table-row table:style-name="ro2">
          <table:table-cell office:value-type="date" office:date-value="2019-07-07T00:00:00" table:style-name="ce5">
            <text:p>2019/7/7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9718" table:style-name="ce6">
            <text:p>19,718<text:s/></text:p>
          </table:table-cell>
          <table:table-cell office:value-type="float" office:value="42152" table:style-name="ce6">
            <text:p>42,152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23254" table:style-name="ce6">
            <text:p>23,254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28273" table:style-name="ce6">
            <text:p>28,273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19275" table:style-name="ce6">
            <text:p>19,275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77633" table:style-name="ce6">
            <text:p>177,633<text:s/></text:p>
          </table:table-cell>
          <table:table-cell office:value-type="float" office:value="39267" table:style-name="ce6">
            <text:p>39,267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9187" table:style-name="ce6">
            <text:p>19,187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29632" table:style-name="ce6">
            <text:p>29,632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38802" table:style-name="ce6">
            <text:p>38,802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5144" table:style-name="ce6">
            <text:p>15,144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41079" table:style-name="ce6">
            <text:p>41,079<text:s/></text:p>
          </table:table-cell>
          <table:table-cell office:value-type="float" office:value="32412" table:style-name="ce6">
            <text:p>32,412<text:s/></text:p>
          </table:table-cell>
          <table:table-cell office:value-type="float" office:value="19372" table:style-name="ce6">
            <text:p>19,372<text:s/></text:p>
          </table:table-cell>
          <table:table-cell office:value-type="float" office:value="28997" table:style-name="ce6">
            <text:p>28,997<text:s/></text:p>
          </table:table-cell>
          <table:table-cell office:value-type="float" office:value="79869" table:style-name="ce6">
            <text:p>79,869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30727" table:style-name="ce6">
            <text:p>30,727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16109" table:style-name="ce6">
            <text:p>16,109<text:s/></text:p>
          </table:table-cell>
          <table:table-cell office:value-type="float" office:value="54378" table:style-name="ce6">
            <text:p>54,378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17265" table:style-name="ce6">
            <text:p>17,265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40774" table:style-name="ce6">
            <text:p>40,774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17751" table:style-name="ce6">
            <text:p>17,751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21848" table:style-name="ce6">
            <text:p>21,848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7409" table:style-name="ce6">
            <text:p>7,409<text:s/></text:p>
          </table:table-cell>
          <table:table-cell table:number-columns-repeated="16275"/>
        </table:table-row>
        <table:table-row table:style-name="ro2">
          <table:table-cell office:value-type="date" office:date-value="2019-07-08T00:00:00" table:style-name="ce5">
            <text:p>2019/7/8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42122" table:style-name="ce6">
            <text:p>42,122<text:s/></text:p>
          </table:table-cell>
          <table:table-cell office:value-type="float" office:value="46474" table:style-name="ce6">
            <text:p>46,474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7228" table:style-name="ce6">
            <text:p>17,228<text:s/></text:p>
          </table:table-cell>
          <table:table-cell office:value-type="float" office:value="17593" table:style-name="ce6">
            <text:p>17,593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7504" table:style-name="ce6">
            <text:p>7,504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36709" table:style-name="ce6">
            <text:p>36,709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17683" table:style-name="ce6">
            <text:p>17,683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16868" table:style-name="ce6">
            <text:p>16,868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7711" table:style-name="ce6">
            <text:p>27,711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34669" table:style-name="ce6">
            <text:p>34,669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35913" table:style-name="ce6">
            <text:p>35,913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27102" table:style-name="ce6">
            <text:p>27,102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162368" table:style-name="ce6">
            <text:p>162,368<text:s/></text:p>
          </table:table-cell>
          <table:table-cell office:value-type="float" office:value="40159" table:style-name="ce6">
            <text:p>40,159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28958" table:style-name="ce6">
            <text:p>28,958<text:s/></text:p>
          </table:table-cell>
          <table:table-cell office:value-type="float" office:value="25697" table:style-name="ce6">
            <text:p>25,697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31890" table:style-name="ce6">
            <text:p>31,890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33516" table:style-name="ce6">
            <text:p>33,516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14135" table:style-name="ce6">
            <text:p>14,135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31652" table:style-name="ce6">
            <text:p>31,652<text:s/></text:p>
          </table:table-cell>
          <table:table-cell office:value-type="float" office:value="41163" table:style-name="ce6">
            <text:p>41,163<text:s/></text:p>
          </table:table-cell>
          <table:table-cell office:value-type="float" office:value="42112" table:style-name="ce6">
            <text:p>42,112<text:s/></text:p>
          </table:table-cell>
          <table:table-cell office:value-type="float" office:value="26377" table:style-name="ce6">
            <text:p>26,377<text:s/></text:p>
          </table:table-cell>
          <table:table-cell office:value-type="float" office:value="30284" table:style-name="ce6">
            <text:p>30,284<text:s/></text:p>
          </table:table-cell>
          <table:table-cell office:value-type="float" office:value="73884" table:style-name="ce6">
            <text:p>73,884<text:s/></text:p>
          </table:table-cell>
          <table:table-cell office:value-type="float" office:value="20898" table:style-name="ce6">
            <text:p>20,898<text:s/></text:p>
          </table:table-cell>
          <table:table-cell office:value-type="float" office:value="33740" table:style-name="ce6">
            <text:p>33,740<text:s/></text:p>
          </table:table-cell>
          <table:table-cell office:value-type="float" office:value="35829" table:style-name="ce6">
            <text:p>35,829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63832" table:style-name="ce6">
            <text:p>63,832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14411" table:style-name="ce6">
            <text:p>14,411<text:s/></text:p>
          </table:table-cell>
          <table:table-cell office:value-type="float" office:value="38336" table:style-name="ce6">
            <text:p>38,336<text:s/></text:p>
          </table:table-cell>
          <table:table-cell office:value-type="float" office:value="19140" table:style-name="ce6">
            <text:p>19,140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41131" table:style-name="ce6">
            <text:p>41,131<text:s/></text:p>
          </table:table-cell>
          <table:table-cell office:value-type="float" office:value="22770" table:style-name="ce6">
            <text:p>22,770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26680" table:style-name="ce6">
            <text:p>26,680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29572" table:style-name="ce6">
            <text:p>29,572<text:s/></text:p>
          </table:table-cell>
          <table:table-cell office:value-type="float" office:value="24229" table:style-name="ce6">
            <text:p>24,229<text:s/></text:p>
          </table:table-cell>
          <table:table-cell office:value-type="float" office:value="14960" table:style-name="ce6">
            <text:p>14,960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11982" table:style-name="ce6">
            <text:p>11,982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9729" table:style-name="ce6">
            <text:p>9,729<text:s/></text:p>
          </table:table-cell>
          <table:table-cell table:number-columns-repeated="16275"/>
        </table:table-row>
        <table:table-row table:style-name="ro2">
          <table:table-cell office:value-type="date" office:date-value="2019-07-09T00:00:00" table:style-name="ce5">
            <text:p>2019/7/9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15657" table:style-name="ce6">
            <text:p>15,657<text:s/></text:p>
          </table:table-cell>
          <table:table-cell office:value-type="float" office:value="43611" table:style-name="ce6">
            <text:p>43,611<text:s/></text:p>
          </table:table-cell>
          <table:table-cell office:value-type="float" office:value="47705" table:style-name="ce6">
            <text:p>47,705<text:s/></text:p>
          </table:table-cell>
          <table:table-cell office:value-type="float" office:value="26374" table:style-name="ce6">
            <text:p>26,374<text:s/></text:p>
          </table:table-cell>
          <table:table-cell office:value-type="float" office:value="15143" table:style-name="ce6">
            <text:p>15,143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8171" table:style-name="ce6">
            <text:p>18,171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31040" table:style-name="ce6">
            <text:p>31,040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18042" table:style-name="ce6">
            <text:p>18,042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29572" table:style-name="ce6">
            <text:p>29,572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35747" table:style-name="ce6">
            <text:p>35,747<text:s/></text:p>
          </table:table-cell>
          <table:table-cell office:value-type="float" office:value="27960" table:style-name="ce6">
            <text:p>27,960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37272" table:style-name="ce6">
            <text:p>37,272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27692" table:style-name="ce6">
            <text:p>27,692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155674" table:style-name="ce6">
            <text:p>155,674<text:s/></text:p>
          </table:table-cell>
          <table:table-cell office:value-type="float" office:value="41995" table:style-name="ce6">
            <text:p>41,995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31126" table:style-name="ce6">
            <text:p>31,126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24840" table:style-name="ce6">
            <text:p>24,840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32728" table:style-name="ce6">
            <text:p>32,728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34000" table:style-name="ce6">
            <text:p>34,000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26711" table:style-name="ce6">
            <text:p>26,711<text:s/></text:p>
          </table:table-cell>
          <table:table-cell office:value-type="float" office:value="32667" table:style-name="ce6">
            <text:p>32,667<text:s/></text:p>
          </table:table-cell>
          <table:table-cell office:value-type="float" office:value="40816" table:style-name="ce6">
            <text:p>40,816<text:s/></text:p>
          </table:table-cell>
          <table:table-cell office:value-type="float" office:value="42713" table:style-name="ce6">
            <text:p>42,713<text:s/></text:p>
          </table:table-cell>
          <table:table-cell office:value-type="float" office:value="26793" table:style-name="ce6">
            <text:p>26,793<text:s/></text:p>
          </table:table-cell>
          <table:table-cell office:value-type="float" office:value="30311" table:style-name="ce6">
            <text:p>30,311<text:s/></text:p>
          </table:table-cell>
          <table:table-cell office:value-type="float" office:value="74417" table:style-name="ce6">
            <text:p>74,417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34607" table:style-name="ce6">
            <text:p>34,607<text:s/></text:p>
          </table:table-cell>
          <table:table-cell office:value-type="float" office:value="37524" table:style-name="ce6">
            <text:p>37,524<text:s/></text:p>
          </table:table-cell>
          <table:table-cell office:value-type="float" office:value="23704" table:style-name="ce6">
            <text:p>23,704<text:s/></text:p>
          </table:table-cell>
          <table:table-cell office:value-type="float" office:value="62792" table:style-name="ce6">
            <text:p>62,792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17863" table:style-name="ce6">
            <text:p>17,863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32558" table:style-name="ce6">
            <text:p>32,558<text:s/></text:p>
          </table:table-cell>
          <table:table-cell office:value-type="float" office:value="19709" table:style-name="ce6">
            <text:p>19,709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41483" table:style-name="ce6">
            <text:p>41,483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27339" table:style-name="ce6">
            <text:p>27,339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18091" table:style-name="ce6">
            <text:p>18,091<text:s/></text:p>
          </table:table-cell>
          <table:table-cell office:value-type="float" office:value="30049" table:style-name="ce6">
            <text:p>30,049<text:s/></text:p>
          </table:table-cell>
          <table:table-cell office:value-type="float" office:value="25673" table:style-name="ce6">
            <text:p>25,673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9985" table:style-name="ce6">
            <text:p>9,985<text:s/></text:p>
          </table:table-cell>
          <table:table-cell table:number-columns-repeated="16275"/>
        </table:table-row>
        <table:table-row table:style-name="ro2">
          <table:table-cell office:value-type="date" office:date-value="2019-07-10T00:00:00" table:style-name="ce5">
            <text:p>2019/7/10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43405" table:style-name="ce6">
            <text:p>43,405<text:s/></text:p>
          </table:table-cell>
          <table:table-cell office:value-type="float" office:value="49179" table:style-name="ce6">
            <text:p>49,179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17078" table:style-name="ce6">
            <text:p>17,078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31485" table:style-name="ce6">
            <text:p>31,485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7888" table:style-name="ce6">
            <text:p>17,888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29680" table:style-name="ce6">
            <text:p>29,680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36683" table:style-name="ce6">
            <text:p>36,683<text:s/></text:p>
          </table:table-cell>
          <table:table-cell office:value-type="float" office:value="28258" table:style-name="ce6">
            <text:p>28,258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37950" table:style-name="ce6">
            <text:p>37,950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27629" table:style-name="ce6">
            <text:p>27,629<text:s/></text:p>
          </table:table-cell>
          <table:table-cell office:value-type="float" office:value="23047" table:style-name="ce6">
            <text:p>23,047<text:s/></text:p>
          </table:table-cell>
          <table:table-cell office:value-type="float" office:value="27475" table:style-name="ce6">
            <text:p>27,475<text:s/></text:p>
          </table:table-cell>
          <table:table-cell office:value-type="float" office:value="159334" table:style-name="ce6">
            <text:p>159,334<text:s/></text:p>
          </table:table-cell>
          <table:table-cell office:value-type="float" office:value="42901" table:style-name="ce6">
            <text:p>42,901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24866" table:style-name="ce6">
            <text:p>24,866<text:s/></text:p>
          </table:table-cell>
          <table:table-cell office:value-type="float" office:value="27415" table:style-name="ce6">
            <text:p>27,415<text:s/></text:p>
          </table:table-cell>
          <table:table-cell office:value-type="float" office:value="31440" table:style-name="ce6">
            <text:p>31,440<text:s/></text:p>
          </table:table-cell>
          <table:table-cell office:value-type="float" office:value="27218" table:style-name="ce6">
            <text:p>27,218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32349" table:style-name="ce6">
            <text:p>32,349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33908" table:style-name="ce6">
            <text:p>33,908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33029" table:style-name="ce6">
            <text:p>33,029<text:s/></text:p>
          </table:table-cell>
          <table:table-cell office:value-type="float" office:value="43150" table:style-name="ce6">
            <text:p>43,150<text:s/></text:p>
          </table:table-cell>
          <table:table-cell office:value-type="float" office:value="44336" table:style-name="ce6">
            <text:p>44,336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31203" table:style-name="ce6">
            <text:p>31,203<text:s/></text:p>
          </table:table-cell>
          <table:table-cell office:value-type="float" office:value="77580" table:style-name="ce6">
            <text:p>77,580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35357" table:style-name="ce6">
            <text:p>35,357<text:s/></text:p>
          </table:table-cell>
          <table:table-cell office:value-type="float" office:value="38193" table:style-name="ce6">
            <text:p>38,193<text:s/></text:p>
          </table:table-cell>
          <table:table-cell office:value-type="float" office:value="24717" table:style-name="ce6">
            <text:p>24,717<text:s/></text:p>
          </table:table-cell>
          <table:table-cell office:value-type="float" office:value="65003" table:style-name="ce6">
            <text:p>65,003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31870" table:style-name="ce6">
            <text:p>31,870<text:s/></text:p>
          </table:table-cell>
          <table:table-cell office:value-type="float" office:value="19576" table:style-name="ce6">
            <text:p>19,576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42653" table:style-name="ce6">
            <text:p>42,653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27277" table:style-name="ce6">
            <text:p>27,277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31037" table:style-name="ce6">
            <text:p>31,037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9889" table:style-name="ce6">
            <text:p>9,889<text:s/></text:p>
          </table:table-cell>
          <table:table-cell table:number-columns-repeated="16275"/>
        </table:table-row>
        <table:table-row table:style-name="ro2">
          <table:table-cell office:value-type="date" office:date-value="2019-07-11T00:00:00" table:style-name="ce5">
            <text:p>2019/7/11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43658" table:style-name="ce6">
            <text:p>43,658<text:s/></text:p>
          </table:table-cell>
          <table:table-cell office:value-type="float" office:value="49025" table:style-name="ce6">
            <text:p>49,025<text:s/></text:p>
          </table:table-cell>
          <table:table-cell office:value-type="float" office:value="25160" table:style-name="ce6">
            <text:p>25,160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31077" table:style-name="ce6">
            <text:p>31,077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22568" table:style-name="ce6">
            <text:p>22,568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29801" table:style-name="ce6">
            <text:p>29,801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36092" table:style-name="ce6">
            <text:p>36,092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37838" table:style-name="ce6">
            <text:p>37,838<text:s/></text:p>
          </table:table-cell>
          <table:table-cell office:value-type="float" office:value="28130" table:style-name="ce6">
            <text:p>28,130<text:s/></text:p>
          </table:table-cell>
          <table:table-cell office:value-type="float" office:value="27455" table:style-name="ce6">
            <text:p>27,455<text:s/></text:p>
          </table:table-cell>
          <table:table-cell office:value-type="float" office:value="22853" table:style-name="ce6">
            <text:p>22,853<text:s/></text:p>
          </table:table-cell>
          <table:table-cell office:value-type="float" office:value="27286" table:style-name="ce6">
            <text:p>27,286<text:s/></text:p>
          </table:table-cell>
          <table:table-cell office:value-type="float" office:value="158553" table:style-name="ce6">
            <text:p>158,553<text:s/></text:p>
          </table:table-cell>
          <table:table-cell office:value-type="float" office:value="42985" table:style-name="ce6">
            <text:p>42,985<text:s/></text:p>
          </table:table-cell>
          <table:table-cell office:value-type="float" office:value="23912" table:style-name="ce6">
            <text:p>23,912<text:s/></text:p>
          </table:table-cell>
          <table:table-cell office:value-type="float" office:value="24722" table:style-name="ce6">
            <text:p>24,722<text:s/></text:p>
          </table:table-cell>
          <table:table-cell office:value-type="float" office:value="27402" table:style-name="ce6">
            <text:p>27,402<text:s/></text:p>
          </table:table-cell>
          <table:table-cell office:value-type="float" office:value="31375" table:style-name="ce6">
            <text:p>31,375<text:s/></text:p>
          </table:table-cell>
          <table:table-cell office:value-type="float" office:value="26748" table:style-name="ce6">
            <text:p>26,748<text:s/></text:p>
          </table:table-cell>
          <table:table-cell office:value-type="float" office:value="23753" table:style-name="ce6">
            <text:p>23,753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31611" table:style-name="ce6">
            <text:p>31,611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7259" table:style-name="ce6">
            <text:p>17,259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33613" table:style-name="ce6">
            <text:p>33,613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26347" table:style-name="ce6">
            <text:p>26,347<text:s/></text:p>
          </table:table-cell>
          <table:table-cell office:value-type="float" office:value="32594" table:style-name="ce6">
            <text:p>32,594<text:s/></text:p>
          </table:table-cell>
          <table:table-cell office:value-type="float" office:value="41623" table:style-name="ce6">
            <text:p>41,623<text:s/></text:p>
          </table:table-cell>
          <table:table-cell office:value-type="float" office:value="43118" table:style-name="ce6">
            <text:p>43,118<text:s/></text:p>
          </table:table-cell>
          <table:table-cell office:value-type="float" office:value="27067" table:style-name="ce6">
            <text:p>27,067<text:s/></text:p>
          </table:table-cell>
          <table:table-cell office:value-type="float" office:value="30591" table:style-name="ce6">
            <text:p>30,591<text:s/></text:p>
          </table:table-cell>
          <table:table-cell office:value-type="float" office:value="75803" table:style-name="ce6">
            <text:p>75,803<text:s/></text:p>
          </table:table-cell>
          <table:table-cell office:value-type="float" office:value="22572" table:style-name="ce6">
            <text:p>22,572<text:s/></text:p>
          </table:table-cell>
          <table:table-cell office:value-type="float" office:value="34852" table:style-name="ce6">
            <text:p>34,852<text:s/></text:p>
          </table:table-cell>
          <table:table-cell office:value-type="float" office:value="38067" table:style-name="ce6">
            <text:p>38,067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64992" table:style-name="ce6">
            <text:p>64,992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19142" table:style-name="ce6">
            <text:p>19,142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32915" table:style-name="ce6">
            <text:p>32,915<text:s/></text:p>
          </table:table-cell>
          <table:table-cell office:value-type="float" office:value="19721" table:style-name="ce6">
            <text:p>19,721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42029" table:style-name="ce6">
            <text:p>42,029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27127" table:style-name="ce6">
            <text:p>27,127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30343" table:style-name="ce6">
            <text:p>30,343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9931" table:style-name="ce6">
            <text:p>9,931<text:s/></text:p>
          </table:table-cell>
          <table:table-cell table:number-columns-repeated="16275"/>
        </table:table-row>
        <table:table-row table:style-name="ro2">
          <table:table-cell office:value-type="date" office:date-value="2019-07-12T00:00:00" table:style-name="ce5">
            <text:p>2019/7/12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44788" table:style-name="ce6">
            <text:p>44,788<text:s/></text:p>
          </table:table-cell>
          <table:table-cell office:value-type="float" office:value="54883" table:style-name="ce6">
            <text:p>54,883<text:s/></text:p>
          </table:table-cell>
          <table:table-cell office:value-type="float" office:value="29070" table:style-name="ce6">
            <text:p>29,070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8980" table:style-name="ce6">
            <text:p>18,980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32187" table:style-name="ce6">
            <text:p>32,187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23717" table:style-name="ce6">
            <text:p>23,717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31959" table:style-name="ce6">
            <text:p>31,959<text:s/></text:p>
          </table:table-cell>
          <table:table-cell office:value-type="float" office:value="20237" table:style-name="ce6">
            <text:p>20,237<text:s/></text:p>
          </table:table-cell>
          <table:table-cell office:value-type="float" office:value="37326" table:style-name="ce6">
            <text:p>37,326<text:s/></text:p>
          </table:table-cell>
          <table:table-cell office:value-type="float" office:value="30930" table:style-name="ce6">
            <text:p>30,930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39374" table:style-name="ce6">
            <text:p>39,374<text:s/></text:p>
          </table:table-cell>
          <table:table-cell office:value-type="float" office:value="29164" table:style-name="ce6">
            <text:p>29,164<text:s/></text:p>
          </table:table-cell>
          <table:table-cell office:value-type="float" office:value="28376" table:style-name="ce6">
            <text:p>28,376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27354" table:style-name="ce6">
            <text:p>27,354<text:s/></text:p>
          </table:table-cell>
          <table:table-cell office:value-type="float" office:value="180141" table:style-name="ce6">
            <text:p>180,141<text:s/></text:p>
          </table:table-cell>
          <table:table-cell office:value-type="float" office:value="47836" table:style-name="ce6">
            <text:p>47,836<text:s/></text:p>
          </table:table-cell>
          <table:table-cell office:value-type="float" office:value="25115" table:style-name="ce6">
            <text:p>25,115<text:s/></text:p>
          </table:table-cell>
          <table:table-cell office:value-type="float" office:value="26048" table:style-name="ce6">
            <text:p>26,048<text:s/></text:p>
          </table:table-cell>
          <table:table-cell office:value-type="float" office:value="31463" table:style-name="ce6">
            <text:p>31,463<text:s/></text:p>
          </table:table-cell>
          <table:table-cell office:value-type="float" office:value="33193" table:style-name="ce6">
            <text:p>33,193<text:s/></text:p>
          </table:table-cell>
          <table:table-cell office:value-type="float" office:value="28431" table:style-name="ce6">
            <text:p>28,431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31822" table:style-name="ce6">
            <text:p>31,822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35826" table:style-name="ce6">
            <text:p>35,826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23673" table:style-name="ce6">
            <text:p>23,673<text:s/></text:p>
          </table:table-cell>
          <table:table-cell office:value-type="float" office:value="26904" table:style-name="ce6">
            <text:p>26,904<text:s/></text:p>
          </table:table-cell>
          <table:table-cell office:value-type="float" office:value="34516" table:style-name="ce6">
            <text:p>34,516<text:s/></text:p>
          </table:table-cell>
          <table:table-cell office:value-type="float" office:value="45363" table:style-name="ce6">
            <text:p>45,363<text:s/></text:p>
          </table:table-cell>
          <table:table-cell office:value-type="float" office:value="45588" table:style-name="ce6">
            <text:p>45,588<text:s/></text:p>
          </table:table-cell>
          <table:table-cell office:value-type="float" office:value="28399" table:style-name="ce6">
            <text:p>28,399<text:s/></text:p>
          </table:table-cell>
          <table:table-cell office:value-type="float" office:value="32079" table:style-name="ce6">
            <text:p>32,079<text:s/></text:p>
          </table:table-cell>
          <table:table-cell office:value-type="float" office:value="83245" table:style-name="ce6">
            <text:p>83,245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36453" table:style-name="ce6">
            <text:p>36,453<text:s/></text:p>
          </table:table-cell>
          <table:table-cell office:value-type="float" office:value="41234" table:style-name="ce6">
            <text:p>41,234<text:s/></text:p>
          </table:table-cell>
          <table:table-cell office:value-type="float" office:value="25644" table:style-name="ce6">
            <text:p>25,644<text:s/></text:p>
          </table:table-cell>
          <table:table-cell office:value-type="float" office:value="71566" table:style-name="ce6">
            <text:p>71,566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15787" table:style-name="ce6">
            <text:p>15,787<text:s/></text:p>
          </table:table-cell>
          <table:table-cell office:value-type="float" office:value="21477" table:style-name="ce6">
            <text:p>21,477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38885" table:style-name="ce6">
            <text:p>38,885<text:s/></text:p>
          </table:table-cell>
          <table:table-cell office:value-type="float" office:value="20490" table:style-name="ce6">
            <text:p>20,490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43535" table:style-name="ce6">
            <text:p>43,535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10559" table:style-name="ce6">
            <text:p>10,559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31416" table:style-name="ce6">
            <text:p>31,416<text:s/></text:p>
          </table:table-cell>
          <table:table-cell office:value-type="float" office:value="27182" table:style-name="ce6">
            <text:p>27,182<text:s/></text:p>
          </table:table-cell>
          <table:table-cell office:value-type="float" office:value="16033" table:style-name="ce6">
            <text:p>16,033<text:s/></text:p>
          </table:table-cell>
          <table:table-cell office:value-type="float" office:value="12975" table:style-name="ce6">
            <text:p>12,975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12780" table:style-name="ce6">
            <text:p>12,780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0616" table:style-name="ce6">
            <text:p>10,616<text:s/></text:p>
          </table:table-cell>
          <table:table-cell table:number-columns-repeated="16275"/>
        </table:table-row>
        <table:table-row table:style-name="ro2">
          <table:table-cell office:value-type="date" office:date-value="2019-07-13T00:00:00" table:style-name="ce5">
            <text:p>2019/7/13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25640" table:style-name="ce6">
            <text:p>25,640<text:s/></text:p>
          </table:table-cell>
          <table:table-cell office:value-type="float" office:value="53283" table:style-name="ce6">
            <text:p>53,283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9939" table:style-name="ce6">
            <text:p>19,939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33231" table:style-name="ce6">
            <text:p>33,231<text:s/></text:p>
          </table:table-cell>
          <table:table-cell office:value-type="float" office:value="18233" table:style-name="ce6">
            <text:p>18,233<text:s/></text:p>
          </table:table-cell>
          <table:table-cell office:value-type="float" office:value="28490" table:style-name="ce6">
            <text:p>28,490<text:s/></text:p>
          </table:table-cell>
          <table:table-cell office:value-type="float" office:value="24793" table:style-name="ce6">
            <text:p>24,793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33745" table:style-name="ce6">
            <text:p>33,745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22191" table:style-name="ce6">
            <text:p>22,191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183087" table:style-name="ce6">
            <text:p>183,087<text:s/></text:p>
          </table:table-cell>
          <table:table-cell office:value-type="float" office:value="47885" table:style-name="ce6">
            <text:p>47,885<text:s/></text:p>
          </table:table-cell>
          <table:table-cell office:value-type="float" office:value="20819" table:style-name="ce6">
            <text:p>20,819<text:s/></text:p>
          </table:table-cell>
          <table:table-cell office:value-type="float" office:value="19869" table:style-name="ce6">
            <text:p>19,869<text:s/></text:p>
          </table:table-cell>
          <table:table-cell office:value-type="float" office:value="32941" table:style-name="ce6">
            <text:p>32,941<text:s/></text:p>
          </table:table-cell>
          <table:table-cell office:value-type="float" office:value="37319" table:style-name="ce6">
            <text:p>37,319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20999" table:style-name="ce6">
            <text:p>20,999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41645" table:style-name="ce6">
            <text:p>41,645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8579" table:style-name="ce6">
            <text:p>18,579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31462" table:style-name="ce6">
            <text:p>31,462<text:s/></text:p>
          </table:table-cell>
          <table:table-cell office:value-type="float" office:value="43928" table:style-name="ce6">
            <text:p>43,928<text:s/></text:p>
          </table:table-cell>
          <table:table-cell office:value-type="float" office:value="35943" table:style-name="ce6">
            <text:p>35,943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32837" table:style-name="ce6">
            <text:p>32,837<text:s/></text:p>
          </table:table-cell>
          <table:table-cell office:value-type="float" office:value="90223" table:style-name="ce6">
            <text:p>90,223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36904" table:style-name="ce6">
            <text:p>36,904<text:s/></text:p>
          </table:table-cell>
          <table:table-cell office:value-type="float" office:value="35934" table:style-name="ce6">
            <text:p>35,934<text:s/></text:p>
          </table:table-cell>
          <table:table-cell office:value-type="float" office:value="21705" table:style-name="ce6">
            <text:p>21,705<text:s/></text:p>
          </table:table-cell>
          <table:table-cell office:value-type="float" office:value="63353" table:style-name="ce6">
            <text:p>63,353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38114" table:style-name="ce6">
            <text:p>38,114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22229" table:style-name="ce6">
            <text:p>22,229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6744" table:style-name="ce6">
            <text:p>16,744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8461" table:style-name="ce6">
            <text:p>8,461<text:s/></text:p>
          </table:table-cell>
          <table:table-cell table:number-columns-repeated="16275"/>
        </table:table-row>
        <table:table-row table:style-name="ro2">
          <table:table-cell office:value-type="date" office:date-value="2019-07-14T00:00:00" table:style-name="ce5">
            <text:p>2019/7/14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20029" table:style-name="ce6">
            <text:p>20,029<text:s/></text:p>
          </table:table-cell>
          <table:table-cell office:value-type="float" office:value="43635" table:style-name="ce6">
            <text:p>43,635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25865" table:style-name="ce6">
            <text:p>25,865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27630" table:style-name="ce6">
            <text:p>27,630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16128" table:style-name="ce6">
            <text:p>16,128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80574" table:style-name="ce6">
            <text:p>180,574<text:s/></text:p>
          </table:table-cell>
          <table:table-cell office:value-type="float" office:value="39648" table:style-name="ce6">
            <text:p>39,648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29193" table:style-name="ce6">
            <text:p>29,193<text:s/></text:p>
          </table:table-cell>
          <table:table-cell office:value-type="float" office:value="30685" table:style-name="ce6">
            <text:p>30,685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38214" table:style-name="ce6">
            <text:p>38,214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26468" table:style-name="ce6">
            <text:p>26,468<text:s/></text:p>
          </table:table-cell>
          <table:table-cell office:value-type="float" office:value="39454" table:style-name="ce6">
            <text:p>39,454<text:s/></text:p>
          </table:table-cell>
          <table:table-cell office:value-type="float" office:value="29943" table:style-name="ce6">
            <text:p>29,943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28792" table:style-name="ce6">
            <text:p>28,792<text:s/></text:p>
          </table:table-cell>
          <table:table-cell office:value-type="float" office:value="77878" table:style-name="ce6">
            <text:p>77,878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31212" table:style-name="ce6">
            <text:p>31,212<text:s/></text:p>
          </table:table-cell>
          <table:table-cell office:value-type="float" office:value="27615" table:style-name="ce6">
            <text:p>27,615<text:s/></text:p>
          </table:table-cell>
          <table:table-cell office:value-type="float" office:value="16426" table:style-name="ce6">
            <text:p>16,426<text:s/></text:p>
          </table:table-cell>
          <table:table-cell office:value-type="float" office:value="53818" table:style-name="ce6">
            <text:p>53,818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33298" table:style-name="ce6">
            <text:p>33,298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18171" table:style-name="ce6">
            <text:p>18,171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21796" table:style-name="ce6">
            <text:p>21,796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7192" table:style-name="ce6">
            <text:p>7,192<text:s/></text:p>
          </table:table-cell>
          <table:table-cell table:number-columns-repeated="16275"/>
        </table:table-row>
        <table:table-row table:style-name="ro2">
          <table:table-cell office:value-type="date" office:date-value="2019-07-15T00:00:00" table:style-name="ce5">
            <text:p>2019/7/15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41978" table:style-name="ce6">
            <text:p>41,978<text:s/></text:p>
          </table:table-cell>
          <table:table-cell office:value-type="float" office:value="46327" table:style-name="ce6">
            <text:p>46,327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30552" table:style-name="ce6">
            <text:p>30,552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34800" table:style-name="ce6">
            <text:p>34,800<text:s/></text:p>
          </table:table-cell>
          <table:table-cell office:value-type="float" office:value="27433" table:style-name="ce6">
            <text:p>27,433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36454" table:style-name="ce6">
            <text:p>36,454<text:s/></text:p>
          </table:table-cell>
          <table:table-cell office:value-type="float" office:value="26676" table:style-name="ce6">
            <text:p>26,676<text:s/></text:p>
          </table:table-cell>
          <table:table-cell office:value-type="float" office:value="26697" table:style-name="ce6">
            <text:p>26,697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162257" table:style-name="ce6">
            <text:p>162,257<text:s/></text:p>
          </table:table-cell>
          <table:table-cell office:value-type="float" office:value="41397" table:style-name="ce6">
            <text:p>41,397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30240" table:style-name="ce6">
            <text:p>30,240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22659" table:style-name="ce6">
            <text:p>22,659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30622" table:style-name="ce6">
            <text:p>30,622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3601" table:style-name="ce6">
            <text:p>33,601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21440" table:style-name="ce6">
            <text:p>21,440<text:s/></text:p>
          </table:table-cell>
          <table:table-cell office:value-type="float" office:value="26022" table:style-name="ce6">
            <text:p>26,022<text:s/></text:p>
          </table:table-cell>
          <table:table-cell office:value-type="float" office:value="31366" table:style-name="ce6">
            <text:p>31,366<text:s/></text:p>
          </table:table-cell>
          <table:table-cell office:value-type="float" office:value="40534" table:style-name="ce6">
            <text:p>40,534<text:s/></text:p>
          </table:table-cell>
          <table:table-cell office:value-type="float" office:value="41463" table:style-name="ce6">
            <text:p>41,463<text:s/></text:p>
          </table:table-cell>
          <table:table-cell office:value-type="float" office:value="26230" table:style-name="ce6">
            <text:p>26,230<text:s/></text:p>
          </table:table-cell>
          <table:table-cell office:value-type="float" office:value="30834" table:style-name="ce6">
            <text:p>30,834<text:s/></text:p>
          </table:table-cell>
          <table:table-cell office:value-type="float" office:value="74167" table:style-name="ce6">
            <text:p>74,167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34353" table:style-name="ce6">
            <text:p>34,353<text:s/></text:p>
          </table:table-cell>
          <table:table-cell office:value-type="float" office:value="36582" table:style-name="ce6">
            <text:p>36,582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63689" table:style-name="ce6">
            <text:p>63,689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35533" table:style-name="ce6">
            <text:p>35,533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41366" table:style-name="ce6">
            <text:p>41,366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26633" table:style-name="ce6">
            <text:p>26,633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29773" table:style-name="ce6">
            <text:p>29,773<text:s/></text:p>
          </table:table-cell>
          <table:table-cell office:value-type="float" office:value="25578" table:style-name="ce6">
            <text:p>25,578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9896" table:style-name="ce6">
            <text:p>9,896<text:s/></text:p>
          </table:table-cell>
          <table:table-cell table:number-columns-repeated="16275"/>
        </table:table-row>
        <table:table-row table:style-name="ro2">
          <table:table-cell office:value-type="date" office:date-value="2019-07-16T00:00:00" table:style-name="ce5">
            <text:p>2019/7/16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43389" table:style-name="ce6">
            <text:p>43,389<text:s/></text:p>
          </table:table-cell>
          <table:table-cell office:value-type="float" office:value="48473" table:style-name="ce6">
            <text:p>48,473<text:s/></text:p>
          </table:table-cell>
          <table:table-cell office:value-type="float" office:value="25981" table:style-name="ce6">
            <text:p>25,981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17604" table:style-name="ce6">
            <text:p>17,604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30897" table:style-name="ce6">
            <text:p>30,897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16890" table:style-name="ce6">
            <text:p>16,890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29511" table:style-name="ce6">
            <text:p>29,511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36529" table:style-name="ce6">
            <text:p>36,529<text:s/></text:p>
          </table:table-cell>
          <table:table-cell office:value-type="float" office:value="29260" table:style-name="ce6">
            <text:p>29,260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37400" table:style-name="ce6">
            <text:p>37,400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27532" table:style-name="ce6">
            <text:p>27,532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28697" table:style-name="ce6">
            <text:p>28,697<text:s/></text:p>
          </table:table-cell>
          <table:table-cell office:value-type="float" office:value="157081" table:style-name="ce6">
            <text:p>157,081<text:s/></text:p>
          </table:table-cell>
          <table:table-cell office:value-type="float" office:value="42675" table:style-name="ce6">
            <text:p>42,675<text:s/></text:p>
          </table:table-cell>
          <table:table-cell office:value-type="float" office:value="24723" table:style-name="ce6">
            <text:p>24,723<text:s/></text:p>
          </table:table-cell>
          <table:table-cell office:value-type="float" office:value="24858" table:style-name="ce6">
            <text:p>24,858<text:s/></text:p>
          </table:table-cell>
          <table:table-cell office:value-type="float" office:value="27281" table:style-name="ce6">
            <text:p>27,281<text:s/></text:p>
          </table:table-cell>
          <table:table-cell office:value-type="float" office:value="31614" table:style-name="ce6">
            <text:p>31,614<text:s/></text:p>
          </table:table-cell>
          <table:table-cell office:value-type="float" office:value="27319" table:style-name="ce6">
            <text:p>27,319<text:s/></text:p>
          </table:table-cell>
          <table:table-cell office:value-type="float" office:value="23753" table:style-name="ce6">
            <text:p>23,753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31441" table:style-name="ce6">
            <text:p>31,441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34137" table:style-name="ce6">
            <text:p>34,137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26612" table:style-name="ce6">
            <text:p>26,612<text:s/></text:p>
          </table:table-cell>
          <table:table-cell office:value-type="float" office:value="32530" table:style-name="ce6">
            <text:p>32,530<text:s/></text:p>
          </table:table-cell>
          <table:table-cell office:value-type="float" office:value="40832" table:style-name="ce6">
            <text:p>40,832<text:s/></text:p>
          </table:table-cell>
          <table:table-cell office:value-type="float" office:value="43412" table:style-name="ce6">
            <text:p>43,412<text:s/></text:p>
          </table:table-cell>
          <table:table-cell office:value-type="float" office:value="26971" table:style-name="ce6">
            <text:p>26,971<text:s/></text:p>
          </table:table-cell>
          <table:table-cell office:value-type="float" office:value="30931" table:style-name="ce6">
            <text:p>30,931<text:s/></text:p>
          </table:table-cell>
          <table:table-cell office:value-type="float" office:value="74243" table:style-name="ce6">
            <text:p>74,243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35221" table:style-name="ce6">
            <text:p>35,221<text:s/></text:p>
          </table:table-cell>
          <table:table-cell office:value-type="float" office:value="38482" table:style-name="ce6">
            <text:p>38,482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64738" table:style-name="ce6">
            <text:p>64,738<text:s/></text:p>
          </table:table-cell>
          <table:table-cell office:value-type="float" office:value="20395" table:style-name="ce6">
            <text:p>20,395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8730" table:style-name="ce6">
            <text:p>18,730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32788" table:style-name="ce6">
            <text:p>32,788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41966" table:style-name="ce6">
            <text:p>41,966<text:s/></text:p>
          </table:table-cell>
          <table:table-cell office:value-type="float" office:value="22974" table:style-name="ce6">
            <text:p>22,974<text:s/></text:p>
          </table:table-cell>
          <table:table-cell office:value-type="float" office:value="25796" table:style-name="ce6">
            <text:p>25,796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8066" table:style-name="ce6">
            <text:p>18,066<text:s/></text:p>
          </table:table-cell>
          <table:table-cell office:value-type="float" office:value="30599" table:style-name="ce6">
            <text:p>30,599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15396" table:style-name="ce6">
            <text:p>15,396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10019" table:style-name="ce6">
            <text:p>10,019<text:s/></text:p>
          </table:table-cell>
          <table:table-cell table:number-columns-repeated="16275"/>
        </table:table-row>
        <table:table-row table:style-name="ro2">
          <table:table-cell office:value-type="date" office:date-value="2019-07-17T00:00:00" table:style-name="ce5">
            <text:p>2019/7/17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43945" table:style-name="ce6">
            <text:p>43,945<text:s/></text:p>
          </table:table-cell>
          <table:table-cell office:value-type="float" office:value="48899" table:style-name="ce6">
            <text:p>48,899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17837" table:style-name="ce6">
            <text:p>17,837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30935" table:style-name="ce6">
            <text:p>30,935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22598" table:style-name="ce6">
            <text:p>22,598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28603" table:style-name="ce6">
            <text:p>28,603<text:s/></text:p>
          </table:table-cell>
          <table:table-cell office:value-type="float" office:value="19290" table:style-name="ce6">
            <text:p>19,290<text:s/></text:p>
          </table:table-cell>
          <table:table-cell office:value-type="float" office:value="36771" table:style-name="ce6">
            <text:p>36,771<text:s/></text:p>
          </table:table-cell>
          <table:table-cell office:value-type="float" office:value="28727" table:style-name="ce6">
            <text:p>28,727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37275" table:style-name="ce6">
            <text:p>37,275<text:s/></text:p>
          </table:table-cell>
          <table:table-cell office:value-type="float" office:value="28094" table:style-name="ce6">
            <text:p>28,094<text:s/></text:p>
          </table:table-cell>
          <table:table-cell office:value-type="float" office:value="27323" table:style-name="ce6">
            <text:p>27,323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28252" table:style-name="ce6">
            <text:p>28,252<text:s/></text:p>
          </table:table-cell>
          <table:table-cell office:value-type="float" office:value="158055" table:style-name="ce6">
            <text:p>158,055<text:s/></text:p>
          </table:table-cell>
          <table:table-cell office:value-type="float" office:value="42383" table:style-name="ce6">
            <text:p>42,383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29342" table:style-name="ce6">
            <text:p>29,342<text:s/></text:p>
          </table:table-cell>
          <table:table-cell office:value-type="float" office:value="27134" table:style-name="ce6">
            <text:p>27,134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13068" table:style-name="ce6">
            <text:p>13,068<text:s/></text:p>
          </table:table-cell>
          <table:table-cell office:value-type="float" office:value="31401" table:style-name="ce6">
            <text:p>31,401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33646" table:style-name="ce6">
            <text:p>33,646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26586" table:style-name="ce6">
            <text:p>26,586<text:s/></text:p>
          </table:table-cell>
          <table:table-cell office:value-type="float" office:value="32409" table:style-name="ce6">
            <text:p>32,409<text:s/></text:p>
          </table:table-cell>
          <table:table-cell office:value-type="float" office:value="41575" table:style-name="ce6">
            <text:p>41,575<text:s/></text:p>
          </table:table-cell>
          <table:table-cell office:value-type="float" office:value="43297" table:style-name="ce6">
            <text:p>43,297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31526" table:style-name="ce6">
            <text:p>31,526<text:s/></text:p>
          </table:table-cell>
          <table:table-cell office:value-type="float" office:value="74161" table:style-name="ce6">
            <text:p>74,161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34597" table:style-name="ce6">
            <text:p>34,597<text:s/></text:p>
          </table:table-cell>
          <table:table-cell office:value-type="float" office:value="37792" table:style-name="ce6">
            <text:p>37,792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64549" table:style-name="ce6">
            <text:p>64,549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14221" table:style-name="ce6">
            <text:p>14,221<text:s/></text:p>
          </table:table-cell>
          <table:table-cell office:value-type="float" office:value="31682" table:style-name="ce6">
            <text:p>31,682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43912" table:style-name="ce6">
            <text:p>43,912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26843" table:style-name="ce6">
            <text:p>26,843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7835" table:style-name="ce6">
            <text:p>17,835<text:s/></text:p>
          </table:table-cell>
          <table:table-cell office:value-type="float" office:value="31643" table:style-name="ce6">
            <text:p>31,643<text:s/></text:p>
          </table:table-cell>
          <table:table-cell office:value-type="float" office:value="26246" table:style-name="ce6">
            <text:p>26,246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9848" table:style-name="ce6">
            <text:p>9,848<text:s/></text:p>
          </table:table-cell>
          <table:table-cell table:number-columns-repeated="16275"/>
        </table:table-row>
        <table:table-row table:style-name="ro2">
          <table:table-cell office:value-type="date" office:date-value="2019-07-18T00:00:00" table:style-name="ce5">
            <text:p>2019/7/18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15504" table:style-name="ce6">
            <text:p>15,504<text:s/></text:p>
          </table:table-cell>
          <table:table-cell office:value-type="float" office:value="43174" table:style-name="ce6">
            <text:p>43,174<text:s/></text:p>
          </table:table-cell>
          <table:table-cell office:value-type="float" office:value="48309" table:style-name="ce6">
            <text:p>48,309<text:s/></text:p>
          </table:table-cell>
          <table:table-cell office:value-type="float" office:value="25351" table:style-name="ce6">
            <text:p>25,351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30017" table:style-name="ce6">
            <text:p>30,017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21852" table:style-name="ce6">
            <text:p>21,852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27625" table:style-name="ce6">
            <text:p>27,625<text:s/></text:p>
          </table:table-cell>
          <table:table-cell office:value-type="float" office:value="18559" table:style-name="ce6">
            <text:p>18,559<text:s/></text:p>
          </table:table-cell>
          <table:table-cell office:value-type="float" office:value="35606" table:style-name="ce6">
            <text:p>35,606<text:s/></text:p>
          </table:table-cell>
          <table:table-cell office:value-type="float" office:value="29056" table:style-name="ce6">
            <text:p>29,056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36115" table:style-name="ce6">
            <text:p>36,115<text:s/></text:p>
          </table:table-cell>
          <table:table-cell office:value-type="float" office:value="27114" table:style-name="ce6">
            <text:p>27,114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26732" table:style-name="ce6">
            <text:p>26,732<text:s/></text:p>
          </table:table-cell>
          <table:table-cell office:value-type="float" office:value="148423" table:style-name="ce6">
            <text:p>148,423<text:s/></text:p>
          </table:table-cell>
          <table:table-cell office:value-type="float" office:value="40796" table:style-name="ce6">
            <text:p>40,796<text:s/></text:p>
          </table:table-cell>
          <table:table-cell office:value-type="float" office:value="23043" table:style-name="ce6">
            <text:p>23,043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24512" table:style-name="ce6">
            <text:p>24,512<text:s/></text:p>
          </table:table-cell>
          <table:table-cell office:value-type="float" office:value="27261" table:style-name="ce6">
            <text:p>27,261<text:s/></text:p>
          </table:table-cell>
          <table:table-cell office:value-type="float" office:value="25440" table:style-name="ce6">
            <text:p>25,440<text:s/></text:p>
          </table:table-cell>
          <table:table-cell office:value-type="float" office:value="23095" table:style-name="ce6">
            <text:p>23,095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29513" table:style-name="ce6">
            <text:p>29,513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30230" table:style-name="ce6">
            <text:p>30,230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21171" table:style-name="ce6">
            <text:p>21,171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31086" table:style-name="ce6">
            <text:p>31,086<text:s/></text:p>
          </table:table-cell>
          <table:table-cell office:value-type="float" office:value="39441" table:style-name="ce6">
            <text:p>39,441<text:s/></text:p>
          </table:table-cell>
          <table:table-cell office:value-type="float" office:value="41589" table:style-name="ce6">
            <text:p>41,589<text:s/></text:p>
          </table:table-cell>
          <table:table-cell office:value-type="float" office:value="26247" table:style-name="ce6">
            <text:p>26,247<text:s/></text:p>
          </table:table-cell>
          <table:table-cell office:value-type="float" office:value="29693" table:style-name="ce6">
            <text:p>29,693<text:s/></text:p>
          </table:table-cell>
          <table:table-cell office:value-type="float" office:value="70773" table:style-name="ce6">
            <text:p>70,773<text:s/></text:p>
          </table:table-cell>
          <table:table-cell office:value-type="float" office:value="22290" table:style-name="ce6">
            <text:p>22,290<text:s/></text:p>
          </table:table-cell>
          <table:table-cell office:value-type="float" office:value="33491" table:style-name="ce6">
            <text:p>33,491<text:s/></text:p>
          </table:table-cell>
          <table:table-cell office:value-type="float" office:value="36698" table:style-name="ce6">
            <text:p>36,698<text:s/></text:p>
          </table:table-cell>
          <table:table-cell office:value-type="float" office:value="23142" table:style-name="ce6">
            <text:p>23,142<text:s/></text:p>
          </table:table-cell>
          <table:table-cell office:value-type="float" office:value="62830" table:style-name="ce6">
            <text:p>62,830<text:s/></text:p>
          </table:table-cell>
          <table:table-cell office:value-type="float" office:value="19661" table:style-name="ce6">
            <text:p>19,661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17950" table:style-name="ce6">
            <text:p>17,950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31520" table:style-name="ce6">
            <text:p>31,520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41591" table:style-name="ce6">
            <text:p>41,591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24987" table:style-name="ce6">
            <text:p>24,987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7810" table:style-name="ce6">
            <text:p>17,810<text:s/></text:p>
          </table:table-cell>
          <table:table-cell office:value-type="float" office:value="29943" table:style-name="ce6">
            <text:p>29,943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9553" table:style-name="ce6">
            <text:p>9,553<text:s/></text:p>
          </table:table-cell>
          <table:table-cell table:number-columns-repeated="16275"/>
        </table:table-row>
        <table:table-row table:style-name="ro2">
          <table:table-cell office:value-type="date" office:date-value="2019-07-19T00:00:00" table:style-name="ce5">
            <text:p>2019/7/19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44259" table:style-name="ce6">
            <text:p>44,259<text:s/></text:p>
          </table:table-cell>
          <table:table-cell office:value-type="float" office:value="54038" table:style-name="ce6">
            <text:p>54,038<text:s/></text:p>
          </table:table-cell>
          <table:table-cell office:value-type="float" office:value="26501" table:style-name="ce6">
            <text:p>26,501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18370" table:style-name="ce6">
            <text:p>18,370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31890" table:style-name="ce6">
            <text:p>31,890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31600" table:style-name="ce6">
            <text:p>31,600<text:s/></text:p>
          </table:table-cell>
          <table:table-cell office:value-type="float" office:value="20073" table:style-name="ce6">
            <text:p>20,073<text:s/></text:p>
          </table:table-cell>
          <table:table-cell office:value-type="float" office:value="37129" table:style-name="ce6">
            <text:p>37,129<text:s/></text:p>
          </table:table-cell>
          <table:table-cell office:value-type="float" office:value="31443" table:style-name="ce6">
            <text:p>31,443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38725" table:style-name="ce6">
            <text:p>38,725<text:s/></text:p>
          </table:table-cell>
          <table:table-cell office:value-type="float" office:value="28837" table:style-name="ce6">
            <text:p>28,837<text:s/></text:p>
          </table:table-cell>
          <table:table-cell office:value-type="float" office:value="28149" table:style-name="ce6">
            <text:p>28,149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7625" table:style-name="ce6">
            <text:p>27,625<text:s/></text:p>
          </table:table-cell>
          <table:table-cell office:value-type="float" office:value="170232" table:style-name="ce6">
            <text:p>170,232<text:s/></text:p>
          </table:table-cell>
          <table:table-cell office:value-type="float" office:value="46978" table:style-name="ce6">
            <text:p>46,978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24798" table:style-name="ce6">
            <text:p>24,798<text:s/></text:p>
          </table:table-cell>
          <table:table-cell office:value-type="float" office:value="27469" table:style-name="ce6">
            <text:p>27,469<text:s/></text:p>
          </table:table-cell>
          <table:table-cell office:value-type="float" office:value="31979" table:style-name="ce6">
            <text:p>31,979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24955" table:style-name="ce6">
            <text:p>24,955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31229" table:style-name="ce6">
            <text:p>31,229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5629" table:style-name="ce6">
            <text:p>35,629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33727" table:style-name="ce6">
            <text:p>33,727<text:s/></text:p>
          </table:table-cell>
          <table:table-cell office:value-type="float" office:value="44135" table:style-name="ce6">
            <text:p>44,135<text:s/></text:p>
          </table:table-cell>
          <table:table-cell office:value-type="float" office:value="44769" table:style-name="ce6">
            <text:p>44,769<text:s/></text:p>
          </table:table-cell>
          <table:table-cell office:value-type="float" office:value="27885" table:style-name="ce6">
            <text:p>27,885<text:s/></text:p>
          </table:table-cell>
          <table:table-cell office:value-type="float" office:value="32078" table:style-name="ce6">
            <text:p>32,078<text:s/></text:p>
          </table:table-cell>
          <table:table-cell office:value-type="float" office:value="81784" table:style-name="ce6">
            <text:p>81,784<text:s/></text:p>
          </table:table-cell>
          <table:table-cell office:value-type="float" office:value="23410" table:style-name="ce6">
            <text:p>23,410<text:s/></text:p>
          </table:table-cell>
          <table:table-cell office:value-type="float" office:value="37417" table:style-name="ce6">
            <text:p>37,417<text:s/></text:p>
          </table:table-cell>
          <table:table-cell office:value-type="float" office:value="41313" table:style-name="ce6">
            <text:p>41,313<text:s/></text:p>
          </table:table-cell>
          <table:table-cell office:value-type="float" office:value="25016" table:style-name="ce6">
            <text:p>25,016<text:s/></text:p>
          </table:table-cell>
          <table:table-cell office:value-type="float" office:value="71528" table:style-name="ce6">
            <text:p>71,528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18660" table:style-name="ce6">
            <text:p>18,660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19778" table:style-name="ce6">
            <text:p>19,778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41322" table:style-name="ce6">
            <text:p>41,322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43139" table:style-name="ce6">
            <text:p>43,139<text:s/></text:p>
          </table:table-cell>
          <table:table-cell office:value-type="float" office:value="23741" table:style-name="ce6">
            <text:p>23,741<text:s/></text:p>
          </table:table-cell>
          <table:table-cell office:value-type="float" office:value="26333" table:style-name="ce6">
            <text:p>26,333<text:s/></text:p>
          </table:table-cell>
          <table:table-cell office:value-type="float" office:value="27898" table:style-name="ce6">
            <text:p>27,898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8387" table:style-name="ce6">
            <text:p>18,387<text:s/></text:p>
          </table:table-cell>
          <table:table-cell office:value-type="float" office:value="31380" table:style-name="ce6">
            <text:p>31,380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10140" table:style-name="ce6">
            <text:p>10,140<text:s/></text:p>
          </table:table-cell>
          <table:table-cell table:number-columns-repeated="16275"/>
        </table:table-row>
        <table:table-row table:style-name="ro2">
          <table:table-cell office:value-type="date" office:date-value="2019-07-20T00:00:00" table:style-name="ce5">
            <text:p>2019/7/20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25520" table:style-name="ce6">
            <text:p>25,520<text:s/></text:p>
          </table:table-cell>
          <table:table-cell office:value-type="float" office:value="53028" table:style-name="ce6">
            <text:p>53,028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21251" table:style-name="ce6">
            <text:p>21,251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16839" table:style-name="ce6">
            <text:p>16,839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30546" table:style-name="ce6">
            <text:p>30,546<text:s/></text:p>
          </table:table-cell>
          <table:table-cell office:value-type="float" office:value="17454" table:style-name="ce6">
            <text:p>17,454<text:s/></text:p>
          </table:table-cell>
          <table:table-cell office:value-type="float" office:value="27629" table:style-name="ce6">
            <text:p>27,629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32637" table:style-name="ce6">
            <text:p>32,637<text:s/></text:p>
          </table:table-cell>
          <table:table-cell office:value-type="float" office:value="23262" table:style-name="ce6">
            <text:p>23,262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19524" table:style-name="ce6">
            <text:p>19,524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76254" table:style-name="ce6">
            <text:p>176,254<text:s/></text:p>
          </table:table-cell>
          <table:table-cell office:value-type="float" office:value="46393" table:style-name="ce6">
            <text:p>46,393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25996" table:style-name="ce6">
            <text:p>25,996<text:s/></text:p>
          </table:table-cell>
          <table:table-cell office:value-type="float" office:value="33041" table:style-name="ce6">
            <text:p>33,041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19367" table:style-name="ce6">
            <text:p>19,367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22548" table:style-name="ce6">
            <text:p>22,548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14797" table:style-name="ce6">
            <text:p>14,797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36210" table:style-name="ce6">
            <text:p>36,210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8079" table:style-name="ce6">
            <text:p>18,079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30433" table:style-name="ce6">
            <text:p>30,433<text:s/></text:p>
          </table:table-cell>
          <table:table-cell office:value-type="float" office:value="42087" table:style-name="ce6">
            <text:p>42,087<text:s/></text:p>
          </table:table-cell>
          <table:table-cell office:value-type="float" office:value="35201" table:style-name="ce6">
            <text:p>35,201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31820" table:style-name="ce6">
            <text:p>31,820<text:s/></text:p>
          </table:table-cell>
          <table:table-cell office:value-type="float" office:value="85700" table:style-name="ce6">
            <text:p>85,700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34995" table:style-name="ce6">
            <text:p>34,995<text:s/></text:p>
          </table:table-cell>
          <table:table-cell office:value-type="float" office:value="34773" table:style-name="ce6">
            <text:p>34,773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61966" table:style-name="ce6">
            <text:p>61,966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40139" table:style-name="ce6">
            <text:p>40,139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22118" table:style-name="ce6">
            <text:p>22,118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16431" table:style-name="ce6">
            <text:p>16,431<text:s/></text:p>
          </table:table-cell>
          <table:table-cell office:value-type="float" office:value="20230" table:style-name="ce6">
            <text:p>20,230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24793" table:style-name="ce6">
            <text:p>24,793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8063" table:style-name="ce6">
            <text:p>8,063<text:s/></text:p>
          </table:table-cell>
          <table:table-cell table:number-columns-repeated="16275"/>
        </table:table-row>
        <table:table-row table:style-name="ro2">
          <table:table-cell office:value-type="date" office:date-value="2019-07-21T00:00:00" table:style-name="ce5">
            <text:p>2019/7/21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42101" table:style-name="ce6">
            <text:p>42,101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25384" table:style-name="ce6">
            <text:p>25,384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21284" table:style-name="ce6">
            <text:p>21,284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27389" table:style-name="ce6">
            <text:p>27,389<text:s/></text:p>
          </table:table-cell>
          <table:table-cell office:value-type="float" office:value="19425" table:style-name="ce6">
            <text:p>19,425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178285" table:style-name="ce6">
            <text:p>178,285<text:s/></text:p>
          </table:table-cell>
          <table:table-cell office:value-type="float" office:value="39239" table:style-name="ce6">
            <text:p>39,239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27155" table:style-name="ce6">
            <text:p>27,155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33386" table:style-name="ce6">
            <text:p>33,386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14587" table:style-name="ce6">
            <text:p>14,587<text:s/></text:p>
          </table:table-cell>
          <table:table-cell office:value-type="float" office:value="26084" table:style-name="ce6">
            <text:p>26,084<text:s/></text:p>
          </table:table-cell>
          <table:table-cell office:value-type="float" office:value="39638" table:style-name="ce6">
            <text:p>39,638<text:s/></text:p>
          </table:table-cell>
          <table:table-cell office:value-type="float" office:value="29625" table:style-name="ce6">
            <text:p>29,625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30726" table:style-name="ce6">
            <text:p>30,726<text:s/></text:p>
          </table:table-cell>
          <table:table-cell office:value-type="float" office:value="74729" table:style-name="ce6">
            <text:p>74,729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28785" table:style-name="ce6">
            <text:p>28,785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55291" table:style-name="ce6">
            <text:p>55,291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39475" table:style-name="ce6">
            <text:p>39,475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17647" table:style-name="ce6">
            <text:p>17,647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21298" table:style-name="ce6">
            <text:p>21,298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6730" table:style-name="ce6">
            <text:p>6,730<text:s/></text:p>
          </table:table-cell>
          <table:table-cell table:number-columns-repeated="16275"/>
        </table:table-row>
        <table:table-row table:style-name="ro2">
          <table:table-cell office:value-type="date" office:date-value="2019-07-22T00:00:00" table:style-name="ce5">
            <text:p>2019/7/22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42967" table:style-name="ce6">
            <text:p>42,967<text:s/></text:p>
          </table:table-cell>
          <table:table-cell office:value-type="float" office:value="44983" table:style-name="ce6">
            <text:p>44,983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30291" table:style-name="ce6">
            <text:p>30,291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26427" table:style-name="ce6">
            <text:p>26,427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34412" table:style-name="ce6">
            <text:p>34,412<text:s/></text:p>
          </table:table-cell>
          <table:table-cell office:value-type="float" office:value="27490" table:style-name="ce6">
            <text:p>27,490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36212" table:style-name="ce6">
            <text:p>36,212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26610" table:style-name="ce6">
            <text:p>26,610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7070" table:style-name="ce6">
            <text:p>27,070<text:s/></text:p>
          </table:table-cell>
          <table:table-cell office:value-type="float" office:value="160138" table:style-name="ce6">
            <text:p>160,138<text:s/></text:p>
          </table:table-cell>
          <table:table-cell office:value-type="float" office:value="40096" table:style-name="ce6">
            <text:p>40,096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24277" table:style-name="ce6">
            <text:p>24,277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27732" table:style-name="ce6">
            <text:p>27,732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9946" table:style-name="ce6">
            <text:p>29,946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32040" table:style-name="ce6">
            <text:p>32,040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40600" table:style-name="ce6">
            <text:p>40,600<text:s/></text:p>
          </table:table-cell>
          <table:table-cell office:value-type="float" office:value="41772" table:style-name="ce6">
            <text:p>41,772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29778" table:style-name="ce6">
            <text:p>29,778<text:s/></text:p>
          </table:table-cell>
          <table:table-cell office:value-type="float" office:value="69972" table:style-name="ce6">
            <text:p>69,972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33026" table:style-name="ce6">
            <text:p>33,026<text:s/></text:p>
          </table:table-cell>
          <table:table-cell office:value-type="float" office:value="35097" table:style-name="ce6">
            <text:p>35,097<text:s/></text:p>
          </table:table-cell>
          <table:table-cell office:value-type="float" office:value="22458" table:style-name="ce6">
            <text:p>22,458<text:s/></text:p>
          </table:table-cell>
          <table:table-cell office:value-type="float" office:value="64074" table:style-name="ce6">
            <text:p>64,074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18193" table:style-name="ce6">
            <text:p>18,193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40060" table:style-name="ce6">
            <text:p>40,060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41701" table:style-name="ce6">
            <text:p>41,701<text:s/></text:p>
          </table:table-cell>
          <table:table-cell office:value-type="float" office:value="22215" table:style-name="ce6">
            <text:p>22,215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7464" table:style-name="ce6">
            <text:p>17,464<text:s/></text:p>
          </table:table-cell>
          <table:table-cell office:value-type="float" office:value="29968" table:style-name="ce6">
            <text:p>29,968<text:s/></text:p>
          </table:table-cell>
          <table:table-cell office:value-type="float" office:value="24908" table:style-name="ce6">
            <text:p>24,908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9697" table:style-name="ce6">
            <text:p>9,697<text:s/></text:p>
          </table:table-cell>
          <table:table-cell table:number-columns-repeated="16275"/>
        </table:table-row>
        <table:table-row table:style-name="ro2">
          <table:table-cell office:value-type="date" office:date-value="2019-07-23T00:00:00" table:style-name="ce5">
            <text:p>2019/7/23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44335" table:style-name="ce6">
            <text:p>44,335<text:s/></text:p>
          </table:table-cell>
          <table:table-cell office:value-type="float" office:value="48037" table:style-name="ce6">
            <text:p>48,037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17567" table:style-name="ce6">
            <text:p>17,567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31117" table:style-name="ce6">
            <text:p>31,117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16289" table:style-name="ce6">
            <text:p>16,289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28844" table:style-name="ce6">
            <text:p>28,844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36249" table:style-name="ce6">
            <text:p>36,249<text:s/></text:p>
          </table:table-cell>
          <table:table-cell office:value-type="float" office:value="30161" table:style-name="ce6">
            <text:p>30,161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37030" table:style-name="ce6">
            <text:p>37,030<text:s/></text:p>
          </table:table-cell>
          <table:table-cell office:value-type="float" office:value="27662" table:style-name="ce6">
            <text:p>27,662<text:s/></text:p>
          </table:table-cell>
          <table:table-cell office:value-type="float" office:value="26847" table:style-name="ce6">
            <text:p>26,847<text:s/></text:p>
          </table:table-cell>
          <table:table-cell office:value-type="float" office:value="22227" table:style-name="ce6">
            <text:p>22,227<text:s/></text:p>
          </table:table-cell>
          <table:table-cell office:value-type="float" office:value="28072" table:style-name="ce6">
            <text:p>28,072<text:s/></text:p>
          </table:table-cell>
          <table:table-cell office:value-type="float" office:value="157051" table:style-name="ce6">
            <text:p>157,051<text:s/></text:p>
          </table:table-cell>
          <table:table-cell office:value-type="float" office:value="41700" table:style-name="ce6">
            <text:p>41,700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24471" table:style-name="ce6">
            <text:p>24,471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29541" table:style-name="ce6">
            <text:p>29,541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30757" table:style-name="ce6">
            <text:p>30,757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32555" table:style-name="ce6">
            <text:p>32,555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21632" table:style-name="ce6">
            <text:p>21,632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31680" table:style-name="ce6">
            <text:p>31,680<text:s/></text:p>
          </table:table-cell>
          <table:table-cell office:value-type="float" office:value="40910" table:style-name="ce6">
            <text:p>40,910<text:s/></text:p>
          </table:table-cell>
          <table:table-cell office:value-type="float" office:value="42609" table:style-name="ce6">
            <text:p>42,609<text:s/></text:p>
          </table:table-cell>
          <table:table-cell office:value-type="float" office:value="26378" table:style-name="ce6">
            <text:p>26,378<text:s/></text:p>
          </table:table-cell>
          <table:table-cell office:value-type="float" office:value="31050" table:style-name="ce6">
            <text:p>31,050<text:s/></text:p>
          </table:table-cell>
          <table:table-cell office:value-type="float" office:value="71534" table:style-name="ce6">
            <text:p>71,534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34160" table:style-name="ce6">
            <text:p>34,160<text:s/></text:p>
          </table:table-cell>
          <table:table-cell office:value-type="float" office:value="36575" table:style-name="ce6">
            <text:p>36,575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64541" table:style-name="ce6">
            <text:p>64,541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17257" table:style-name="ce6">
            <text:p>17,257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32466" table:style-name="ce6">
            <text:p>32,466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42895" table:style-name="ce6">
            <text:p>42,895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25678" table:style-name="ce6">
            <text:p>25,678<text:s/></text:p>
          </table:table-cell>
          <table:table-cell office:value-type="float" office:value="26340" table:style-name="ce6">
            <text:p>26,340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31718" table:style-name="ce6">
            <text:p>31,718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12064" table:style-name="ce6">
            <text:p>12,064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9906" table:style-name="ce6">
            <text:p>9,906<text:s/></text:p>
          </table:table-cell>
          <table:table-cell table:number-columns-repeated="16275"/>
        </table:table-row>
        <table:table-row table:style-name="ro2">
          <table:table-cell office:value-type="date" office:date-value="2019-07-24T00:00:00" table:style-name="ce5">
            <text:p>2019/7/24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44764" table:style-name="ce6">
            <text:p>44,764<text:s/></text:p>
          </table:table-cell>
          <table:table-cell office:value-type="float" office:value="49552" table:style-name="ce6">
            <text:p>49,552<text:s/></text:p>
          </table:table-cell>
          <table:table-cell office:value-type="float" office:value="26533" table:style-name="ce6">
            <text:p>26,533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7889" table:style-name="ce6">
            <text:p>7,889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7520" table:style-name="ce6">
            <text:p>17,520<text:s/></text:p>
          </table:table-cell>
          <table:table-cell office:value-type="float" office:value="22953" table:style-name="ce6">
            <text:p>22,953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28369" table:style-name="ce6">
            <text:p>28,369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36384" table:style-name="ce6">
            <text:p>36,384<text:s/></text:p>
          </table:table-cell>
          <table:table-cell office:value-type="float" office:value="29842" table:style-name="ce6">
            <text:p>29,842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37597" table:style-name="ce6">
            <text:p>37,597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7686" table:style-name="ce6">
            <text:p>27,686<text:s/></text:p>
          </table:table-cell>
          <table:table-cell office:value-type="float" office:value="157609" table:style-name="ce6">
            <text:p>157,609<text:s/></text:p>
          </table:table-cell>
          <table:table-cell office:value-type="float" office:value="42826" table:style-name="ce6">
            <text:p>42,826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31161" table:style-name="ce6">
            <text:p>31,161<text:s/></text:p>
          </table:table-cell>
          <table:table-cell office:value-type="float" office:value="27665" table:style-name="ce6">
            <text:p>27,665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31358" table:style-name="ce6">
            <text:p>31,358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35447" table:style-name="ce6">
            <text:p>35,447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21944" table:style-name="ce6">
            <text:p>21,944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33054" table:style-name="ce6">
            <text:p>33,054<text:s/></text:p>
          </table:table-cell>
          <table:table-cell office:value-type="float" office:value="41565" table:style-name="ce6">
            <text:p>41,565<text:s/></text:p>
          </table:table-cell>
          <table:table-cell office:value-type="float" office:value="43469" table:style-name="ce6">
            <text:p>43,469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31511" table:style-name="ce6">
            <text:p>31,511<text:s/></text:p>
          </table:table-cell>
          <table:table-cell office:value-type="float" office:value="75177" table:style-name="ce6">
            <text:p>75,177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35984" table:style-name="ce6">
            <text:p>35,984<text:s/></text:p>
          </table:table-cell>
          <table:table-cell office:value-type="float" office:value="38088" table:style-name="ce6">
            <text:p>38,088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66051" table:style-name="ce6">
            <text:p>66,051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15166" table:style-name="ce6">
            <text:p>15,166<text:s/></text:p>
          </table:table-cell>
          <table:table-cell office:value-type="float" office:value="19508" table:style-name="ce6">
            <text:p>19,508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32553" table:style-name="ce6">
            <text:p>32,553<text:s/></text:p>
          </table:table-cell>
          <table:table-cell office:value-type="float" office:value="19362" table:style-name="ce6">
            <text:p>19,362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43259" table:style-name="ce6">
            <text:p>43,259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25547" table:style-name="ce6">
            <text:p>25,547<text:s/></text:p>
          </table:table-cell>
          <table:table-cell office:value-type="float" office:value="27336" table:style-name="ce6">
            <text:p>27,336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8286" table:style-name="ce6">
            <text:p>18,286<text:s/></text:p>
          </table:table-cell>
          <table:table-cell office:value-type="float" office:value="31433" table:style-name="ce6">
            <text:p>31,433<text:s/></text:p>
          </table:table-cell>
          <table:table-cell office:value-type="float" office:value="26482" table:style-name="ce6">
            <text:p>26,482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9901" table:style-name="ce6">
            <text:p>9,901<text:s/></text:p>
          </table:table-cell>
          <table:table-cell table:number-columns-repeated="16275"/>
        </table:table-row>
        <table:table-row table:style-name="ro2">
          <table:table-cell office:value-type="date" office:date-value="2019-07-25T00:00:00" table:style-name="ce5">
            <text:p>2019/7/25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44811" table:style-name="ce6">
            <text:p>44,811<text:s/></text:p>
          </table:table-cell>
          <table:table-cell office:value-type="float" office:value="50942" table:style-name="ce6">
            <text:p>50,942<text:s/></text:p>
          </table:table-cell>
          <table:table-cell office:value-type="float" office:value="26742" table:style-name="ce6">
            <text:p>26,742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42268" table:style-name="ce6">
            <text:p>42,268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29348" table:style-name="ce6">
            <text:p>29,348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36238" table:style-name="ce6">
            <text:p>36,238<text:s/></text:p>
          </table:table-cell>
          <table:table-cell office:value-type="float" office:value="30726" table:style-name="ce6">
            <text:p>30,726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37634" table:style-name="ce6">
            <text:p>37,634<text:s/></text:p>
          </table:table-cell>
          <table:table-cell office:value-type="float" office:value="28471" table:style-name="ce6">
            <text:p>28,471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161452" table:style-name="ce6">
            <text:p>161,452<text:s/></text:p>
          </table:table-cell>
          <table:table-cell office:value-type="float" office:value="44033" table:style-name="ce6">
            <text:p>44,033<text:s/></text:p>
          </table:table-cell>
          <table:table-cell office:value-type="float" office:value="24758" table:style-name="ce6">
            <text:p>24,758<text:s/></text:p>
          </table:table-cell>
          <table:table-cell office:value-type="float" office:value="25481" table:style-name="ce6">
            <text:p>25,481<text:s/></text:p>
          </table:table-cell>
          <table:table-cell office:value-type="float" office:value="27080" table:style-name="ce6">
            <text:p>27,080<text:s/></text:p>
          </table:table-cell>
          <table:table-cell office:value-type="float" office:value="31931" table:style-name="ce6">
            <text:p>31,931<text:s/></text:p>
          </table:table-cell>
          <table:table-cell office:value-type="float" office:value="28023" table:style-name="ce6">
            <text:p>28,023<text:s/></text:p>
          </table:table-cell>
          <table:table-cell office:value-type="float" office:value="24590" table:style-name="ce6">
            <text:p>24,590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35958" table:style-name="ce6">
            <text:p>35,958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26654" table:style-name="ce6">
            <text:p>26,654<text:s/></text:p>
          </table:table-cell>
          <table:table-cell office:value-type="float" office:value="32912" table:style-name="ce6">
            <text:p>32,912<text:s/></text:p>
          </table:table-cell>
          <table:table-cell office:value-type="float" office:value="41176" table:style-name="ce6">
            <text:p>41,176<text:s/></text:p>
          </table:table-cell>
          <table:table-cell office:value-type="float" office:value="43989" table:style-name="ce6">
            <text:p>43,989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32345" table:style-name="ce6">
            <text:p>32,345<text:s/></text:p>
          </table:table-cell>
          <table:table-cell office:value-type="float" office:value="75374" table:style-name="ce6">
            <text:p>75,374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35828" table:style-name="ce6">
            <text:p>35,828<text:s/></text:p>
          </table:table-cell>
          <table:table-cell office:value-type="float" office:value="38651" table:style-name="ce6">
            <text:p>38,651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66477" table:style-name="ce6">
            <text:p>66,477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15834" table:style-name="ce6">
            <text:p>15,834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34404" table:style-name="ce6">
            <text:p>34,404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43377" table:style-name="ce6">
            <text:p>43,377<text:s/></text:p>
          </table:table-cell>
          <table:table-cell office:value-type="float" office:value="25165" table:style-name="ce6">
            <text:p>25,165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27827" table:style-name="ce6">
            <text:p>27,827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32033" table:style-name="ce6">
            <text:p>32,033<text:s/></text:p>
          </table:table-cell>
          <table:table-cell office:value-type="float" office:value="27190" table:style-name="ce6">
            <text:p>27,190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10026" table:style-name="ce6">
            <text:p>10,026<text:s/></text:p>
          </table:table-cell>
          <table:table-cell table:number-columns-repeated="16275"/>
        </table:table-row>
        <table:table-row table:style-name="ro2">
          <table:table-cell office:value-type="date" office:date-value="2019-07-26T00:00:00" table:style-name="ce5">
            <text:p>2019/7/26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45109" table:style-name="ce6">
            <text:p>45,109<text:s/></text:p>
          </table:table-cell>
          <table:table-cell office:value-type="float" office:value="55402" table:style-name="ce6">
            <text:p>55,402<text:s/></text:p>
          </table:table-cell>
          <table:table-cell office:value-type="float" office:value="27289" table:style-name="ce6">
            <text:p>27,289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17877" table:style-name="ce6">
            <text:p>17,877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44230" table:style-name="ce6">
            <text:p>44,230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23367" table:style-name="ce6">
            <text:p>23,367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32008" table:style-name="ce6">
            <text:p>32,008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37366" table:style-name="ce6">
            <text:p>37,366<text:s/></text:p>
          </table:table-cell>
          <table:table-cell office:value-type="float" office:value="32657" table:style-name="ce6">
            <text:p>32,657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39742" table:style-name="ce6">
            <text:p>39,742<text:s/></text:p>
          </table:table-cell>
          <table:table-cell office:value-type="float" office:value="29505" table:style-name="ce6">
            <text:p>29,505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185409" table:style-name="ce6">
            <text:p>185,409<text:s/></text:p>
          </table:table-cell>
          <table:table-cell office:value-type="float" office:value="48325" table:style-name="ce6">
            <text:p>48,325<text:s/></text:p>
          </table:table-cell>
          <table:table-cell office:value-type="float" office:value="25586" table:style-name="ce6">
            <text:p>25,586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28757" table:style-name="ce6">
            <text:p>28,757<text:s/></text:p>
          </table:table-cell>
          <table:table-cell office:value-type="float" office:value="34200" table:style-name="ce6">
            <text:p>34,200<text:s/></text:p>
          </table:table-cell>
          <table:table-cell office:value-type="float" office:value="29477" table:style-name="ce6">
            <text:p>29,477<text:s/></text:p>
          </table:table-cell>
          <table:table-cell office:value-type="float" office:value="25702" table:style-name="ce6">
            <text:p>25,702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31843" table:style-name="ce6">
            <text:p>31,843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18580" table:style-name="ce6">
            <text:p>18,580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36592" table:style-name="ce6">
            <text:p>36,592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4756" table:style-name="ce6">
            <text:p>14,756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26809" table:style-name="ce6">
            <text:p>26,809<text:s/></text:p>
          </table:table-cell>
          <table:table-cell office:value-type="float" office:value="34069" table:style-name="ce6">
            <text:p>34,069<text:s/></text:p>
          </table:table-cell>
          <table:table-cell office:value-type="float" office:value="45161" table:style-name="ce6">
            <text:p>45,161<text:s/></text:p>
          </table:table-cell>
          <table:table-cell office:value-type="float" office:value="45085" table:style-name="ce6">
            <text:p>45,085<text:s/></text:p>
          </table:table-cell>
          <table:table-cell office:value-type="float" office:value="28677" table:style-name="ce6">
            <text:p>28,677<text:s/></text:p>
          </table:table-cell>
          <table:table-cell office:value-type="float" office:value="33399" table:style-name="ce6">
            <text:p>33,399<text:s/></text:p>
          </table:table-cell>
          <table:table-cell office:value-type="float" office:value="82518" table:style-name="ce6">
            <text:p>82,518<text:s/></text:p>
          </table:table-cell>
          <table:table-cell office:value-type="float" office:value="24062" table:style-name="ce6">
            <text:p>24,062<text:s/></text:p>
          </table:table-cell>
          <table:table-cell office:value-type="float" office:value="38165" table:style-name="ce6">
            <text:p>38,165<text:s/></text:p>
          </table:table-cell>
          <table:table-cell office:value-type="float" office:value="40917" table:style-name="ce6">
            <text:p>40,917<text:s/></text:p>
          </table:table-cell>
          <table:table-cell office:value-type="float" office:value="25825" table:style-name="ce6">
            <text:p>25,825<text:s/></text:p>
          </table:table-cell>
          <table:table-cell office:value-type="float" office:value="72851" table:style-name="ce6">
            <text:p>72,851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18718" table:style-name="ce6">
            <text:p>18,718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39537" table:style-name="ce6">
            <text:p>39,537<text:s/></text:p>
          </table:table-cell>
          <table:table-cell office:value-type="float" office:value="20324" table:style-name="ce6">
            <text:p>20,324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43471" table:style-name="ce6">
            <text:p>43,471<text:s/></text:p>
          </table:table-cell>
          <table:table-cell office:value-type="float" office:value="25455" table:style-name="ce6">
            <text:p>25,455<text:s/></text:p>
          </table:table-cell>
          <table:table-cell office:value-type="float" office:value="26362" table:style-name="ce6">
            <text:p>26,362<text:s/></text:p>
          </table:table-cell>
          <table:table-cell office:value-type="float" office:value="28527" table:style-name="ce6">
            <text:p>28,527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18942" table:style-name="ce6">
            <text:p>18,942<text:s/></text:p>
          </table:table-cell>
          <table:table-cell office:value-type="float" office:value="39260" table:style-name="ce6">
            <text:p>39,260<text:s/></text:p>
          </table:table-cell>
          <table:table-cell office:value-type="float" office:value="28274" table:style-name="ce6">
            <text:p>28,274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10742" table:style-name="ce6">
            <text:p>10,742<text:s/></text:p>
          </table:table-cell>
          <table:table-cell table:number-columns-repeated="16275"/>
        </table:table-row>
        <table:table-row table:style-name="ro2">
          <table:table-cell office:value-type="date" office:date-value="2019-07-27T00:00:00" table:style-name="ce5">
            <text:p>2019/7/27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27876" table:style-name="ce6">
            <text:p>27,876<text:s/></text:p>
          </table:table-cell>
          <table:table-cell office:value-type="float" office:value="55469" table:style-name="ce6">
            <text:p>55,469<text:s/></text:p>
          </table:table-cell>
          <table:table-cell office:value-type="float" office:value="18137" table:style-name="ce6">
            <text:p>18,137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31803" table:style-name="ce6">
            <text:p>31,803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5506" table:style-name="ce6">
            <text:p>15,506<text:s/></text:p>
          </table:table-cell>
          <table:table-cell office:value-type="float" office:value="17626" table:style-name="ce6">
            <text:p>17,626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31115" table:style-name="ce6">
            <text:p>31,115<text:s/></text:p>
          </table:table-cell>
          <table:table-cell office:value-type="float" office:value="18423" table:style-name="ce6">
            <text:p>18,423<text:s/></text:p>
          </table:table-cell>
          <table:table-cell office:value-type="float" office:value="28874" table:style-name="ce6">
            <text:p>28,874<text:s/></text:p>
          </table:table-cell>
          <table:table-cell office:value-type="float" office:value="34164" table:style-name="ce6">
            <text:p>34,164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33845" table:style-name="ce6">
            <text:p>33,845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19617" table:style-name="ce6">
            <text:p>19,617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96831" table:style-name="ce6">
            <text:p>196,831<text:s/></text:p>
          </table:table-cell>
          <table:table-cell office:value-type="float" office:value="49003" table:style-name="ce6">
            <text:p>49,003<text:s/></text:p>
          </table:table-cell>
          <table:table-cell office:value-type="float" office:value="21115" table:style-name="ce6">
            <text:p>21,115<text:s/></text:p>
          </table:table-cell>
          <table:table-cell office:value-type="float" office:value="20511" table:style-name="ce6">
            <text:p>20,511<text:s/></text:p>
          </table:table-cell>
          <table:table-cell office:value-type="float" office:value="45286" table:style-name="ce6">
            <text:p>45,286<text:s/></text:p>
          </table:table-cell>
          <table:table-cell office:value-type="float" office:value="36112" table:style-name="ce6">
            <text:p>36,112<text:s/></text:p>
          </table:table-cell>
          <table:table-cell office:value-type="float" office:value="27930" table:style-name="ce6">
            <text:p>27,930<text:s/></text:p>
          </table:table-cell>
          <table:table-cell office:value-type="float" office:value="21159" table:style-name="ce6">
            <text:p>21,159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9804" table:style-name="ce6">
            <text:p>39,804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8188" table:style-name="ce6">
            <text:p>18,188<text:s/></text:p>
          </table:table-cell>
          <table:table-cell office:value-type="float" office:value="18395" table:style-name="ce6">
            <text:p>18,395<text:s/></text:p>
          </table:table-cell>
          <table:table-cell office:value-type="float" office:value="31746" table:style-name="ce6">
            <text:p>31,746<text:s/></text:p>
          </table:table-cell>
          <table:table-cell office:value-type="float" office:value="42732" table:style-name="ce6">
            <text:p>42,732<text:s/></text:p>
          </table:table-cell>
          <table:table-cell office:value-type="float" office:value="36552" table:style-name="ce6">
            <text:p>36,552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32474" table:style-name="ce6">
            <text:p>32,474<text:s/></text:p>
          </table:table-cell>
          <table:table-cell office:value-type="float" office:value="87995" table:style-name="ce6">
            <text:p>87,995<text:s/></text:p>
          </table:table-cell>
          <table:table-cell office:value-type="float" office:value="16796" table:style-name="ce6">
            <text:p>16,796<text:s/></text:p>
          </table:table-cell>
          <table:table-cell office:value-type="float" office:value="40107" table:style-name="ce6">
            <text:p>40,107<text:s/></text:p>
          </table:table-cell>
          <table:table-cell office:value-type="float" office:value="35315" table:style-name="ce6">
            <text:p>35,315<text:s/></text:p>
          </table:table-cell>
          <table:table-cell office:value-type="float" office:value="21565" table:style-name="ce6">
            <text:p>21,565<text:s/></text:p>
          </table:table-cell>
          <table:table-cell office:value-type="float" office:value="63646" table:style-name="ce6">
            <text:p>63,646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37999" table:style-name="ce6">
            <text:p>37,999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23178" table:style-name="ce6">
            <text:p>23,178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22107" table:style-name="ce6">
            <text:p>22,107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22400" table:style-name="ce6">
            <text:p>22,400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8694" table:style-name="ce6">
            <text:p>8,694<text:s/></text:p>
          </table:table-cell>
          <table:table-cell table:number-columns-repeated="16275"/>
        </table:table-row>
        <table:table-row table:style-name="ro2">
          <table:table-cell office:value-type="date" office:date-value="2019-07-28T00:00:00" table:style-name="ce5">
            <text:p>2019/7/28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43823" table:style-name="ce6">
            <text:p>43,823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26320" table:style-name="ce6">
            <text:p>26,320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14842" table:style-name="ce6">
            <text:p>14,842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27689" table:style-name="ce6">
            <text:p>27,689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28570" table:style-name="ce6">
            <text:p>28,570<text:s/></text:p>
          </table:table-cell>
          <table:table-cell office:value-type="float" office:value="19982" table:style-name="ce6">
            <text:p>19,982<text:s/></text:p>
          </table:table-cell>
          <table:table-cell office:value-type="float" office:value="18980" table:style-name="ce6">
            <text:p>18,980<text:s/></text:p>
          </table:table-cell>
          <table:table-cell office:value-type="float" office:value="17181" table:style-name="ce6">
            <text:p>17,181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87550" table:style-name="ce6">
            <text:p>187,550<text:s/></text:p>
          </table:table-cell>
          <table:table-cell office:value-type="float" office:value="41431" table:style-name="ce6">
            <text:p>41,431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38111" table:style-name="ce6">
            <text:p>38,111<text:s/></text:p>
          </table:table-cell>
          <table:table-cell office:value-type="float" office:value="30917" table:style-name="ce6">
            <text:p>30,917<text:s/></text:p>
          </table:table-cell>
          <table:table-cell office:value-type="float" office:value="24234" table:style-name="ce6">
            <text:p>24,234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39872" table:style-name="ce6">
            <text:p>39,872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5816" table:style-name="ce6">
            <text:p>15,816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27656" table:style-name="ce6">
            <text:p>27,656<text:s/></text:p>
          </table:table-cell>
          <table:table-cell office:value-type="float" office:value="40033" table:style-name="ce6">
            <text:p>40,033<text:s/></text:p>
          </table:table-cell>
          <table:table-cell office:value-type="float" office:value="31146" table:style-name="ce6">
            <text:p>31,146<text:s/></text:p>
          </table:table-cell>
          <table:table-cell office:value-type="float" office:value="18991" table:style-name="ce6">
            <text:p>18,991<text:s/></text:p>
          </table:table-cell>
          <table:table-cell office:value-type="float" office:value="30188" table:style-name="ce6">
            <text:p>30,188<text:s/></text:p>
          </table:table-cell>
          <table:table-cell office:value-type="float" office:value="78182" table:style-name="ce6">
            <text:p>78,182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34182" table:style-name="ce6">
            <text:p>34,182<text:s/></text:p>
          </table:table-cell>
          <table:table-cell office:value-type="float" office:value="28606" table:style-name="ce6">
            <text:p>28,606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57011" table:style-name="ce6">
            <text:p>57,011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33265" table:style-name="ce6">
            <text:p>33,265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2064" table:style-name="ce6">
            <text:p>12,064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2233" table:style-name="ce6">
            <text:p>12,233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19978" table:style-name="ce6">
            <text:p>19,978<text:s/></text:p>
          </table:table-cell>
          <table:table-cell office:value-type="float" office:value="23178" table:style-name="ce6">
            <text:p>23,178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7320" table:style-name="ce6">
            <text:p>7,320<text:s/></text:p>
          </table:table-cell>
          <table:table-cell table:number-columns-repeated="16275"/>
        </table:table-row>
        <table:table-row table:style-name="ro2">
          <table:table-cell office:value-type="date" office:date-value="2019-07-29T00:00:00" table:style-name="ce5">
            <text:p>2019/7/29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5108" table:style-name="ce6">
            <text:p>15,108<text:s/></text:p>
          </table:table-cell>
          <table:table-cell office:value-type="float" office:value="42689" table:style-name="ce6">
            <text:p>42,689<text:s/></text:p>
          </table:table-cell>
          <table:table-cell office:value-type="float" office:value="47292" table:style-name="ce6">
            <text:p>47,292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30312" table:style-name="ce6">
            <text:p>30,312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7181" table:style-name="ce6">
            <text:p>17,181<text:s/></text:p>
          </table:table-cell>
          <table:table-cell office:value-type="float" office:value="21622" table:style-name="ce6">
            <text:p>21,622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26666" table:style-name="ce6">
            <text:p>26,666<text:s/></text:p>
          </table:table-cell>
          <table:table-cell office:value-type="float" office:value="17914" table:style-name="ce6">
            <text:p>17,914<text:s/></text:p>
          </table:table-cell>
          <table:table-cell office:value-type="float" office:value="33862" table:style-name="ce6">
            <text:p>33,862<text:s/></text:p>
          </table:table-cell>
          <table:table-cell office:value-type="float" office:value="27928" table:style-name="ce6">
            <text:p>27,928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36002" table:style-name="ce6">
            <text:p>36,002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22340" table:style-name="ce6">
            <text:p>22,340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165836" table:style-name="ce6">
            <text:p>165,836<text:s/></text:p>
          </table:table-cell>
          <table:table-cell office:value-type="float" office:value="42238" table:style-name="ce6">
            <text:p>42,238<text:s/></text:p>
          </table:table-cell>
          <table:table-cell office:value-type="float" office:value="24518" table:style-name="ce6">
            <text:p>24,518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25990" table:style-name="ce6">
            <text:p>25,990<text:s/></text:p>
          </table:table-cell>
          <table:table-cell office:value-type="float" office:value="30807" table:style-name="ce6">
            <text:p>30,807<text:s/></text:p>
          </table:table-cell>
          <table:table-cell office:value-type="float" office:value="27145" table:style-name="ce6">
            <text:p>27,145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7661" table:style-name="ce6">
            <text:p>7,661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35466" table:style-name="ce6">
            <text:p>35,466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21335" table:style-name="ce6">
            <text:p>21,335<text:s/></text:p>
          </table:table-cell>
          <table:table-cell office:value-type="float" office:value="26041" table:style-name="ce6">
            <text:p>26,041<text:s/></text:p>
          </table:table-cell>
          <table:table-cell office:value-type="float" office:value="31425" table:style-name="ce6">
            <text:p>31,425<text:s/></text:p>
          </table:table-cell>
          <table:table-cell office:value-type="float" office:value="40234" table:style-name="ce6">
            <text:p>40,234<text:s/></text:p>
          </table:table-cell>
          <table:table-cell office:value-type="float" office:value="41666" table:style-name="ce6">
            <text:p>41,666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31321" table:style-name="ce6">
            <text:p>31,321<text:s/></text:p>
          </table:table-cell>
          <table:table-cell office:value-type="float" office:value="74443" table:style-name="ce6">
            <text:p>74,443<text:s/></text:p>
          </table:table-cell>
          <table:table-cell office:value-type="float" office:value="20927" table:style-name="ce6">
            <text:p>20,927<text:s/></text:p>
          </table:table-cell>
          <table:table-cell office:value-type="float" office:value="33550" table:style-name="ce6">
            <text:p>33,550<text:s/></text:p>
          </table:table-cell>
          <table:table-cell office:value-type="float" office:value="35838" table:style-name="ce6">
            <text:p>35,838<text:s/></text:p>
          </table:table-cell>
          <table:table-cell office:value-type="float" office:value="22640" table:style-name="ce6">
            <text:p>22,640<text:s/></text:p>
          </table:table-cell>
          <table:table-cell office:value-type="float" office:value="64046" table:style-name="ce6">
            <text:p>64,046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6890" table:style-name="ce6">
            <text:p>16,890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36316" table:style-name="ce6">
            <text:p>36,316<text:s/></text:p>
          </table:table-cell>
          <table:table-cell office:value-type="float" office:value="18326" table:style-name="ce6">
            <text:p>18,326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40821" table:style-name="ce6">
            <text:p>40,821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25125" table:style-name="ce6">
            <text:p>25,125<text:s/></text:p>
          </table:table-cell>
          <table:table-cell office:value-type="float" office:value="26680" table:style-name="ce6">
            <text:p>26,680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31088" table:style-name="ce6">
            <text:p>31,088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14957" table:style-name="ce6">
            <text:p>14,957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9619" table:style-name="ce6">
            <text:p>9,619<text:s/></text:p>
          </table:table-cell>
          <table:table-cell table:number-columns-repeated="16275"/>
        </table:table-row>
        <table:table-row table:style-name="ro2">
          <table:table-cell office:value-type="date" office:date-value="2019-07-30T00:00:00" table:style-name="ce5">
            <text:p>2019/7/30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43699" table:style-name="ce6">
            <text:p>43,699<text:s/></text:p>
          </table:table-cell>
          <table:table-cell office:value-type="float" office:value="49115" table:style-name="ce6">
            <text:p>49,115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17285" table:style-name="ce6">
            <text:p>17,285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30954" table:style-name="ce6">
            <text:p>30,954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17499" table:style-name="ce6">
            <text:p>17,499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28452" table:style-name="ce6">
            <text:p>28,452<text:s/></text:p>
          </table:table-cell>
          <table:table-cell office:value-type="float" office:value="18629" table:style-name="ce6">
            <text:p>18,629<text:s/></text:p>
          </table:table-cell>
          <table:table-cell office:value-type="float" office:value="35336" table:style-name="ce6">
            <text:p>35,336<text:s/></text:p>
          </table:table-cell>
          <table:table-cell office:value-type="float" office:value="30739" table:style-name="ce6">
            <text:p>30,739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36824" table:style-name="ce6">
            <text:p>36,824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27113" table:style-name="ce6">
            <text:p>27,113<text:s/></text:p>
          </table:table-cell>
          <table:table-cell office:value-type="float" office:value="22689" table:style-name="ce6">
            <text:p>22,689<text:s/></text:p>
          </table:table-cell>
          <table:table-cell office:value-type="float" office:value="27652" table:style-name="ce6">
            <text:p>27,652<text:s/></text:p>
          </table:table-cell>
          <table:table-cell office:value-type="float" office:value="155674" table:style-name="ce6">
            <text:p>155,674<text:s/></text:p>
          </table:table-cell>
          <table:table-cell office:value-type="float" office:value="43869" table:style-name="ce6">
            <text:p>43,869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31901" table:style-name="ce6">
            <text:p>31,901<text:s/></text:p>
          </table:table-cell>
          <table:table-cell office:value-type="float" office:value="28316" table:style-name="ce6">
            <text:p>28,316<text:s/></text:p>
          </table:table-cell>
          <table:table-cell office:value-type="float" office:value="23853" table:style-name="ce6">
            <text:p>23,853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31209" table:style-name="ce6">
            <text:p>31,209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17811" table:style-name="ce6">
            <text:p>17,811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35749" table:style-name="ce6">
            <text:p>35,749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26650" table:style-name="ce6">
            <text:p>26,650<text:s/></text:p>
          </table:table-cell>
          <table:table-cell office:value-type="float" office:value="32409" table:style-name="ce6">
            <text:p>32,409<text:s/></text:p>
          </table:table-cell>
          <table:table-cell office:value-type="float" office:value="40689" table:style-name="ce6">
            <text:p>40,689<text:s/></text:p>
          </table:table-cell>
          <table:table-cell office:value-type="float" office:value="42808" table:style-name="ce6">
            <text:p>42,808<text:s/></text:p>
          </table:table-cell>
          <table:table-cell office:value-type="float" office:value="26966" table:style-name="ce6">
            <text:p>26,966<text:s/></text:p>
          </table:table-cell>
          <table:table-cell office:value-type="float" office:value="31910" table:style-name="ce6">
            <text:p>31,910<text:s/></text:p>
          </table:table-cell>
          <table:table-cell office:value-type="float" office:value="73597" table:style-name="ce6">
            <text:p>73,597<text:s/></text:p>
          </table:table-cell>
          <table:table-cell office:value-type="float" office:value="22513" table:style-name="ce6">
            <text:p>22,513<text:s/></text:p>
          </table:table-cell>
          <table:table-cell office:value-type="float" office:value="33883" table:style-name="ce6">
            <text:p>33,883<text:s/></text:p>
          </table:table-cell>
          <table:table-cell office:value-type="float" office:value="37561" table:style-name="ce6">
            <text:p>37,561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64972" table:style-name="ce6">
            <text:p>64,972<text:s/></text:p>
          </table:table-cell>
          <table:table-cell office:value-type="float" office:value="20602" table:style-name="ce6">
            <text:p>20,602<text:s/></text:p>
          </table:table-cell>
          <table:table-cell office:value-type="float" office:value="17298" table:style-name="ce6">
            <text:p>17,298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8127" table:style-name="ce6">
            <text:p>18,127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32839" table:style-name="ce6">
            <text:p>32,839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42333" table:style-name="ce6">
            <text:p>42,333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27418" table:style-name="ce6">
            <text:p>27,418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31248" table:style-name="ce6">
            <text:p>31,248<text:s/></text:p>
          </table:table-cell>
          <table:table-cell office:value-type="float" office:value="26296" table:style-name="ce6">
            <text:p>26,296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0004" table:style-name="ce6">
            <text:p>10,004<text:s/></text:p>
          </table:table-cell>
          <table:table-cell table:number-columns-repeated="16275"/>
        </table:table-row>
        <table:table-row table:style-name="ro2">
          <table:table-cell office:value-type="date" office:date-value="2019-07-31T00:00:00" table:style-name="ce5">
            <text:p>2019/7/31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44088" table:style-name="ce6">
            <text:p>44,088<text:s/></text:p>
          </table:table-cell>
          <table:table-cell office:value-type="float" office:value="49830" table:style-name="ce6">
            <text:p>49,830<text:s/></text:p>
          </table:table-cell>
          <table:table-cell office:value-type="float" office:value="25603" table:style-name="ce6">
            <text:p>25,603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31495" table:style-name="ce6">
            <text:p>31,495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16310" table:style-name="ce6">
            <text:p>16,310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28120" table:style-name="ce6">
            <text:p>28,120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35993" table:style-name="ce6">
            <text:p>35,993<text:s/></text:p>
          </table:table-cell>
          <table:table-cell office:value-type="float" office:value="29368" table:style-name="ce6">
            <text:p>29,368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37403" table:style-name="ce6">
            <text:p>37,403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160036" table:style-name="ce6">
            <text:p>160,036<text:s/></text:p>
          </table:table-cell>
          <table:table-cell office:value-type="float" office:value="44309" table:style-name="ce6">
            <text:p>44,309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31340" table:style-name="ce6">
            <text:p>31,340<text:s/></text:p>
          </table:table-cell>
          <table:table-cell office:value-type="float" office:value="28623" table:style-name="ce6">
            <text:p>28,623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31720" table:style-name="ce6">
            <text:p>31,720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8261" table:style-name="ce6">
            <text:p>18,261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36065" table:style-name="ce6">
            <text:p>36,065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4293" table:style-name="ce6">
            <text:p>14,293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26650" table:style-name="ce6">
            <text:p>26,650<text:s/></text:p>
          </table:table-cell>
          <table:table-cell office:value-type="float" office:value="32348" table:style-name="ce6">
            <text:p>32,348<text:s/></text:p>
          </table:table-cell>
          <table:table-cell office:value-type="float" office:value="41455" table:style-name="ce6">
            <text:p>41,455<text:s/></text:p>
          </table:table-cell>
          <table:table-cell office:value-type="float" office:value="43383" table:style-name="ce6">
            <text:p>43,383<text:s/></text:p>
          </table:table-cell>
          <table:table-cell office:value-type="float" office:value="27448" table:style-name="ce6">
            <text:p>27,448<text:s/></text:p>
          </table:table-cell>
          <table:table-cell office:value-type="float" office:value="32246" table:style-name="ce6">
            <text:p>32,246<text:s/></text:p>
          </table:table-cell>
          <table:table-cell office:value-type="float" office:value="76265" table:style-name="ce6">
            <text:p>76,265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34518" table:style-name="ce6">
            <text:p>34,518<text:s/></text:p>
          </table:table-cell>
          <table:table-cell office:value-type="float" office:value="37937" table:style-name="ce6">
            <text:p>37,937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65636" table:style-name="ce6">
            <text:p>65,636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8617" table:style-name="ce6">
            <text:p>18,617<text:s/></text:p>
          </table:table-cell>
          <table:table-cell office:value-type="float" office:value="14957" table:style-name="ce6">
            <text:p>14,957<text:s/></text:p>
          </table:table-cell>
          <table:table-cell office:value-type="float" office:value="33893" table:style-name="ce6">
            <text:p>33,893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42611" table:style-name="ce6">
            <text:p>42,611<text:s/></text:p>
          </table:table-cell>
          <table:table-cell office:value-type="float" office:value="27362" table:style-name="ce6">
            <text:p>27,362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32087" table:style-name="ce6">
            <text:p>32,087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10160" table:style-name="ce6">
            <text:p>10,160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0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16274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trtc</dc:creator>
    <meta:creation-date>2019-08-08T03:07:26Z</meta:creation-date>
    <dc:date>2019-08-08T03:08:18Z</dc:date>
  </office:meta>
</office:document-meta>
</file>